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0.45pt"/>
    </style:style>
    <style:style style:name="co2" style:family="table-column">
      <style:table-column-properties fo:break-before="auto" style:column-width="97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100.06pt"/>
    </style:style>
    <style:style style:name="co5" style:family="table-column">
      <style:table-column-properties fo:break-before="auto" style:column-width="132.35pt"/>
    </style:style>
    <style:style style:name="co6" style:family="table-column">
      <style:table-column-properties fo:break-before="auto" style:column-width="111.15pt"/>
    </style:style>
    <style:style style:name="co7" style:family="table-column">
      <style:table-column-properties fo:break-before="auto" style:column-width="143.46pt"/>
    </style:style>
    <style:style style:name="co8" style:family="table-column">
      <style:table-column-properties fo:break-before="auto" style:column-width="355.04pt"/>
    </style:style>
    <style:style style:name="co9" style:family="table-column">
      <style:table-column-properties fo:break-before="auto" style:column-width="112.65pt"/>
    </style:style>
    <style:style style:name="co10" style:family="table-column">
      <style:table-column-properties fo:break-before="auto" style:column-width="43.51pt"/>
    </style:style>
    <style:style style:name="co11" style:family="table-column">
      <style:table-column-properties fo:break-before="auto" style:column-width="128.35pt"/>
    </style:style>
    <style:style style:name="co12" style:family="table-column">
      <style:table-column-properties fo:break-before="auto" style:column-width="139.44pt"/>
    </style:style>
    <style:style style:name="co13" style:family="table-column">
      <style:table-column-properties fo:break-before="auto" style:column-width="89.94pt"/>
    </style:style>
    <style:style style:name="co14" style:family="table-column">
      <style:table-column-properties fo:break-before="auto" style:column-width="122.74pt"/>
    </style:style>
    <style:style style:name="co15" style:family="table-column">
      <style:table-column-properties fo:break-before="auto" style:column-width="133.91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ez-NA1287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odec</text:p>
          </table:table-cell>
          <table:table-cell office:value-type="string" calcext:value-type="string">
            <text:p>uncompressed_size</text:p>
          </table:table-cell>
          <table:table-cell office:value-type="string" calcext:value-type="string">
            <text:p>compressed_size</text:p>
          </table:table-cell>
          <table:table-cell office:value-type="string" calcext:value-type="string">
            <text:p>compression_ratio</text:p>
          </table:table-cell>
          <table:table-cell office:value-type="string" calcext:value-type="string">
            <text:p>compression_time_s</text:p>
          </table:table-cell>
          <table:table-cell office:value-type="string" calcext:value-type="string">
            <text:p>compression_max_RSS_kB</text:p>
          </table:table-cell>
          <table:table-cell office:value-type="string" calcext:value-type="string">
            <text:p>decompression_time_s</text:p>
          </table:table-cell>
          <table:table-cell office:value-type="string" calcext:value-type="string">
            <text:p>decompression_max_RSS_kB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stream_id</text:p>
          </table:table-cell>
          <table:table-cell office:value-type="string" calcext:value-type="string">
            <text:p>test_set</text:p>
          </table:table-cell>
          <table:table-cell office:value-type="string" calcext:value-type="string">
            <text:p>compression_speed_MiB/s</text:p>
          </table:table-cell>
          <table:table-cell office:value-type="string" calcext:value-type="string">
            <text:p>decompression_speed_MiB/s</text:p>
          </table:table-cell>
          <table:table-cell office:value-type="string" calcext:value-type="string">
            <text:p>compression_rank</text:p>
          </table:table-cell>
          <table:table-cell office:value-type="string" calcext:value-type="string">
            <text:p>compression_speed_rank</text:p>
          </table:table-cell>
          <table:table-cell office:value-type="string" calcext:value-type="string">
            <text:p>decompression_speed_rank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31928477" calcext:value-type="float">
            <text:p>31928477</text:p>
          </table:table-cell>
          <table:table-cell office:value-type="float" office:value="400591" calcext:value-type="float">
            <text:p>400591</text:p>
          </table:table-cell>
          <table:table-cell table:formula="of:=[.C2]/[.B2]" office:value-type="float" office:value="0.0125465113791679" calcext:value-type="float">
            <text:p>0.012546511379168</text:p>
          </table:table-cell>
          <table:table-cell office:value-type="float" office:value="1.19" calcext:value-type="float">
            <text:p>1.19</text:p>
          </table:table-cell>
          <table:table-cell office:value-type="float" office:value="1756" calcext:value-type="float">
            <text:p>1756</text:p>
          </table:table-cell>
          <table:table-cell office:value-type="float" office:value="0.5" calcext:value-type="float">
            <text:p>0.5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02_NA12878_S1.chr11.sam.deez_rawstreams.TagX0j</text:p>
          </table:table-cell>
          <table:table-cell office:value-type="string" calcext:value-type="string">
            <text:p>TagX0j</text:p>
          </table:table-cell>
          <table:table-cell office:value-type="float" office:value="2" calcext:value-type="float">
            <text:p>2</text:p>
          </table:table-cell>
          <table:table-cell office:value-type="float" office:value="25.5877046" calcext:value-type="float">
            <text:p>25.5877046</text:p>
          </table:table-cell>
          <table:table-cell office:value-type="float" office:value="0.764066696" calcext:value-type="float">
            <text:p>0.7640666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31928477" calcext:value-type="float">
            <text:p>31928477</text:p>
          </table:table-cell>
          <table:table-cell office:value-type="float" office:value="302182" calcext:value-type="float">
            <text:p>302182</text:p>
          </table:table-cell>
          <table:table-cell table:formula="of:=[.C3]/[.B3]" office:value-type="float" office:value="0.00946434118984128" calcext:value-type="float">
            <text:p>0.009464341189841</text:p>
          </table:table-cell>
          <table:table-cell office:value-type="float" office:value="0.96" calcext:value-type="float">
            <text:p>0.96</text:p>
          </table:table-cell>
          <table:table-cell office:value-type="float" office:value="9964" calcext:value-type="float">
            <text:p>9964</text:p>
          </table:table-cell>
          <table:table-cell office:value-type="float" office:value="0.48" calcext:value-type="float">
            <text:p>0.48</text:p>
          </table:table-cell>
          <table:table-cell office:value-type="float" office:value="5976" calcext:value-type="float">
            <text:p>5976</text:p>
          </table:table-cell>
          <table:table-cell office:value-type="string" calcext:value-type="string">
            <text:p>02_NA12878_S1.chr11.sam.deez_rawstreams.TagX0j</text:p>
          </table:table-cell>
          <table:table-cell office:value-type="string" calcext:value-type="string">
            <text:p>TagX0j</text:p>
          </table:table-cell>
          <table:table-cell office:value-type="float" office:value="2" calcext:value-type="float">
            <text:p>2</text:p>
          </table:table-cell>
          <table:table-cell office:value-type="float" office:value="31.71809216" calcext:value-type="float">
            <text:p>31.71809216</text:p>
          </table:table-cell>
          <table:table-cell office:value-type="float" office:value="0.600381692" calcext:value-type="float">
            <text:p>0.6003816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31928477" calcext:value-type="float">
            <text:p>31928477</text:p>
          </table:table-cell>
          <table:table-cell office:value-type="float" office:value="330760" calcext:value-type="float">
            <text:p>330760</text:p>
          </table:table-cell>
          <table:table-cell table:formula="of:=[.C4]/[.B4]" office:value-type="float" office:value="0.0103594042396698" calcext:value-type="float">
            <text:p>0.01035940423967</text:p>
          </table:table-cell>
          <table:table-cell office:value-type="float" office:value="7.42" calcext:value-type="float">
            <text:p>7.42</text:p>
          </table:table-cell>
          <table:table-cell office:value-type="float" office:value="348860" calcext:value-type="float">
            <text:p>348860</text:p>
          </table:table-cell>
          <table:table-cell office:value-type="float" office:value="0.7" calcext:value-type="float">
            <text:p>0.7</text:p>
          </table:table-cell>
          <table:table-cell office:value-type="float" office:value="33384" calcext:value-type="float">
            <text:p>33384</text:p>
          </table:table-cell>
          <table:table-cell office:value-type="string" calcext:value-type="string">
            <text:p>02_NA12878_S1.chr11.sam.deez_rawstreams.TagX0j</text:p>
          </table:table-cell>
          <table:table-cell office:value-type="string" calcext:value-type="string">
            <text:p>TagX0j</text:p>
          </table:table-cell>
          <table:table-cell office:value-type="float" office:value="2" calcext:value-type="float">
            <text:p>2</text:p>
          </table:table-cell>
          <table:table-cell office:value-type="float" office:value="4.103688474" calcext:value-type="float">
            <text:p>4.103688474</text:p>
          </table:table-cell>
          <table:table-cell office:value-type="float" office:value="0.450624738" calcext:value-type="float">
            <text:p>0.4506247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31928477" calcext:value-type="float">
            <text:p>31928477</text:p>
          </table:table-cell>
          <table:table-cell office:value-type="float" office:value="984769" calcext:value-type="float">
            <text:p>984769</text:p>
          </table:table-cell>
          <table:table-cell table:formula="of:=[.C5]/[.B5]" office:value-type="float" office:value="0.0308429681754003" calcext:value-type="float">
            <text:p>0.0308429681754</text:p>
          </table:table-cell>
          <table:table-cell office:value-type="float" office:value="0.58" calcext:value-type="float">
            <text:p>0.58</text:p>
          </table:table-cell>
          <table:table-cell office:value-type="float" office:value="3772" calcext:value-type="float">
            <text:p>3772</text:p>
          </table:table-cell>
          <table:table-cell office:value-type="float" office:value="0.67" calcext:value-type="float">
            <text:p>0.67</text:p>
          </table:table-cell>
          <table:table-cell office:value-type="float" office:value="4488" calcext:value-type="float">
            <text:p>4488</text:p>
          </table:table-cell>
          <table:table-cell office:value-type="string" calcext:value-type="string">
            <text:p>02_NA12878_S1.chr11.sam.deez_rawstreams.TagX0j</text:p>
          </table:table-cell>
          <table:table-cell office:value-type="string" calcext:value-type="string">
            <text:p>TagX0j</text:p>
          </table:table-cell>
          <table:table-cell office:value-type="float" office:value="2" calcext:value-type="float">
            <text:p>2</text:p>
          </table:table-cell>
          <table:table-cell office:value-type="float" office:value="52.49891117" calcext:value-type="float">
            <text:p>52.49891117</text:p>
          </table:table-cell>
          <table:table-cell office:value-type="float" office:value="1.40171478" calcext:value-type="float">
            <text:p>1.4017147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31928477" calcext:value-type="float">
            <text:p>31928477</text:p>
          </table:table-cell>
          <table:table-cell office:value-type="float" office:value="500255" calcext:value-type="float">
            <text:p>500255</text:p>
          </table:table-cell>
          <table:table-cell table:formula="of:=[.C6]/[.B6]" office:value-type="float" office:value="0.0156679881724393" calcext:value-type="float">
            <text:p>0.015667988172439</text:p>
          </table:table-cell>
          <table:table-cell office:value-type="float" office:value="0.64" calcext:value-type="float">
            <text:p>0.64</text:p>
          </table:table-cell>
          <table:table-cell office:value-type="float" office:value="3560" calcext:value-type="float">
            <text:p>3560</text:p>
          </table:table-cell>
          <table:table-cell office:value-type="float" office:value="0.77" calcext:value-type="float">
            <text:p>0.77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02_NA12878_S1.chr11.sam.deez_rawstreams.TagX0j</text:p>
          </table:table-cell>
          <table:table-cell office:value-type="string" calcext:value-type="string">
            <text:p>TagX0j</text:p>
          </table:table-cell>
          <table:table-cell office:value-type="float" office:value="2" calcext:value-type="float">
            <text:p>2</text:p>
          </table:table-cell>
          <table:table-cell office:value-type="float" office:value="47.57713825" calcext:value-type="float">
            <text:p>47.57713825</text:p>
          </table:table-cell>
          <table:table-cell office:value-type="float" office:value="0.619584864" calcext:value-type="float">
            <text:p>0.6195848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31928477" calcext:value-type="float">
            <text:p>31928477</text:p>
          </table:table-cell>
          <table:table-cell office:value-type="float" office:value="319818" calcext:value-type="float">
            <text:p>319818</text:p>
          </table:table-cell>
          <table:table-cell table:formula="of:=[.C7]/[.B7]" office:value-type="float" office:value="0.0100167007652761" calcext:value-type="float">
            <text:p>0.010016700765276</text:p>
          </table:table-cell>
          <table:table-cell office:value-type="float" office:value="0.99" calcext:value-type="float">
            <text:p>0.99</text:p>
          </table:table-cell>
          <table:table-cell office:value-type="float" office:value="285792" calcext:value-type="float">
            <text:p>285792</text:p>
          </table:table-cell>
          <table:table-cell office:value-type="float" office:value="1.16" calcext:value-type="float">
            <text:p>1.16</text:p>
          </table:table-cell>
          <table:table-cell office:value-type="float" office:value="305196" calcext:value-type="float">
            <text:p>305196</text:p>
          </table:table-cell>
          <table:table-cell office:value-type="string" calcext:value-type="string">
            <text:p>02_NA12878_S1.chr11.sam.deez_rawstreams.TagX0j</text:p>
          </table:table-cell>
          <table:table-cell office:value-type="string" calcext:value-type="string">
            <text:p>TagX0j</text:p>
          </table:table-cell>
          <table:table-cell office:value-type="float" office:value="2" calcext:value-type="float">
            <text:p>2</text:p>
          </table:table-cell>
          <table:table-cell office:value-type="float" office:value="30.75693786" calcext:value-type="float">
            <text:p>30.75693786</text:p>
          </table:table-cell>
          <table:table-cell office:value-type="float" office:value="0.262932942" calcext:value-type="float">
            <text:p>0.26293294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2421277" calcext:value-type="float">
            <text:p>2421277</text:p>
          </table:table-cell>
          <table:table-cell table:formula="of:=[.C8]/[.B8]" office:value-type="float" office:value="0.0526312586128722" calcext:value-type="float">
            <text:p>0.052631258612872</text:p>
          </table:table-cell>
          <table:table-cell office:value-type="float" office:value="10.47" calcext:value-type="float">
            <text:p>10.47</text:p>
          </table:table-cell>
          <table:table-cell office:value-type="float" office:value="1760" calcext:value-type="float">
            <text:p>1760</text:p>
          </table:table-cell>
          <table:table-cell office:value-type="float" office:value="0.63" calcext:value-type="float">
            <text:p>0.63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02_NA12878_S1.chr11.sam.deez_rawstreams.TagXGj</text:p>
          </table:table-cell>
          <table:table-cell office:value-type="string" calcext:value-type="string">
            <text:p>TagXGj</text:p>
          </table:table-cell>
          <table:table-cell office:value-type="float" office:value="2" calcext:value-type="float">
            <text:p>2</text:p>
          </table:table-cell>
          <table:table-cell office:value-type="float" office:value="4.190386924" calcext:value-type="float">
            <text:p>4.190386924</text:p>
          </table:table-cell>
          <table:table-cell office:value-type="float" office:value="3.665253473" calcext:value-type="float">
            <text:p>3.66525347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2033654" calcext:value-type="float">
            <text:p>2033654</text:p>
          </table:table-cell>
          <table:table-cell table:formula="of:=[.C9]/[.B9]" office:value-type="float" office:value="0.0442055037912234" calcext:value-type="float">
            <text:p>0.044205503791223</text:p>
          </table:table-cell>
          <table:table-cell office:value-type="float" office:value="1.24" calcext:value-type="float">
            <text:p>1.24</text:p>
          </table:table-cell>
          <table:table-cell office:value-type="float" office:value="9696" calcext:value-type="float">
            <text:p>9696</text:p>
          </table:table-cell>
          <table:table-cell office:value-type="float" office:value="1.02" calcext:value-type="float">
            <text:p>1.02</text:p>
          </table:table-cell>
          <table:table-cell office:value-type="float" office:value="6744" calcext:value-type="float">
            <text:p>6744</text:p>
          </table:table-cell>
          <table:table-cell office:value-type="string" calcext:value-type="string">
            <text:p>02_NA12878_S1.chr11.sam.deez_rawstreams.TagXGj</text:p>
          </table:table-cell>
          <table:table-cell office:value-type="string" calcext:value-type="string">
            <text:p>TagXGj</text:p>
          </table:table-cell>
          <table:table-cell office:value-type="float" office:value="2" calcext:value-type="float">
            <text:p>2</text:p>
          </table:table-cell>
          <table:table-cell office:value-type="float" office:value="35.38173476" calcext:value-type="float">
            <text:p>35.38173476</text:p>
          </table:table-cell>
          <table:table-cell office:value-type="float" office:value="1.901415283" calcext:value-type="float">
            <text:p>1.90141528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2334000" calcext:value-type="float">
            <text:p>2334000</text:p>
          </table:table-cell>
          <table:table-cell table:formula="of:=[.C10]/[.B10]" office:value-type="float" office:value="0.0507341198889858" calcext:value-type="float">
            <text:p>0.050734119888986</text:p>
          </table:table-cell>
          <table:table-cell office:value-type="float" office:value="31.13" calcext:value-type="float">
            <text:p>31.13</text:p>
          </table:table-cell>
          <table:table-cell office:value-type="float" office:value="475464" calcext:value-type="float">
            <text:p>475464</text:p>
          </table:table-cell>
          <table:table-cell office:value-type="float" office:value="0.81" calcext:value-type="float">
            <text:p>0.81</text:p>
          </table:table-cell>
          <table:table-cell office:value-type="float" office:value="47132" calcext:value-type="float">
            <text:p>47132</text:p>
          </table:table-cell>
          <table:table-cell office:value-type="string" calcext:value-type="string">
            <text:p>02_NA12878_S1.chr11.sam.deez_rawstreams.TagXGj</text:p>
          </table:table-cell>
          <table:table-cell office:value-type="string" calcext:value-type="string">
            <text:p>TagXGj</text:p>
          </table:table-cell>
          <table:table-cell office:value-type="float" office:value="2" calcext:value-type="float">
            <text:p>2</text:p>
          </table:table-cell>
          <table:table-cell office:value-type="float" office:value="1.409359174" calcext:value-type="float">
            <text:p>1.409359174</text:p>
          </table:table-cell>
          <table:table-cell office:value-type="float" office:value="2.747994882" calcext:value-type="float">
            <text:p>2.74799488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2159887" calcext:value-type="float">
            <text:p>2159887</text:p>
          </table:table-cell>
          <table:table-cell table:formula="of:=[.C11]/[.B11]" office:value-type="float" office:value="0.0469494284510119" calcext:value-type="float">
            <text:p>0.046949428451012</text:p>
          </table:table-cell>
          <table:table-cell office:value-type="float" office:value="0.78" calcext:value-type="float">
            <text:p>0.78</text:p>
          </table:table-cell>
          <table:table-cell office:value-type="float" office:value="3616" calcext:value-type="float">
            <text:p>3616</text:p>
          </table:table-cell>
          <table:table-cell office:value-type="float" office:value="1.05" calcext:value-type="float">
            <text:p>1.05</text:p>
          </table:table-cell>
          <table:table-cell office:value-type="float" office:value="4156" calcext:value-type="float">
            <text:p>4156</text:p>
          </table:table-cell>
          <table:table-cell office:value-type="string" calcext:value-type="string">
            <text:p>02_NA12878_S1.chr11.sam.deez_rawstreams.TagXGj</text:p>
          </table:table-cell>
          <table:table-cell office:value-type="string" calcext:value-type="string">
            <text:p>TagXGj</text:p>
          </table:table-cell>
          <table:table-cell office:value-type="float" office:value="2" calcext:value-type="float">
            <text:p>2</text:p>
          </table:table-cell>
          <table:table-cell office:value-type="float" office:value="56.24788602" calcext:value-type="float">
            <text:p>56.24788602</text:p>
          </table:table-cell>
          <table:table-cell office:value-type="float" office:value="1.961741675" calcext:value-type="float">
            <text:p>1.9617416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1782439" calcext:value-type="float">
            <text:p>1782439</text:p>
          </table:table-cell>
          <table:table-cell table:formula="of:=[.C12]/[.B12]" office:value-type="float" office:value="0.0387448474382193" calcext:value-type="float">
            <text:p>0.038744847438219</text:p>
          </table:table-cell>
          <table:table-cell office:value-type="float" office:value="1.1" calcext:value-type="float">
            <text:p>1.1</text:p>
          </table:table-cell>
          <table:table-cell office:value-type="float" office:value="3772" calcext:value-type="float">
            <text:p>3772</text:p>
          </table:table-cell>
          <table:table-cell office:value-type="float" office:value="1.13" calcext:value-type="float">
            <text:p>1.13</text:p>
          </table:table-cell>
          <table:table-cell office:value-type="float" office:value="5432" calcext:value-type="float">
            <text:p>5432</text:p>
          </table:table-cell>
          <table:table-cell office:value-type="string" calcext:value-type="string">
            <text:p>02_NA12878_S1.chr11.sam.deez_rawstreams.TagXGj</text:p>
          </table:table-cell>
          <table:table-cell office:value-type="string" calcext:value-type="string">
            <text:p>TagXGj</text:p>
          </table:table-cell>
          <table:table-cell office:value-type="float" office:value="2" calcext:value-type="float">
            <text:p>2</text:p>
          </table:table-cell>
          <table:table-cell office:value-type="float" office:value="39.88486463" calcext:value-type="float">
            <text:p>39.88486463</text:p>
          </table:table-cell>
          <table:table-cell office:value-type="float" office:value="1.504306456" calcext:value-type="float">
            <text:p>1.5043064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1724255" calcext:value-type="float">
            <text:p>1724255</text:p>
          </table:table-cell>
          <table:table-cell table:formula="of:=[.C13]/[.B13]" office:value-type="float" office:value="0.0374801027802841" calcext:value-type="float">
            <text:p>0.037480102780284</text:p>
          </table:table-cell>
          <table:table-cell office:value-type="float" office:value="5.32" calcext:value-type="float">
            <text:p>5.32</text:p>
          </table:table-cell>
          <table:table-cell office:value-type="float" office:value="724544" calcext:value-type="float">
            <text:p>724544</text:p>
          </table:table-cell>
          <table:table-cell office:value-type="float" office:value="7.13" calcext:value-type="float">
            <text:p>7.13</text:p>
          </table:table-cell>
          <table:table-cell office:value-type="float" office:value="726096" calcext:value-type="float">
            <text:p>726096</text:p>
          </table:table-cell>
          <table:table-cell office:value-type="string" calcext:value-type="string">
            <text:p>02_NA12878_S1.chr11.sam.deez_rawstreams.TagXGj</text:p>
          </table:table-cell>
          <table:table-cell office:value-type="string" calcext:value-type="string">
            <text:p>TagXGj</text:p>
          </table:table-cell>
          <table:table-cell office:value-type="float" office:value="2" calcext:value-type="float">
            <text:p>2</text:p>
          </table:table-cell>
          <table:table-cell office:value-type="float" office:value="8.246870507" calcext:value-type="float">
            <text:p>8.246870507</text:p>
          </table:table-cell>
          <table:table-cell office:value-type="float" office:value="0.23062801" calcext:value-type="float">
            <text:p>0.230628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26384834" calcext:value-type="float">
            <text:p>26384834</text:p>
          </table:table-cell>
          <table:table-cell table:formula="of:=[.C14]/[.B14]" office:value-type="float" office:value="0.125812692642212" calcext:value-type="float">
            <text:p>0.125812692642212</text:p>
          </table:table-cell>
          <table:table-cell office:value-type="float" office:value="211.01" calcext:value-type="float">
            <text:p>211.01</text:p>
          </table:table-cell>
          <table:table-cell office:value-type="float" office:value="1744" calcext:value-type="float">
            <text:p>1744</text:p>
          </table:table-cell>
          <table:table-cell office:value-type="float" office:value="3.07" calcext:value-type="float">
            <text:p>3.07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02_NA12878_S1.chr11.sam.deez_rawstreams.readNameIndex.cropped</text:p>
          </table:table-cell>
          <table:table-cell office:value-type="string" calcext:value-type="string">
            <text:p>readNameIndex</text:p>
          </table:table-cell>
          <table:table-cell office:value-type="float" office:value="2" calcext:value-type="float">
            <text:p>2</text:p>
          </table:table-cell>
          <table:table-cell office:value-type="float" office:value="0.947822378" calcext:value-type="float">
            <text:p>0.947822378</text:p>
          </table:table-cell>
          <table:table-cell office:value-type="float" office:value="8.196266622" calcext:value-type="float">
            <text:p>8.1962666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21939213" calcext:value-type="float">
            <text:p>21939213</text:p>
          </table:table-cell>
          <table:table-cell table:formula="of:=[.C15]/[.B15]" office:value-type="float" office:value="0.104614319801331" calcext:value-type="float">
            <text:p>0.104614319801331</text:p>
          </table:table-cell>
          <table:table-cell office:value-type="float" office:value="56.09" calcext:value-type="float">
            <text:p>56.09</text:p>
          </table:table-cell>
          <table:table-cell office:value-type="float" office:value="10700" calcext:value-type="float">
            <text:p>10700</text:p>
          </table:table-cell>
          <table:table-cell office:value-type="float" office:value="9.13" calcext:value-type="float">
            <text:p>9.13</text:p>
          </table:table-cell>
          <table:table-cell office:value-type="float" office:value="7036" calcext:value-type="float">
            <text:p>7036</text:p>
          </table:table-cell>
          <table:table-cell office:value-type="string" calcext:value-type="string">
            <text:p>02_NA12878_S1.chr11.sam.deez_rawstreams.readNameIndex.cropped</text:p>
          </table:table-cell>
          <table:table-cell office:value-type="string" calcext:value-type="string">
            <text:p>readNameIndex</text:p>
          </table:table-cell>
          <table:table-cell office:value-type="float" office:value="2" calcext:value-type="float">
            <text:p>2</text:p>
          </table:table-cell>
          <table:table-cell office:value-type="float" office:value="3.565697985" calcext:value-type="float">
            <text:p>3.565697985</text:p>
          </table:table-cell>
          <table:table-cell office:value-type="float" office:value="2.291660894" calcext:value-type="float">
            <text:p>2.29166089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21185800" calcext:value-type="float">
            <text:p>21185800</text:p>
          </table:table-cell>
          <table:table-cell table:formula="of:=[.C16]/[.B16]" office:value-type="float" office:value="0.101021766662598" calcext:value-type="float">
            <text:p>0.101021766662598</text:p>
          </table:table-cell>
          <table:table-cell office:value-type="float" office:value="422.98" calcext:value-type="float">
            <text:p>422.98</text:p>
          </table:table-cell>
          <table:table-cell office:value-type="float" office:value="691504" calcext:value-type="float">
            <text:p>691504</text:p>
          </table:table-cell>
          <table:table-cell office:value-type="float" office:value="4.29" calcext:value-type="float">
            <text:p>4.29</text:p>
          </table:table-cell>
          <table:table-cell office:value-type="float" office:value="67808" calcext:value-type="float">
            <text:p>67808</text:p>
          </table:table-cell>
          <table:table-cell office:value-type="string" calcext:value-type="string">
            <text:p>02_NA12878_S1.chr11.sam.deez_rawstreams.readNameIndex.cropped</text:p>
          </table:table-cell>
          <table:table-cell office:value-type="string" calcext:value-type="string">
            <text:p>readNameIndex</text:p>
          </table:table-cell>
          <table:table-cell office:value-type="float" office:value="2" calcext:value-type="float">
            <text:p>2</text:p>
          </table:table-cell>
          <table:table-cell office:value-type="float" office:value="0.472835595" calcext:value-type="float">
            <text:p>0.472835595</text:p>
          </table:table-cell>
          <table:table-cell office:value-type="float" office:value="4.709639471" calcext:value-type="float">
            <text:p>4.70963947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82754915" calcext:value-type="float">
            <text:p>82754915</text:p>
          </table:table-cell>
          <table:table-cell table:formula="of:=[.C17]/[.B17]" office:value-type="float" office:value="0.394606184959412" calcext:value-type="float">
            <text:p>0.394606184959412</text:p>
          </table:table-cell>
          <table:table-cell office:value-type="float" office:value="5.57" calcext:value-type="float">
            <text:p>5.57</text:p>
          </table:table-cell>
          <table:table-cell office:value-type="float" office:value="4260" calcext:value-type="float">
            <text:p>4260</text:p>
          </table:table-cell>
          <table:table-cell office:value-type="float" office:value="5.41" calcext:value-type="float">
            <text:p>5.41</text:p>
          </table:table-cell>
          <table:table-cell office:value-type="float" office:value="4880" calcext:value-type="float">
            <text:p>4880</text:p>
          </table:table-cell>
          <table:table-cell office:value-type="string" calcext:value-type="string">
            <text:p>02_NA12878_S1.chr11.sam.deez_rawstreams.readNameIndex.cropped</text:p>
          </table:table-cell>
          <table:table-cell office:value-type="string" calcext:value-type="string">
            <text:p>readNameIndex</text:p>
          </table:table-cell>
          <table:table-cell office:value-type="float" office:value="2" calcext:value-type="float">
            <text:p>2</text:p>
          </table:table-cell>
          <table:table-cell office:value-type="float" office:value="35.90664273" calcext:value-type="float">
            <text:p>35.90664273</text:p>
          </table:table-cell>
          <table:table-cell office:value-type="float" office:value="14.58802902" calcext:value-type="float">
            <text:p>14.5880290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18326004" calcext:value-type="float">
            <text:p>18326004</text:p>
          </table:table-cell>
          <table:table-cell table:formula="of:=[.C18]/[.B18]" office:value-type="float" office:value="0.087385196685791" calcext:value-type="float">
            <text:p>0.087385196685791</text:p>
          </table:table-cell>
          <table:table-cell office:value-type="float" office:value="4.88" calcext:value-type="float">
            <text:p>4.88</text:p>
          </table:table-cell>
          <table:table-cell office:value-type="float" office:value="3836" calcext:value-type="float">
            <text:p>3836</text:p>
          </table:table-cell>
          <table:table-cell office:value-type="float" office:value="5.65" calcext:value-type="float">
            <text:p>5.65</text:p>
          </table:table-cell>
          <table:table-cell office:value-type="float" office:value="5580" calcext:value-type="float">
            <text:p>5580</text:p>
          </table:table-cell>
          <table:table-cell office:value-type="string" calcext:value-type="string">
            <text:p>02_NA12878_S1.chr11.sam.deez_rawstreams.readNameIndex.cropped</text:p>
          </table:table-cell>
          <table:table-cell office:value-type="string" calcext:value-type="string">
            <text:p>readNameIndex</text:p>
          </table:table-cell>
          <table:table-cell office:value-type="float" office:value="2" calcext:value-type="float">
            <text:p>2</text:p>
          </table:table-cell>
          <table:table-cell office:value-type="float" office:value="40.98360656" calcext:value-type="float">
            <text:p>40.98360656</text:p>
          </table:table-cell>
          <table:table-cell office:value-type="float" office:value="3.093281299" calcext:value-type="float">
            <text:p>3.0932812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28310719" calcext:value-type="float">
            <text:p>28310719</text:p>
          </table:table-cell>
          <table:table-cell table:formula="of:=[.C19]/[.B19]" office:value-type="float" office:value="0.134996027946472" calcext:value-type="float">
            <text:p>0.134996027946472</text:p>
          </table:table-cell>
          <table:table-cell office:value-type="float" office:value="124.17" calcext:value-type="float">
            <text:p>124.17</text:p>
          </table:table-cell>
          <table:table-cell office:value-type="float" office:value="687644" calcext:value-type="float">
            <text:p>687644</text:p>
          </table:table-cell>
          <table:table-cell office:value-type="float" office:value="7.28" calcext:value-type="float">
            <text:p>7.28</text:p>
          </table:table-cell>
          <table:table-cell office:value-type="float" office:value="823232" calcext:value-type="float">
            <text:p>823232</text:p>
          </table:table-cell>
          <table:table-cell office:value-type="string" calcext:value-type="string">
            <text:p>02_NA12878_S1.chr11.sam.deez_rawstreams.readNameIndex.cropped</text:p>
          </table:table-cell>
          <table:table-cell office:value-type="string" calcext:value-type="string">
            <text:p>readNameIndex</text:p>
          </table:table-cell>
          <table:table-cell office:value-type="float" office:value="2" calcext:value-type="float">
            <text:p>2</text:p>
          </table:table-cell>
          <table:table-cell office:value-type="float" office:value="1.610695015" calcext:value-type="float">
            <text:p>1.610695015</text:p>
          </table:table-cell>
          <table:table-cell office:value-type="float" office:value="3.708682086" calcext:value-type="float">
            <text:p>3.70868208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67465626" calcext:value-type="float">
            <text:p>67465626</text:p>
          </table:table-cell>
          <table:table-cell office:value-type="float" office:value="48689144" calcext:value-type="float">
            <text:p>48689144</text:p>
          </table:table-cell>
          <table:table-cell table:formula="of:=[.C20]/[.B20]" office:value-type="float" office:value="0.721688167541794" calcext:value-type="float">
            <text:p>0.721688167541794</text:p>
          </table:table-cell>
          <table:table-cell office:value-type="float" office:value="17.14" calcext:value-type="float">
            <text:p>17.14</text:p>
          </table:table-cell>
          <table:table-cell office:value-type="float" office:value="1852" calcext:value-type="float">
            <text:p>1852</text:p>
          </table:table-cell>
          <table:table-cell office:value-type="float" office:value="1.5" calcext:value-type="float">
            <text:p>1.5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02_NA12878_S1.chr11.sam.deez_rawstreams.pairedTlen</text:p>
          </table:table-cell>
          <table:table-cell office:value-type="string" calcext:value-type="string">
            <text:p>pairedTlen</text:p>
          </table:table-cell>
          <table:table-cell office:value-type="float" office:value="2" calcext:value-type="float">
            <text:p>2</text:p>
          </table:table-cell>
          <table:table-cell office:value-type="float" office:value="3.753805995" calcext:value-type="float">
            <text:p>3.753805995</text:p>
          </table:table-cell>
          <table:table-cell office:value-type="float" office:value="30.95572408" calcext:value-type="float">
            <text:p>30.9557240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67465626" calcext:value-type="float">
            <text:p>67465626</text:p>
          </table:table-cell>
          <table:table-cell office:value-type="float" office:value="45027344" calcext:value-type="float">
            <text:p>45027344</text:p>
          </table:table-cell>
          <table:table-cell table:formula="of:=[.C21]/[.B21]" office:value-type="float" office:value="0.667411638632094" calcext:value-type="float">
            <text:p>0.667411638632094</text:p>
          </table:table-cell>
          <table:table-cell office:value-type="float" office:value="13.57" calcext:value-type="float">
            <text:p>13.57</text:p>
          </table:table-cell>
          <table:table-cell office:value-type="float" office:value="10728" calcext:value-type="float">
            <text:p>10728</text:p>
          </table:table-cell>
          <table:table-cell office:value-type="float" office:value="5.56" calcext:value-type="float">
            <text:p>5.56</text:p>
          </table:table-cell>
          <table:table-cell office:value-type="float" office:value="7052" calcext:value-type="float">
            <text:p>7052</text:p>
          </table:table-cell>
          <table:table-cell office:value-type="string" calcext:value-type="string">
            <text:p>02_NA12878_S1.chr11.sam.deez_rawstreams.pairedTlen</text:p>
          </table:table-cell>
          <table:table-cell office:value-type="string" calcext:value-type="string">
            <text:p>pairedTlen</text:p>
          </table:table-cell>
          <table:table-cell office:value-type="float" office:value="2" calcext:value-type="float">
            <text:p>2</text:p>
          </table:table-cell>
          <table:table-cell office:value-type="float" office:value="4.741358493" calcext:value-type="float">
            <text:p>4.741358493</text:p>
          </table:table-cell>
          <table:table-cell office:value-type="float" office:value="7.72327725" calcext:value-type="float">
            <text:p>7.723277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67465626" calcext:value-type="float">
            <text:p>67465626</text:p>
          </table:table-cell>
          <table:table-cell office:value-type="float" office:value="42982236" calcext:value-type="float">
            <text:p>42982236</text:p>
          </table:table-cell>
          <table:table-cell table:formula="of:=[.C22]/[.B22]" office:value-type="float" office:value="0.637098305439277" calcext:value-type="float">
            <text:p>0.637098305439277</text:p>
          </table:table-cell>
          <table:table-cell office:value-type="float" office:value="57.3" calcext:value-type="float">
            <text:p>57.3</text:p>
          </table:table-cell>
          <table:table-cell office:value-type="float" office:value="659424" calcext:value-type="float">
            <text:p>659424</text:p>
          </table:table-cell>
          <table:table-cell office:value-type="float" office:value="5.86" calcext:value-type="float">
            <text:p>5.86</text:p>
          </table:table-cell>
          <table:table-cell office:value-type="float" office:value="67796" calcext:value-type="float">
            <text:p>67796</text:p>
          </table:table-cell>
          <table:table-cell office:value-type="string" calcext:value-type="string">
            <text:p>02_NA12878_S1.chr11.sam.deez_rawstreams.pairedTlen</text:p>
          </table:table-cell>
          <table:table-cell office:value-type="string" calcext:value-type="string">
            <text:p>pairedTlen</text:p>
          </table:table-cell>
          <table:table-cell office:value-type="float" office:value="2" calcext:value-type="float">
            <text:p>2</text:p>
          </table:table-cell>
          <table:table-cell office:value-type="float" office:value="1.122866226" calcext:value-type="float">
            <text:p>1.122866226</text:p>
          </table:table-cell>
          <table:table-cell office:value-type="float" office:value="6.995060501" calcext:value-type="float">
            <text:p>6.9950605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67465626" calcext:value-type="float">
            <text:p>67465626</text:p>
          </table:table-cell>
          <table:table-cell office:value-type="float" office:value="55574198" calcext:value-type="float">
            <text:p>55574198</text:p>
          </table:table-cell>
          <table:table-cell table:formula="of:=[.C23]/[.B23]" office:value-type="float" office:value="0.823740937347858" calcext:value-type="float">
            <text:p>0.823740937347858</text:p>
          </table:table-cell>
          <table:table-cell office:value-type="float" office:value="2.94" calcext:value-type="float">
            <text:p>2.94</text:p>
          </table:table-cell>
          <table:table-cell office:value-type="float" office:value="4704" calcext:value-type="float">
            <text:p>4704</text:p>
          </table:table-cell>
          <table:table-cell office:value-type="float" office:value="1.94" calcext:value-type="float">
            <text:p>1.94</text:p>
          </table:table-cell>
          <table:table-cell office:value-type="float" office:value="4932" calcext:value-type="float">
            <text:p>4932</text:p>
          </table:table-cell>
          <table:table-cell office:value-type="string" calcext:value-type="string">
            <text:p>02_NA12878_S1.chr11.sam.deez_rawstreams.pairedTlen</text:p>
          </table:table-cell>
          <table:table-cell office:value-type="string" calcext:value-type="string">
            <text:p>pairedTlen</text:p>
          </table:table-cell>
          <table:table-cell office:value-type="float" office:value="2" calcext:value-type="float">
            <text:p>2</text:p>
          </table:table-cell>
          <table:table-cell office:value-type="float" office:value="21.88443359" calcext:value-type="float">
            <text:p>21.88443359</text:p>
          </table:table-cell>
          <table:table-cell office:value-type="float" office:value="27.31942541" calcext:value-type="float">
            <text:p>27.3194254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67465626" calcext:value-type="float">
            <text:p>67465626</text:p>
          </table:table-cell>
          <table:table-cell office:value-type="float" office:value="48068282" calcext:value-type="float">
            <text:p>48068282</text:p>
          </table:table-cell>
          <table:table-cell table:formula="of:=[.C24]/[.B24]" office:value-type="float" office:value="0.712485525591951" calcext:value-type="float">
            <text:p>0.712485525591951</text:p>
          </table:table-cell>
          <table:table-cell office:value-type="float" office:value="2.95" calcext:value-type="float">
            <text:p>2.95</text:p>
          </table:table-cell>
          <table:table-cell office:value-type="float" office:value="5992" calcext:value-type="float">
            <text:p>5992</text:p>
          </table:table-cell>
          <table:table-cell office:value-type="float" office:value="2.64" calcext:value-type="float">
            <text:p>2.64</text:p>
          </table:table-cell>
          <table:table-cell office:value-type="float" office:value="6272" calcext:value-type="float">
            <text:p>6272</text:p>
          </table:table-cell>
          <table:table-cell office:value-type="string" calcext:value-type="string">
            <text:p>02_NA12878_S1.chr11.sam.deez_rawstreams.pairedTlen</text:p>
          </table:table-cell>
          <table:table-cell office:value-type="string" calcext:value-type="string">
            <text:p>pairedTlen</text:p>
          </table:table-cell>
          <table:table-cell office:value-type="float" office:value="2" calcext:value-type="float">
            <text:p>2</text:p>
          </table:table-cell>
          <table:table-cell office:value-type="float" office:value="21.81024907" calcext:value-type="float">
            <text:p>21.81024907</text:p>
          </table:table-cell>
          <table:table-cell office:value-type="float" office:value="17.36419923" calcext:value-type="float">
            <text:p>17.364199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67465626" calcext:value-type="float">
            <text:p>67465626</text:p>
          </table:table-cell>
          <table:table-cell office:value-type="float" office:value="46206328" calcext:value-type="float">
            <text:p>46206328</text:p>
          </table:table-cell>
          <table:table-cell table:formula="of:=[.C25]/[.B25]" office:value-type="float" office:value="0.684886967475852" calcext:value-type="float">
            <text:p>0.684886967475852</text:p>
          </table:table-cell>
          <table:table-cell office:value-type="float" office:value="326.33" calcext:value-type="float">
            <text:p>326.33</text:p>
          </table:table-cell>
          <table:table-cell office:value-type="float" office:value="1351624" calcext:value-type="float">
            <text:p>1351624</text:p>
          </table:table-cell>
          <table:table-cell office:value-type="float" office:value="23" calcext:value-type="float">
            <text:p>23</text:p>
          </table:table-cell>
          <table:table-cell office:value-type="float" office:value="1640640" calcext:value-type="float">
            <text:p>1640640</text:p>
          </table:table-cell>
          <table:table-cell office:value-type="string" calcext:value-type="string">
            <text:p>02_NA12878_S1.chr11.sam.deez_rawstreams.pairedTlen</text:p>
          </table:table-cell>
          <table:table-cell office:value-type="string" calcext:value-type="string">
            <text:p>pairedTlen</text:p>
          </table:table-cell>
          <table:table-cell office:value-type="float" office:value="2" calcext:value-type="float">
            <text:p>2</text:p>
          </table:table-cell>
          <table:table-cell office:value-type="float" office:value="0.197163101" calcext:value-type="float">
            <text:p>0.197163101</text:p>
          </table:table-cell>
          <table:table-cell office:value-type="float" office:value="1.915903838" calcext:value-type="float">
            <text:p>1.9159038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6340310" calcext:value-type="float">
            <text:p>6340310</text:p>
          </table:table-cell>
          <table:table-cell table:formula="of:=[.C26]/[.B26]" office:value-type="float" office:value="0.137819214941446" calcext:value-type="float">
            <text:p>0.137819214941446</text:p>
          </table:table-cell>
          <table:table-cell office:value-type="float" office:value="120.62" calcext:value-type="float">
            <text:p>120.62</text:p>
          </table:table-cell>
          <table:table-cell office:value-type="float" office:value="1772" calcext:value-type="float">
            <text:p>1772</text:p>
          </table:table-cell>
          <table:table-cell office:value-type="float" office:value="0.68" calcext:value-type="float">
            <text:p>0.68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02_NA12878_S1.chr11.sam.deez_rawstreams.TagXTA</text:p>
          </table:table-cell>
          <table:table-cell office:value-type="string" calcext:value-type="string">
            <text:p>TagXTA</text:p>
          </table:table-cell>
          <table:table-cell office:value-type="float" office:value="2" calcext:value-type="float">
            <text:p>2</text:p>
          </table:table-cell>
          <table:table-cell office:value-type="float" office:value="0.363731977" calcext:value-type="float">
            <text:p>0.363731977</text:p>
          </table:table-cell>
          <table:table-cell office:value-type="float" office:value="8.892045302" calcext:value-type="float">
            <text:p>8.89204530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6245533" calcext:value-type="float">
            <text:p>6245533</text:p>
          </table:table-cell>
          <table:table-cell table:formula="of:=[.C27]/[.B27]" office:value-type="float" office:value="0.135759048840024" calcext:value-type="float">
            <text:p>0.135759048840024</text:p>
          </table:table-cell>
          <table:table-cell office:value-type="float" office:value="4.46" calcext:value-type="float">
            <text:p>4.46</text:p>
          </table:table-cell>
          <table:table-cell office:value-type="float" office:value="9796" calcext:value-type="float">
            <text:p>9796</text:p>
          </table:table-cell>
          <table:table-cell office:value-type="float" office:value="2.23" calcext:value-type="float">
            <text:p>2.23</text:p>
          </table:table-cell>
          <table:table-cell office:value-type="float" office:value="6840" calcext:value-type="float">
            <text:p>6840</text:p>
          </table:table-cell>
          <table:table-cell office:value-type="string" calcext:value-type="string">
            <text:p>02_NA12878_S1.chr11.sam.deez_rawstreams.TagXTA</text:p>
          </table:table-cell>
          <table:table-cell office:value-type="string" calcext:value-type="string">
            <text:p>TagXTA</text:p>
          </table:table-cell>
          <table:table-cell office:value-type="float" office:value="2" calcext:value-type="float">
            <text:p>2</text:p>
          </table:table-cell>
          <table:table-cell office:value-type="float" office:value="9.837074237" calcext:value-type="float">
            <text:p>9.837074237</text:p>
          </table:table-cell>
          <table:table-cell office:value-type="float" office:value="2.670943684" calcext:value-type="float">
            <text:p>2.67094368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5464112" calcext:value-type="float">
            <text:p>5464112</text:p>
          </table:table-cell>
          <table:table-cell table:formula="of:=[.C28]/[.B28]" office:value-type="float" office:value="0.118773313322556" calcext:value-type="float">
            <text:p>0.118773313322556</text:p>
          </table:table-cell>
          <table:table-cell office:value-type="float" office:value="101.04" calcext:value-type="float">
            <text:p>101.04</text:p>
          </table:table-cell>
          <table:table-cell office:value-type="float" office:value="473796" calcext:value-type="float">
            <text:p>473796</text:p>
          </table:table-cell>
          <table:table-cell office:value-type="float" office:value="0.98" calcext:value-type="float">
            <text:p>0.98</text:p>
          </table:table-cell>
          <table:table-cell office:value-type="float" office:value="48316" calcext:value-type="float">
            <text:p>48316</text:p>
          </table:table-cell>
          <table:table-cell office:value-type="string" calcext:value-type="string">
            <text:p>02_NA12878_S1.chr11.sam.deez_rawstreams.TagXTA</text:p>
          </table:table-cell>
          <table:table-cell office:value-type="string" calcext:value-type="string">
            <text:p>TagXTA</text:p>
          </table:table-cell>
          <table:table-cell office:value-type="float" office:value="2" calcext:value-type="float">
            <text:p>2</text:p>
          </table:table-cell>
          <table:table-cell office:value-type="float" office:value="0.434217647" calcext:value-type="float">
            <text:p>0.434217647</text:p>
          </table:table-cell>
          <table:table-cell office:value-type="float" office:value="5.317329874" calcext:value-type="float">
            <text:p>5.31732987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5713862" calcext:value-type="float">
            <text:p>5713862</text:p>
          </table:table-cell>
          <table:table-cell table:formula="of:=[.C29]/[.B29]" office:value-type="float" office:value="0.124202124994482" calcext:value-type="float">
            <text:p>0.124202124994482</text:p>
          </table:table-cell>
          <table:table-cell office:value-type="float" office:value="0.9" calcext:value-type="float">
            <text:p>0.9</text:p>
          </table:table-cell>
          <table:table-cell office:value-type="float" office:value="3948" calcext:value-type="float">
            <text:p>3948</text:p>
          </table:table-cell>
          <table:table-cell office:value-type="float" office:value="1.06" calcext:value-type="float">
            <text:p>1.06</text:p>
          </table:table-cell>
          <table:table-cell office:value-type="float" office:value="4216" calcext:value-type="float">
            <text:p>4216</text:p>
          </table:table-cell>
          <table:table-cell office:value-type="string" calcext:value-type="string">
            <text:p>02_NA12878_S1.chr11.sam.deez_rawstreams.TagXTA</text:p>
          </table:table-cell>
          <table:table-cell office:value-type="string" calcext:value-type="string">
            <text:p>TagXTA</text:p>
          </table:table-cell>
          <table:table-cell office:value-type="float" office:value="2" calcext:value-type="float">
            <text:p>2</text:p>
          </table:table-cell>
          <table:table-cell office:value-type="float" office:value="48.74816789" calcext:value-type="float">
            <text:p>48.74816789</text:p>
          </table:table-cell>
          <table:table-cell office:value-type="float" office:value="5.140720223" calcext:value-type="float">
            <text:p>5.1407202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5010683" calcext:value-type="float">
            <text:p>5010683</text:p>
          </table:table-cell>
          <table:table-cell table:formula="of:=[.C30]/[.B30]" office:value-type="float" office:value="0.108917134553429" calcext:value-type="float">
            <text:p>0.108917134553429</text:p>
          </table:table-cell>
          <table:table-cell office:value-type="float" office:value="1.22" calcext:value-type="float">
            <text:p>1.22</text:p>
          </table:table-cell>
          <table:table-cell office:value-type="float" office:value="3704" calcext:value-type="float">
            <text:p>3704</text:p>
          </table:table-cell>
          <table:table-cell office:value-type="float" office:value="1.08" calcext:value-type="float">
            <text:p>1.08</text:p>
          </table:table-cell>
          <table:table-cell office:value-type="float" office:value="5540" calcext:value-type="float">
            <text:p>5540</text:p>
          </table:table-cell>
          <table:table-cell office:value-type="string" calcext:value-type="string">
            <text:p>02_NA12878_S1.chr11.sam.deez_rawstreams.TagXTA</text:p>
          </table:table-cell>
          <table:table-cell office:value-type="string" calcext:value-type="string">
            <text:p>TagXTA</text:p>
          </table:table-cell>
          <table:table-cell office:value-type="float" office:value="2" calcext:value-type="float">
            <text:p>2</text:p>
          </table:table-cell>
          <table:table-cell office:value-type="float" office:value="35.96176319" calcext:value-type="float">
            <text:p>35.96176319</text:p>
          </table:table-cell>
          <table:table-cell office:value-type="float" office:value="4.424592301" calcext:value-type="float">
            <text:p>4.4245923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5008656" calcext:value-type="float">
            <text:p>5008656</text:p>
          </table:table-cell>
          <table:table-cell table:formula="of:=[.C31]/[.B31]" office:value-type="float" office:value="0.108873073687527" calcext:value-type="float">
            <text:p>0.108873073687527</text:p>
          </table:table-cell>
          <table:table-cell office:value-type="float" office:value="4.36" calcext:value-type="float">
            <text:p>4.36</text:p>
          </table:table-cell>
          <table:table-cell office:value-type="float" office:value="889988" calcext:value-type="float">
            <text:p>889988</text:p>
          </table:table-cell>
          <table:table-cell office:value-type="float" office:value="3.12" calcext:value-type="float">
            <text:p>3.12</text:p>
          </table:table-cell>
          <table:table-cell office:value-type="float" office:value="895540" calcext:value-type="float">
            <text:p>895540</text:p>
          </table:table-cell>
          <table:table-cell office:value-type="string" calcext:value-type="string">
            <text:p>02_NA12878_S1.chr11.sam.deez_rawstreams.TagXTA</text:p>
          </table:table-cell>
          <table:table-cell office:value-type="string" calcext:value-type="string">
            <text:p>TagXTA</text:p>
          </table:table-cell>
          <table:table-cell office:value-type="float" office:value="2" calcext:value-type="float">
            <text:p>2</text:p>
          </table:table-cell>
          <table:table-cell office:value-type="float" office:value="10.06269521" calcext:value-type="float">
            <text:p>10.06269521</text:p>
          </table:table-cell>
          <table:table-cell office:value-type="float" office:value="1.53097006" calcext:value-type="float">
            <text:p>1.53097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11396252" calcext:value-type="float">
            <text:p>11396252</text:p>
          </table:table-cell>
          <table:table-cell table:formula="of:=[.C32]/[.B32]" office:value-type="float" office:value="0.2226429908912" calcext:value-type="float">
            <text:p>0.2226429908912</text:p>
          </table:table-cell>
          <table:table-cell office:value-type="float" office:value="78.03" calcext:value-type="float">
            <text:p>78.03</text:p>
          </table:table-cell>
          <table:table-cell office:value-type="float" office:value="1692" calcext:value-type="float">
            <text:p>1692</text:p>
          </table:table-cell>
          <table:table-cell office:value-type="float" office:value="0.88" calcext:value-type="float">
            <text:p>0.88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02_NA12878_S1.chr11.sam.deez_rawstreams.MappingQual</text:p>
          </table:table-cell>
          <table:table-cell office:value-type="string" calcext:value-type="string">
            <text:p>MappingQual</text:p>
          </table:table-cell>
          <table:table-cell office:value-type="float" office:value="2" calcext:value-type="float">
            <text:p>2</text:p>
          </table:table-cell>
          <table:table-cell office:value-type="float" office:value="0.625592446" calcext:value-type="float">
            <text:p>0.625592446</text:p>
          </table:table-cell>
          <table:table-cell office:value-type="float" office:value="12.3503555" calcext:value-type="float">
            <text:p>12.35035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11031585" calcext:value-type="float">
            <text:p>11031585</text:p>
          </table:table-cell>
          <table:table-cell table:formula="of:=[.C33]/[.B33]" office:value-type="float" office:value="0.215518670407648" calcext:value-type="float">
            <text:p>0.215518670407648</text:p>
          </table:table-cell>
          <table:table-cell office:value-type="float" office:value="5.07" calcext:value-type="float">
            <text:p>5.07</text:p>
          </table:table-cell>
          <table:table-cell office:value-type="float" office:value="10720" calcext:value-type="float">
            <text:p>10720</text:p>
          </table:table-cell>
          <table:table-cell office:value-type="float" office:value="3.62" calcext:value-type="float">
            <text:p>3.62</text:p>
          </table:table-cell>
          <table:table-cell office:value-type="float" office:value="6952" calcext:value-type="float">
            <text:p>6952</text:p>
          </table:table-cell>
          <table:table-cell office:value-type="string" calcext:value-type="string">
            <text:p>02_NA12878_S1.chr11.sam.deez_rawstreams.MappingQual</text:p>
          </table:table-cell>
          <table:table-cell office:value-type="string" calcext:value-type="string">
            <text:p>MappingQual</text:p>
          </table:table-cell>
          <table:table-cell office:value-type="float" office:value="2" calcext:value-type="float">
            <text:p>2</text:p>
          </table:table-cell>
          <table:table-cell office:value-type="float" office:value="9.628200907" calcext:value-type="float">
            <text:p>9.628200907</text:p>
          </table:table-cell>
          <table:table-cell office:value-type="float" office:value="2.906226321" calcext:value-type="float">
            <text:p>2.9062263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10019224" calcext:value-type="float">
            <text:p>10019224</text:p>
          </table:table-cell>
          <table:table-cell table:formula="of:=[.C34]/[.B34]" office:value-type="float" office:value="0.195740669631462" calcext:value-type="float">
            <text:p>0.195740669631462</text:p>
          </table:table-cell>
          <table:table-cell office:value-type="float" office:value="104.33" calcext:value-type="float">
            <text:p>104.33</text:p>
          </table:table-cell>
          <table:table-cell office:value-type="float" office:value="518204" calcext:value-type="float">
            <text:p>518204</text:p>
          </table:table-cell>
          <table:table-cell office:value-type="float" office:value="2.1" calcext:value-type="float">
            <text:p>2.1</text:p>
          </table:table-cell>
          <table:table-cell office:value-type="float" office:value="52200" calcext:value-type="float">
            <text:p>52200</text:p>
          </table:table-cell>
          <table:table-cell office:value-type="string" calcext:value-type="string">
            <text:p>02_NA12878_S1.chr11.sam.deez_rawstreams.MappingQual</text:p>
          </table:table-cell>
          <table:table-cell office:value-type="string" calcext:value-type="string">
            <text:p>MappingQual</text:p>
          </table:table-cell>
          <table:table-cell office:value-type="float" office:value="2" calcext:value-type="float">
            <text:p>2</text:p>
          </table:table-cell>
          <table:table-cell office:value-type="float" office:value="0.467890143" calcext:value-type="float">
            <text:p>0.467890143</text:p>
          </table:table-cell>
          <table:table-cell office:value-type="float" office:value="4.550036476" calcext:value-type="float">
            <text:p>4.55003647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11650484" calcext:value-type="float">
            <text:p>11650484</text:p>
          </table:table-cell>
          <table:table-cell table:formula="of:=[.C35]/[.B35]" office:value-type="float" office:value="0.227609796895512" calcext:value-type="float">
            <text:p>0.227609796895512</text:p>
          </table:table-cell>
          <table:table-cell office:value-type="float" office:value="1.29" calcext:value-type="float">
            <text:p>1.29</text:p>
          </table:table-cell>
          <table:table-cell office:value-type="float" office:value="4136" calcext:value-type="float">
            <text:p>4136</text:p>
          </table:table-cell>
          <table:table-cell office:value-type="float" office:value="1.34" calcext:value-type="float">
            <text:p>1.34</text:p>
          </table:table-cell>
          <table:table-cell office:value-type="float" office:value="4468" calcext:value-type="float">
            <text:p>4468</text:p>
          </table:table-cell>
          <table:table-cell office:value-type="string" calcext:value-type="string">
            <text:p>02_NA12878_S1.chr11.sam.deez_rawstreams.MappingQual</text:p>
          </table:table-cell>
          <table:table-cell office:value-type="string" calcext:value-type="string">
            <text:p>MappingQual</text:p>
          </table:table-cell>
          <table:table-cell office:value-type="float" office:value="2" calcext:value-type="float">
            <text:p>2</text:p>
          </table:table-cell>
          <table:table-cell office:value-type="float" office:value="37.84106868" calcext:value-type="float">
            <text:p>37.84106868</text:p>
          </table:table-cell>
          <table:table-cell office:value-type="float" office:value="8.291617436" calcext:value-type="float">
            <text:p>8.2916174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9892240" calcext:value-type="float">
            <text:p>9892240</text:p>
          </table:table-cell>
          <table:table-cell table:formula="of:=[.C36]/[.B36]" office:value-type="float" office:value="0.193259845448623" calcext:value-type="float">
            <text:p>0.193259845448623</text:p>
          </table:table-cell>
          <table:table-cell office:value-type="float" office:value="1.43" calcext:value-type="float">
            <text:p>1.43</text:p>
          </table:table-cell>
          <table:table-cell office:value-type="float" office:value="4168" calcext:value-type="float">
            <text:p>4168</text:p>
          </table:table-cell>
          <table:table-cell office:value-type="float" office:value="1.63" calcext:value-type="float">
            <text:p>1.63</text:p>
          </table:table-cell>
          <table:table-cell office:value-type="float" office:value="5628" calcext:value-type="float">
            <text:p>5628</text:p>
          </table:table-cell>
          <table:table-cell office:value-type="string" calcext:value-type="string">
            <text:p>02_NA12878_S1.chr11.sam.deez_rawstreams.MappingQual</text:p>
          </table:table-cell>
          <table:table-cell office:value-type="string" calcext:value-type="string">
            <text:p>MappingQual</text:p>
          </table:table-cell>
          <table:table-cell office:value-type="float" office:value="2" calcext:value-type="float">
            <text:p>2</text:p>
          </table:table-cell>
          <table:table-cell office:value-type="float" office:value="34.13634867" calcext:value-type="float">
            <text:p>34.13634867</text:p>
          </table:table-cell>
          <table:table-cell office:value-type="float" office:value="5.787714859" calcext:value-type="float">
            <text:p>5.7877148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9374062" calcext:value-type="float">
            <text:p>9374062</text:p>
          </table:table-cell>
          <table:table-cell table:formula="of:=[.C37]/[.B37]" office:value-type="float" office:value="0.183136455782089" calcext:value-type="float">
            <text:p>0.183136455782089</text:p>
          </table:table-cell>
          <table:table-cell office:value-type="float" office:value="24.33" calcext:value-type="float">
            <text:p>24.33</text:p>
          </table:table-cell>
          <table:table-cell office:value-type="float" office:value="930080" calcext:value-type="float">
            <text:p>930080</text:p>
          </table:table-cell>
          <table:table-cell office:value-type="float" office:value="25.14" calcext:value-type="float">
            <text:p>25.14</text:p>
          </table:table-cell>
          <table:table-cell office:value-type="float" office:value="939072" calcext:value-type="float">
            <text:p>939072</text:p>
          </table:table-cell>
          <table:table-cell office:value-type="string" calcext:value-type="string">
            <text:p>02_NA12878_S1.chr11.sam.deez_rawstreams.MappingQual</text:p>
          </table:table-cell>
          <table:table-cell office:value-type="string" calcext:value-type="string">
            <text:p>MappingQual</text:p>
          </table:table-cell>
          <table:table-cell office:value-type="float" office:value="2" calcext:value-type="float">
            <text:p>2</text:p>
          </table:table-cell>
          <table:table-cell office:value-type="float" office:value="2.006369856" calcext:value-type="float">
            <text:p>2.006369856</text:p>
          </table:table-cell>
          <table:table-cell office:value-type="float" office:value="0.355600723" calcext:value-type="float">
            <text:p>0.3556007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9771825" calcext:value-type="float">
            <text:p>9771825</text:p>
          </table:table-cell>
          <table:table-cell table:formula="of:=[.C38]/[.B38]" office:value-type="float" office:value="0.212410000464519" calcext:value-type="float">
            <text:p>0.212410000464519</text:p>
          </table:table-cell>
          <table:table-cell office:value-type="float" office:value="89.59" calcext:value-type="float">
            <text:p>89.59</text:p>
          </table:table-cell>
          <table:table-cell office:value-type="float" office:value="1744" calcext:value-type="float">
            <text:p>1744</text:p>
          </table:table-cell>
          <table:table-cell office:value-type="float" office:value="0.76" calcext:value-type="float">
            <text:p>0.76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02_NA12878_S1.chr11.sam.deez_rawstreams.TagAMj</text:p>
          </table:table-cell>
          <table:table-cell office:value-type="string" calcext:value-type="string">
            <text:p>TagAMj</text:p>
          </table:table-cell>
          <table:table-cell office:value-type="float" office:value="2" calcext:value-type="float">
            <text:p>2</text:p>
          </table:table-cell>
          <table:table-cell office:value-type="float" office:value="0.489712592" calcext:value-type="float">
            <text:p>0.489712592</text:p>
          </table:table-cell>
          <table:table-cell office:value-type="float" office:value="12.26202438" calcext:value-type="float">
            <text:p>12.2620243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9743522" calcext:value-type="float">
            <text:p>9743522</text:p>
          </table:table-cell>
          <table:table-cell table:formula="of:=[.C39]/[.B39]" office:value-type="float" office:value="0.211794778615668" calcext:value-type="float">
            <text:p>0.211794778615668</text:p>
          </table:table-cell>
          <table:table-cell office:value-type="float" office:value="4.39" calcext:value-type="float">
            <text:p>4.39</text:p>
          </table:table-cell>
          <table:table-cell office:value-type="float" office:value="9848" calcext:value-type="float">
            <text:p>9848</text:p>
          </table:table-cell>
          <table:table-cell office:value-type="float" office:value="2.69" calcext:value-type="float">
            <text:p>2.69</text:p>
          </table:table-cell>
          <table:table-cell office:value-type="float" office:value="6996" calcext:value-type="float">
            <text:p>6996</text:p>
          </table:table-cell>
          <table:table-cell office:value-type="string" calcext:value-type="string">
            <text:p>02_NA12878_S1.chr11.sam.deez_rawstreams.TagAMj</text:p>
          </table:table-cell>
          <table:table-cell office:value-type="string" calcext:value-type="string">
            <text:p>TagAMj</text:p>
          </table:table-cell>
          <table:table-cell office:value-type="float" office:value="2" calcext:value-type="float">
            <text:p>2</text:p>
          </table:table-cell>
          <table:table-cell office:value-type="float" office:value="9.993929635" calcext:value-type="float">
            <text:p>9.993929635</text:p>
          </table:table-cell>
          <table:table-cell office:value-type="float" office:value="3.454329622" calcext:value-type="float">
            <text:p>3.4543296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8728180" calcext:value-type="float">
            <text:p>8728180</text:p>
          </table:table-cell>
          <table:table-cell table:formula="of:=[.C40]/[.B40]" office:value-type="float" office:value="0.189724306140809" calcext:value-type="float">
            <text:p>0.189724306140809</text:p>
          </table:table-cell>
          <table:table-cell office:value-type="float" office:value="77.26" calcext:value-type="float">
            <text:p>77.26</text:p>
          </table:table-cell>
          <table:table-cell office:value-type="float" office:value="472836" calcext:value-type="float">
            <text:p>472836</text:p>
          </table:table-cell>
          <table:table-cell office:value-type="float" office:value="1.54" calcext:value-type="float">
            <text:p>1.54</text:p>
          </table:table-cell>
          <table:table-cell office:value-type="float" office:value="47136" calcext:value-type="float">
            <text:p>47136</text:p>
          </table:table-cell>
          <table:table-cell office:value-type="string" calcext:value-type="string">
            <text:p>02_NA12878_S1.chr11.sam.deez_rawstreams.TagAMj</text:p>
          </table:table-cell>
          <table:table-cell office:value-type="string" calcext:value-type="string">
            <text:p>TagAMj</text:p>
          </table:table-cell>
          <table:table-cell office:value-type="float" office:value="2" calcext:value-type="float">
            <text:p>2</text:p>
          </table:table-cell>
          <table:table-cell office:value-type="float" office:value="0.56786631" calcext:value-type="float">
            <text:p>0.56786631</text:p>
          </table:table-cell>
          <table:table-cell office:value-type="float" office:value="5.40509162" calcext:value-type="float">
            <text:p>5.4050916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8450998" calcext:value-type="float">
            <text:p>8450998</text:p>
          </table:table-cell>
          <table:table-cell table:formula="of:=[.C41]/[.B41]" office:value-type="float" office:value="0.18369920553281" calcext:value-type="float">
            <text:p>0.18369920553281</text:p>
          </table:table-cell>
          <table:table-cell office:value-type="float" office:value="1.11" calcext:value-type="float">
            <text:p>1.11</text:p>
          </table:table-cell>
          <table:table-cell office:value-type="float" office:value="4004" calcext:value-type="float">
            <text:p>4004</text:p>
          </table:table-cell>
          <table:table-cell office:value-type="float" office:value="1.2" calcext:value-type="float">
            <text:p>1.2</text:p>
          </table:table-cell>
          <table:table-cell office:value-type="float" office:value="4312" calcext:value-type="float">
            <text:p>4312</text:p>
          </table:table-cell>
          <table:table-cell office:value-type="string" calcext:value-type="string">
            <text:p>02_NA12878_S1.chr11.sam.deez_rawstreams.TagAMj</text:p>
          </table:table-cell>
          <table:table-cell office:value-type="string" calcext:value-type="string">
            <text:p>TagAMj</text:p>
          </table:table-cell>
          <table:table-cell office:value-type="float" office:value="2" calcext:value-type="float">
            <text:p>2</text:p>
          </table:table-cell>
          <table:table-cell office:value-type="float" office:value="39.52554153" calcext:value-type="float">
            <text:p>39.52554153</text:p>
          </table:table-cell>
          <table:table-cell office:value-type="float" office:value="6.716249784" calcext:value-type="float">
            <text:p>6.7162497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7926372" calcext:value-type="float">
            <text:p>7926372</text:p>
          </table:table-cell>
          <table:table-cell table:formula="of:=[.C42]/[.B42]" office:value-type="float" office:value="0.172295418737232" calcext:value-type="float">
            <text:p>0.172295418737232</text:p>
          </table:table-cell>
          <table:table-cell office:value-type="float" office:value="1.01" calcext:value-type="float">
            <text:p>1.01</text:p>
          </table:table-cell>
          <table:table-cell office:value-type="float" office:value="4080" calcext:value-type="float">
            <text:p>4080</text:p>
          </table:table-cell>
          <table:table-cell office:value-type="float" office:value="1.36" calcext:value-type="float">
            <text:p>1.36</text:p>
          </table:table-cell>
          <table:table-cell office:value-type="float" office:value="5680" calcext:value-type="float">
            <text:p>5680</text:p>
          </table:table-cell>
          <table:table-cell office:value-type="string" calcext:value-type="string">
            <text:p>02_NA12878_S1.chr11.sam.deez_rawstreams.TagAMj</text:p>
          </table:table-cell>
          <table:table-cell office:value-type="string" calcext:value-type="string">
            <text:p>TagAMj</text:p>
          </table:table-cell>
          <table:table-cell office:value-type="float" office:value="2" calcext:value-type="float">
            <text:p>2</text:p>
          </table:table-cell>
          <table:table-cell office:value-type="float" office:value="43.43896148" calcext:value-type="float">
            <text:p>43.43896148</text:p>
          </table:table-cell>
          <table:table-cell office:value-type="float" office:value="5.558218676" calcext:value-type="float">
            <text:p>5.5582186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7850112" calcext:value-type="float">
            <text:p>7850112</text:p>
          </table:table-cell>
          <table:table-cell table:formula="of:=[.C43]/[.B43]" office:value-type="float" office:value="0.170637756362453" calcext:value-type="float">
            <text:p>0.170637756362453</text:p>
          </table:table-cell>
          <table:table-cell office:value-type="float" office:value="15.55" calcext:value-type="float">
            <text:p>15.55</text:p>
          </table:table-cell>
          <table:table-cell office:value-type="float" office:value="889652" calcext:value-type="float">
            <text:p>889652</text:p>
          </table:table-cell>
          <table:table-cell office:value-type="float" office:value="12.1" calcext:value-type="float">
            <text:p>12.1</text:p>
          </table:table-cell>
          <table:table-cell office:value-type="float" office:value="896776" calcext:value-type="float">
            <text:p>896776</text:p>
          </table:table-cell>
          <table:table-cell office:value-type="string" calcext:value-type="string">
            <text:p>02_NA12878_S1.chr11.sam.deez_rawstreams.TagAMj</text:p>
          </table:table-cell>
          <table:table-cell office:value-type="string" calcext:value-type="string">
            <text:p>TagAMj</text:p>
          </table:table-cell>
          <table:table-cell office:value-type="float" office:value="2" calcext:value-type="float">
            <text:p>2</text:p>
          </table:table-cell>
          <table:table-cell office:value-type="float" office:value="2.82143737" calcext:value-type="float">
            <text:p>2.82143737</text:p>
          </table:table-cell>
          <table:table-cell office:value-type="float" office:value="0.618714892" calcext:value-type="float">
            <text:p>0.6187148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16958392" calcext:value-type="float">
            <text:p>16958392</text:p>
          </table:table-cell>
          <table:table-cell office:value-type="float" office:value="1880286" calcext:value-type="float">
            <text:p>1880286</text:p>
          </table:table-cell>
          <table:table-cell table:formula="of:=[.C44]/[.B44]" office:value-type="float" office:value="0.110876432152294" calcext:value-type="float">
            <text:p>0.110876432152294</text:p>
          </table:table-cell>
          <table:table-cell office:value-type="float" office:value="14.42" calcext:value-type="float">
            <text:p>14.42</text:p>
          </table:table-cell>
          <table:table-cell office:value-type="float" office:value="1748" calcext:value-type="float">
            <text:p>1748</text:p>
          </table:table-cell>
          <table:table-cell office:value-type="float" office:value="0.26" calcext:value-type="float">
            <text:p>0.26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02_NA12878_S1.chr11.sam.deez_rawstreams.EditXlen</text:p>
          </table:table-cell>
          <table:table-cell office:value-type="string" calcext:value-type="string">
            <text:p>EditXlen</text:p>
          </table:table-cell>
          <table:table-cell office:value-type="float" office:value="2" calcext:value-type="float">
            <text:p>2</text:p>
          </table:table-cell>
          <table:table-cell office:value-type="float" office:value="1.121552212" calcext:value-type="float">
            <text:p>1.121552212</text:p>
          </table:table-cell>
          <table:table-cell office:value-type="float" office:value="6.896847945" calcext:value-type="float">
            <text:p>6.89684794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16958392" calcext:value-type="float">
            <text:p>16958392</text:p>
          </table:table-cell>
          <table:table-cell office:value-type="float" office:value="1689952" calcext:value-type="float">
            <text:p>1689952</text:p>
          </table:table-cell>
          <table:table-cell table:formula="of:=[.C45]/[.B45]" office:value-type="float" office:value="0.0996528444442138" calcext:value-type="float">
            <text:p>0.099652844444214</text:p>
          </table:table-cell>
          <table:table-cell office:value-type="float" office:value="0.98" calcext:value-type="float">
            <text:p>0.98</text:p>
          </table:table-cell>
          <table:table-cell office:value-type="float" office:value="9712" calcext:value-type="float">
            <text:p>9712</text:p>
          </table:table-cell>
          <table:table-cell office:value-type="float" office:value="0.59" calcext:value-type="float">
            <text:p>0.59</text:p>
          </table:table-cell>
          <table:table-cell office:value-type="float" office:value="6792" calcext:value-type="float">
            <text:p>6792</text:p>
          </table:table-cell>
          <table:table-cell office:value-type="string" calcext:value-type="string">
            <text:p>02_NA12878_S1.chr11.sam.deez_rawstreams.EditXlen</text:p>
          </table:table-cell>
          <table:table-cell office:value-type="string" calcext:value-type="string">
            <text:p>EditXlen</text:p>
          </table:table-cell>
          <table:table-cell office:value-type="float" office:value="2" calcext:value-type="float">
            <text:p>2</text:p>
          </table:table-cell>
          <table:table-cell office:value-type="float" office:value="16.50283969" calcext:value-type="float">
            <text:p>16.50283969</text:p>
          </table:table-cell>
          <table:table-cell office:value-type="float" office:value="2.73163359" calcext:value-type="float">
            <text:p>2.7316335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16958392" calcext:value-type="float">
            <text:p>16958392</text:p>
          </table:table-cell>
          <table:table-cell office:value-type="float" office:value="1622624" calcext:value-type="float">
            <text:p>1622624</text:p>
          </table:table-cell>
          <table:table-cell table:formula="of:=[.C46]/[.B46]" office:value-type="float" office:value="0.0956826567047159" calcext:value-type="float">
            <text:p>0.095682656704716</text:p>
          </table:table-cell>
          <table:table-cell office:value-type="float" office:value="22.41" calcext:value-type="float">
            <text:p>22.41</text:p>
          </table:table-cell>
          <table:table-cell office:value-type="float" office:value="217276" calcext:value-type="float">
            <text:p>217276</text:p>
          </table:table-cell>
          <table:table-cell office:value-type="float" office:value="0.5" calcext:value-type="float">
            <text:p>0.5</text:p>
          </table:table-cell>
          <table:table-cell office:value-type="float" office:value="18764" calcext:value-type="float">
            <text:p>18764</text:p>
          </table:table-cell>
          <table:table-cell office:value-type="string" calcext:value-type="string">
            <text:p>02_NA12878_S1.chr11.sam.deez_rawstreams.EditXlen</text:p>
          </table:table-cell>
          <table:table-cell office:value-type="string" calcext:value-type="string">
            <text:p>EditXlen</text:p>
          </table:table-cell>
          <table:table-cell office:value-type="float" office:value="2" calcext:value-type="float">
            <text:p>2</text:p>
          </table:table-cell>
          <table:table-cell office:value-type="float" office:value="0.721677059" calcext:value-type="float">
            <text:p>0.721677059</text:p>
          </table:table-cell>
          <table:table-cell office:value-type="float" office:value="3.094909668" calcext:value-type="float">
            <text:p>3.09490966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16958392" calcext:value-type="float">
            <text:p>16958392</text:p>
          </table:table-cell>
          <table:table-cell office:value-type="float" office:value="1541141" calcext:value-type="float">
            <text:p>1541141</text:p>
          </table:table-cell>
          <table:table-cell table:formula="of:=[.C47]/[.B47]" office:value-type="float" office:value="0.0908777789781012" calcext:value-type="float">
            <text:p>0.090877778978101</text:p>
          </table:table-cell>
          <table:table-cell office:value-type="float" office:value="0.27" calcext:value-type="float">
            <text:p>0.27</text:p>
          </table:table-cell>
          <table:table-cell office:value-type="float" office:value="3656" calcext:value-type="float">
            <text:p>3656</text:p>
          </table:table-cell>
          <table:table-cell office:value-type="float" office:value="0.38" calcext:value-type="float">
            <text:p>0.38</text:p>
          </table:table-cell>
          <table:table-cell office:value-type="float" office:value="4216" calcext:value-type="float">
            <text:p>4216</text:p>
          </table:table-cell>
          <table:table-cell office:value-type="string" calcext:value-type="string">
            <text:p>02_NA12878_S1.chr11.sam.deez_rawstreams.EditXlen</text:p>
          </table:table-cell>
          <table:table-cell office:value-type="string" calcext:value-type="string">
            <text:p>EditXlen</text:p>
          </table:table-cell>
          <table:table-cell office:value-type="float" office:value="2" calcext:value-type="float">
            <text:p>2</text:p>
          </table:table-cell>
          <table:table-cell office:value-type="float" office:value="59.89919592" calcext:value-type="float">
            <text:p>59.89919592</text:p>
          </table:table-cell>
          <table:table-cell office:value-type="float" office:value="3.867754183" calcext:value-type="float">
            <text:p>3.8677541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16958392" calcext:value-type="float">
            <text:p>16958392</text:p>
          </table:table-cell>
          <table:table-cell office:value-type="float" office:value="1453662" calcext:value-type="float">
            <text:p>1453662</text:p>
          </table:table-cell>
          <table:table-cell table:formula="of:=[.C48]/[.B48]" office:value-type="float" office:value="0.0857193299930795" calcext:value-type="float">
            <text:p>0.08571932999308</text:p>
          </table:table-cell>
          <table:table-cell office:value-type="float" office:value="0.42" calcext:value-type="float">
            <text:p>0.42</text:p>
          </table:table-cell>
          <table:table-cell office:value-type="float" office:value="3820" calcext:value-type="float">
            <text:p>3820</text:p>
          </table:table-cell>
          <table:table-cell office:value-type="float" office:value="0.51" calcext:value-type="float">
            <text:p>0.51</text:p>
          </table:table-cell>
          <table:table-cell office:value-type="float" office:value="5472" calcext:value-type="float">
            <text:p>5472</text:p>
          </table:table-cell>
          <table:table-cell office:value-type="string" calcext:value-type="string">
            <text:p>02_NA12878_S1.chr11.sam.deez_rawstreams.EditXlen</text:p>
          </table:table-cell>
          <table:table-cell office:value-type="string" calcext:value-type="string">
            <text:p>EditXlen</text:p>
          </table:table-cell>
          <table:table-cell office:value-type="float" office:value="2" calcext:value-type="float">
            <text:p>2</text:p>
          </table:table-cell>
          <table:table-cell office:value-type="float" office:value="38.50662595" calcext:value-type="float">
            <text:p>38.50662595</text:p>
          </table:table-cell>
          <table:table-cell office:value-type="float" office:value="2.718274734" calcext:value-type="float">
            <text:p>2.7182747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16958392" calcext:value-type="float">
            <text:p>16958392</text:p>
          </table:table-cell>
          <table:table-cell office:value-type="float" office:value="1398783" calcext:value-type="float">
            <text:p>1398783</text:p>
          </table:table-cell>
          <table:table-cell table:formula="of:=[.C49]/[.B49]" office:value-type="float" office:value="0.0824832330801175" calcext:value-type="float">
            <text:p>0.082483233080118</text:p>
          </table:table-cell>
          <table:table-cell office:value-type="float" office:value="9.38" calcext:value-type="float">
            <text:p>9.38</text:p>
          </table:table-cell>
          <table:table-cell office:value-type="float" office:value="432356" calcext:value-type="float">
            <text:p>432356</text:p>
          </table:table-cell>
          <table:table-cell office:value-type="float" office:value="5.78" calcext:value-type="float">
            <text:p>5.78</text:p>
          </table:table-cell>
          <table:table-cell office:value-type="float" office:value="401272" calcext:value-type="float">
            <text:p>401272</text:p>
          </table:table-cell>
          <table:table-cell office:value-type="string" calcext:value-type="string">
            <text:p>02_NA12878_S1.chr11.sam.deez_rawstreams.EditXlen</text:p>
          </table:table-cell>
          <table:table-cell office:value-type="string" calcext:value-type="string">
            <text:p>EditXlen</text:p>
          </table:table-cell>
          <table:table-cell office:value-type="float" office:value="2" calcext:value-type="float">
            <text:p>2</text:p>
          </table:table-cell>
          <table:table-cell office:value-type="float" office:value="1.724177281" calcext:value-type="float">
            <text:p>1.724177281</text:p>
          </table:table-cell>
          <table:table-cell office:value-type="float" office:value="0.230792979" calcext:value-type="float">
            <text:p>0.2307929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204744860" calcext:value-type="float">
            <text:p>204744860</text:p>
          </table:table-cell>
          <table:table-cell office:value-type="float" office:value="198775" calcext:value-type="float">
            <text:p>198775</text:p>
          </table:table-cell>
          <table:table-cell table:formula="of:=[.C50]/[.B50]" office:value-type="float" office:value="0.000970842442638121" calcext:value-type="float">
            <text:p>0.000970842442638</text:p>
          </table:table-cell>
          <table:table-cell office:value-type="float" office:value="2.22" calcext:value-type="float">
            <text:p>2.22</text:p>
          </table:table-cell>
          <table:table-cell office:value-type="float" office:value="1776" calcext:value-type="float">
            <text:p>1776</text:p>
          </table:table-cell>
          <table:table-cell office:value-type="float" office:value="3.02" calcext:value-type="float">
            <text:p>3.02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02_NA12878_S1.chr11.sam.deez_rawstreams.TagRG^</text:p>
          </table:table-cell>
          <table:table-cell office:value-type="string" calcext:value-type="string">
            <text:p>TagRG^</text:p>
          </table:table-cell>
          <table:table-cell office:value-type="float" office:value="2" calcext:value-type="float">
            <text:p>2</text:p>
          </table:table-cell>
          <table:table-cell office:value-type="float" office:value="87.9549164" calcext:value-type="float">
            <text:p>87.9549164</text:p>
          </table:table-cell>
          <table:table-cell office:value-type="float" office:value="0.062770401" calcext:value-type="float">
            <text:p>0.0627704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204744860" calcext:value-type="float">
            <text:p>204744860</text:p>
          </table:table-cell>
          <table:table-cell office:value-type="float" office:value="176" calcext:value-type="float">
            <text:p>176</text:p>
          </table:table-cell>
          <table:table-cell table:formula="of:=[.C51]/[.B51]" office:value-type="float" office:value="0.000000859606438960177" calcext:value-type="float">
            <text:p>8.59606438960177E-07</text:p>
          </table:table-cell>
          <table:table-cell office:value-type="float" office:value="2.76" calcext:value-type="float">
            <text:p>2.76</text:p>
          </table:table-cell>
          <table:table-cell office:value-type="float" office:value="9712" calcext:value-type="float">
            <text:p>9712</text:p>
          </table:table-cell>
          <table:table-cell office:value-type="float" office:value="2.61" calcext:value-type="float">
            <text:p>2.61</text:p>
          </table:table-cell>
          <table:table-cell office:value-type="float" office:value="5672" calcext:value-type="float">
            <text:p>5672</text:p>
          </table:table-cell>
          <table:table-cell office:value-type="string" calcext:value-type="string">
            <text:p>02_NA12878_S1.chr11.sam.deez_rawstreams.TagRG^</text:p>
          </table:table-cell>
          <table:table-cell office:value-type="string" calcext:value-type="string">
            <text:p>TagRG^</text:p>
          </table:table-cell>
          <table:table-cell office:value-type="float" office:value="2" calcext:value-type="float">
            <text:p>2</text:p>
          </table:table-cell>
          <table:table-cell office:value-type="float" office:value="70.7463458" calcext:value-type="float">
            <text:p>70.7463458</text:p>
          </table:table-cell>
          <table:table-cell office:value-type="float" office:value="0.0000643" calcext:value-type="float">
            <text:p>6.43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204744860" calcext:value-type="float">
            <text:p>204744860</text:p>
          </table:table-cell>
          <table:table-cell office:value-type="float" office:value="29916" calcext:value-type="float">
            <text:p>29916</text:p>
          </table:table-cell>
          <table:table-cell table:formula="of:=[.C52]/[.B52]" office:value-type="float" office:value="0.000146113558113254" calcext:value-type="float">
            <text:p>0.000146113558113</text:p>
          </table:table-cell>
          <table:table-cell office:value-type="float" office:value="24.57" calcext:value-type="float">
            <text:p>24.57</text:p>
          </table:table-cell>
          <table:table-cell office:value-type="float" office:value="691220" calcext:value-type="float">
            <text:p>691220</text:p>
          </table:table-cell>
          <table:table-cell office:value-type="float" office:value="0.85" calcext:value-type="float">
            <text:p>0.85</text:p>
          </table:table-cell>
          <table:table-cell office:value-type="float" office:value="67684" calcext:value-type="float">
            <text:p>67684</text:p>
          </table:table-cell>
          <table:table-cell office:value-type="string" calcext:value-type="string">
            <text:p>02_NA12878_S1.chr11.sam.deez_rawstreams.TagRG^</text:p>
          </table:table-cell>
          <table:table-cell office:value-type="string" calcext:value-type="string">
            <text:p>TagRG^</text:p>
          </table:table-cell>
          <table:table-cell office:value-type="float" office:value="2" calcext:value-type="float">
            <text:p>2</text:p>
          </table:table-cell>
          <table:table-cell office:value-type="float" office:value="7.947086463" calcext:value-type="float">
            <text:p>7.947086463</text:p>
          </table:table-cell>
          <table:table-cell office:value-type="float" office:value="0.033564848" calcext:value-type="float">
            <text:p>0.0335648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204744860" calcext:value-type="float">
            <text:p>204744860</text:p>
          </table:table-cell>
          <table:table-cell office:value-type="float" office:value="14276" calcext:value-type="float">
            <text:p>14276</text:p>
          </table:table-cell>
          <table:table-cell table:formula="of:=[.C53]/[.B53]" office:value-type="float" office:value="0.0000697258041056562" calcext:value-type="float">
            <text:p>6.97258041056562E-05</text:p>
          </table:table-cell>
          <table:table-cell office:value-type="float" office:value="3.49" calcext:value-type="float">
            <text:p>3.49</text:p>
          </table:table-cell>
          <table:table-cell office:value-type="float" office:value="2444" calcext:value-type="float">
            <text:p>2444</text:p>
          </table:table-cell>
          <table:table-cell office:value-type="float" office:value="3.78" calcext:value-type="float">
            <text:p>3.78</text:p>
          </table:table-cell>
          <table:table-cell office:value-type="float" office:value="3372" calcext:value-type="float">
            <text:p>3372</text:p>
          </table:table-cell>
          <table:table-cell office:value-type="string" calcext:value-type="string">
            <text:p>02_NA12878_S1.chr11.sam.deez_rawstreams.TagRG^</text:p>
          </table:table-cell>
          <table:table-cell office:value-type="string" calcext:value-type="string">
            <text:p>TagRG^</text:p>
          </table:table-cell>
          <table:table-cell office:value-type="float" office:value="2" calcext:value-type="float">
            <text:p>2</text:p>
          </table:table-cell>
          <table:table-cell office:value-type="float" office:value="55.94839954" calcext:value-type="float">
            <text:p>55.94839954</text:p>
          </table:table-cell>
          <table:table-cell office:value-type="float" office:value="0.00360176" calcext:value-type="float">
            <text:p>0.0036017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204744860" calcext:value-type="float">
            <text:p>204744860</text:p>
          </table:table-cell>
          <table:table-cell office:value-type="float" office:value="14668" calcext:value-type="float">
            <text:p>14668</text:p>
          </table:table-cell>
          <table:table-cell table:formula="of:=[.C54]/[.B54]" office:value-type="float" office:value="0.0000716403820833402" calcext:value-type="float">
            <text:p>7.16403820833402E-05</text:p>
          </table:table-cell>
          <table:table-cell office:value-type="float" office:value="3.36" calcext:value-type="float">
            <text:p>3.36</text:p>
          </table:table-cell>
          <table:table-cell office:value-type="float" office:value="2636" calcext:value-type="float">
            <text:p>2636</text:p>
          </table:table-cell>
          <table:table-cell office:value-type="float" office:value="3.96" calcext:value-type="float">
            <text:p>3.96</text:p>
          </table:table-cell>
          <table:table-cell office:value-type="float" office:value="4508" calcext:value-type="float">
            <text:p>4508</text:p>
          </table:table-cell>
          <table:table-cell office:value-type="string" calcext:value-type="string">
            <text:p>02_NA12878_S1.chr11.sam.deez_rawstreams.TagRG^</text:p>
          </table:table-cell>
          <table:table-cell office:value-type="string" calcext:value-type="string">
            <text:p>TagRG^</text:p>
          </table:table-cell>
          <table:table-cell office:value-type="float" office:value="2" calcext:value-type="float">
            <text:p>2</text:p>
          </table:table-cell>
          <table:table-cell office:value-type="float" office:value="58.11306976" calcext:value-type="float">
            <text:p>58.11306976</text:p>
          </table:table-cell>
          <table:table-cell office:value-type="float" office:value="0.003532448" calcext:value-type="float">
            <text:p>0.003532448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204744860" calcext:value-type="float">
            <text:p>204744860</text:p>
          </table:table-cell>
          <table:table-cell office:value-type="float" office:value="36" calcext:value-type="float">
            <text:p>36</text:p>
          </table:table-cell>
          <table:table-cell table:formula="of:=[.C55]/[.B55]" office:value-type="float" office:value="0.000000175828589787309" calcext:value-type="float">
            <text:p>1.75828589787309E-07</text:p>
          </table:table-cell>
          <table:table-cell office:value-type="float" office:value="2.14" calcext:value-type="float">
            <text:p>2.14</text:p>
          </table:table-cell>
          <table:table-cell office:value-type="float" office:value="604796" calcext:value-type="float">
            <text:p>604796</text:p>
          </table:table-cell>
          <table:table-cell office:value-type="float" office:value="3.95" calcext:value-type="float">
            <text:p>3.95</text:p>
          </table:table-cell>
          <table:table-cell office:value-type="float" office:value="667580" calcext:value-type="float">
            <text:p>667580</text:p>
          </table:table-cell>
          <table:table-cell office:value-type="string" calcext:value-type="string">
            <text:p>02_NA12878_S1.chr11.sam.deez_rawstreams.TagRG^</text:p>
          </table:table-cell>
          <table:table-cell office:value-type="string" calcext:value-type="string">
            <text:p>TagRG^</text:p>
          </table:table-cell>
          <table:table-cell office:value-type="float" office:value="2" calcext:value-type="float">
            <text:p>2</text:p>
          </table:table-cell>
          <table:table-cell office:value-type="float" office:value="91.24295065" calcext:value-type="float">
            <text:p>91.24295065</text:p>
          </table:table-cell>
          <table:table-cell office:value-type="float" office:value="0.00000869" calcext:value-type="float">
            <text:p>8.69E-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7550690" calcext:value-type="float">
            <text:p>7550690</text:p>
          </table:table-cell>
          <table:table-cell table:formula="of:=[.C56]/[.B56]" office:value-type="float" office:value="0.164129225237603" calcext:value-type="float">
            <text:p>0.164129225237603</text:p>
          </table:table-cell>
          <table:table-cell office:value-type="float" office:value="49.86" calcext:value-type="float">
            <text:p>49.86</text:p>
          </table:table-cell>
          <table:table-cell office:value-type="float" office:value="1740" calcext:value-type="float">
            <text:p>1740</text:p>
          </table:table-cell>
          <table:table-cell office:value-type="float" office:value="0.73" calcext:value-type="float">
            <text:p>0.73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02_NA12878_S1.chr11.sam.deez_rawstreams.TagXMj</text:p>
          </table:table-cell>
          <table:table-cell office:value-type="string" calcext:value-type="string">
            <text:p>TagXMj</text:p>
          </table:table-cell>
          <table:table-cell office:value-type="float" office:value="2" calcext:value-type="float">
            <text:p>2</text:p>
          </table:table-cell>
          <table:table-cell office:value-type="float" office:value="0.879930828" calcext:value-type="float">
            <text:p>0.879930828</text:p>
          </table:table-cell>
          <table:table-cell office:value-type="float" office:value="9.864245376" calcext:value-type="float">
            <text:p>9.86424537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7221331" calcext:value-type="float">
            <text:p>7221331</text:p>
          </table:table-cell>
          <table:table-cell table:formula="of:=[.C57]/[.B57]" office:value-type="float" office:value="0.156969954032583" calcext:value-type="float">
            <text:p>0.156969954032583</text:p>
          </table:table-cell>
          <table:table-cell office:value-type="float" office:value="3.64" calcext:value-type="float">
            <text:p>3.64</text:p>
          </table:table-cell>
          <table:table-cell office:value-type="float" office:value="10108" calcext:value-type="float">
            <text:p>10108</text:p>
          </table:table-cell>
          <table:table-cell office:value-type="float" office:value="1.9" calcext:value-type="float">
            <text:p>1.9</text:p>
          </table:table-cell>
          <table:table-cell office:value-type="float" office:value="6760" calcext:value-type="float">
            <text:p>6760</text:p>
          </table:table-cell>
          <table:table-cell office:value-type="string" calcext:value-type="string">
            <text:p>02_NA12878_S1.chr11.sam.deez_rawstreams.TagXMj</text:p>
          </table:table-cell>
          <table:table-cell office:value-type="string" calcext:value-type="string">
            <text:p>TagXMj</text:p>
          </table:table-cell>
          <table:table-cell office:value-type="float" office:value="2" calcext:value-type="float">
            <text:p>2</text:p>
          </table:table-cell>
          <table:table-cell office:value-type="float" office:value="12.05311843" calcext:value-type="float">
            <text:p>12.05311843</text:p>
          </table:table-cell>
          <table:table-cell office:value-type="float" office:value="3.624630476" calcext:value-type="float">
            <text:p>3.62463047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6564916" calcext:value-type="float">
            <text:p>6564916</text:p>
          </table:table-cell>
          <table:table-cell table:formula="of:=[.C58]/[.B58]" office:value-type="float" office:value="0.142701471895939" calcext:value-type="float">
            <text:p>0.142701471895939</text:p>
          </table:table-cell>
          <table:table-cell office:value-type="float" office:value="91.78" calcext:value-type="float">
            <text:p>91.78</text:p>
          </table:table-cell>
          <table:table-cell office:value-type="float" office:value="472584" calcext:value-type="float">
            <text:p>472584</text:p>
          </table:table-cell>
          <table:table-cell office:value-type="float" office:value="1.45" calcext:value-type="float">
            <text:p>1.45</text:p>
          </table:table-cell>
          <table:table-cell office:value-type="float" office:value="47104" calcext:value-type="float">
            <text:p>47104</text:p>
          </table:table-cell>
          <table:table-cell office:value-type="string" calcext:value-type="string">
            <text:p>02_NA12878_S1.chr11.sam.deez_rawstreams.TagXMj</text:p>
          </table:table-cell>
          <table:table-cell office:value-type="string" calcext:value-type="string">
            <text:p>TagXMj</text:p>
          </table:table-cell>
          <table:table-cell office:value-type="float" office:value="2" calcext:value-type="float">
            <text:p>2</text:p>
          </table:table-cell>
          <table:table-cell office:value-type="float" office:value="0.47802736" calcext:value-type="float">
            <text:p>0.47802736</text:p>
          </table:table-cell>
          <table:table-cell office:value-type="float" office:value="4.317787433" calcext:value-type="float">
            <text:p>4.3177874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6734951" calcext:value-type="float">
            <text:p>6734951</text:p>
          </table:table-cell>
          <table:table-cell table:formula="of:=[.C59]/[.B59]" office:value-type="float" office:value="0.146397519914501" calcext:value-type="float">
            <text:p>0.146397519914501</text:p>
          </table:table-cell>
          <table:table-cell office:value-type="float" office:value="1.02" calcext:value-type="float">
            <text:p>1.02</text:p>
          </table:table-cell>
          <table:table-cell office:value-type="float" office:value="4016" calcext:value-type="float">
            <text:p>4016</text:p>
          </table:table-cell>
          <table:table-cell office:value-type="float" office:value="1.14" calcext:value-type="float">
            <text:p>1.14</text:p>
          </table:table-cell>
          <table:table-cell office:value-type="float" office:value="4544" calcext:value-type="float">
            <text:p>4544</text:p>
          </table:table-cell>
          <table:table-cell office:value-type="string" calcext:value-type="string">
            <text:p>02_NA12878_S1.chr11.sam.deez_rawstreams.TagXMj</text:p>
          </table:table-cell>
          <table:table-cell office:value-type="string" calcext:value-type="string">
            <text:p>TagXMj</text:p>
          </table:table-cell>
          <table:table-cell office:value-type="float" office:value="2" calcext:value-type="float">
            <text:p>2</text:p>
          </table:table-cell>
          <table:table-cell office:value-type="float" office:value="43.01308931" calcext:value-type="float">
            <text:p>43.01308931</text:p>
          </table:table-cell>
          <table:table-cell office:value-type="float" office:value="5.634166483" calcext:value-type="float">
            <text:p>5.63416648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6017344" calcext:value-type="float">
            <text:p>6017344</text:p>
          </table:table-cell>
          <table:table-cell table:formula="of:=[.C60]/[.B60]" office:value-type="float" office:value="0.130798908273037" calcext:value-type="float">
            <text:p>0.130798908273037</text:p>
          </table:table-cell>
          <table:table-cell office:value-type="float" office:value="1.1" calcext:value-type="float">
            <text:p>1.1</text:p>
          </table:table-cell>
          <table:table-cell office:value-type="float" office:value="4216" calcext:value-type="float">
            <text:p>4216</text:p>
          </table:table-cell>
          <table:table-cell office:value-type="float" office:value="1.36" calcext:value-type="float">
            <text:p>1.36</text:p>
          </table:table-cell>
          <table:table-cell office:value-type="float" office:value="5568" calcext:value-type="float">
            <text:p>5568</text:p>
          </table:table-cell>
          <table:table-cell office:value-type="string" calcext:value-type="string">
            <text:p>02_NA12878_S1.chr11.sam.deez_rawstreams.TagXMj</text:p>
          </table:table-cell>
          <table:table-cell office:value-type="string" calcext:value-type="string">
            <text:p>TagXMj</text:p>
          </table:table-cell>
          <table:table-cell office:value-type="float" office:value="2" calcext:value-type="float">
            <text:p>2</text:p>
          </table:table-cell>
          <table:table-cell office:value-type="float" office:value="39.88486463" calcext:value-type="float">
            <text:p>39.88486463</text:p>
          </table:table-cell>
          <table:table-cell office:value-type="float" office:value="4.219548842" calcext:value-type="float">
            <text:p>4.2195488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5862340" calcext:value-type="float">
            <text:p>5862340</text:p>
          </table:table-cell>
          <table:table-cell table:formula="of:=[.C61]/[.B61]" office:value-type="float" office:value="0.12742958885604" calcext:value-type="float">
            <text:p>0.12742958885604</text:p>
          </table:table-cell>
          <table:table-cell office:value-type="float" office:value="3.48" calcext:value-type="float">
            <text:p>3.48</text:p>
          </table:table-cell>
          <table:table-cell office:value-type="float" office:value="724432" calcext:value-type="float">
            <text:p>724432</text:p>
          </table:table-cell>
          <table:table-cell office:value-type="float" office:value="4.69" calcext:value-type="float">
            <text:p>4.69</text:p>
          </table:table-cell>
          <table:table-cell office:value-type="float" office:value="730052" calcext:value-type="float">
            <text:p>730052</text:p>
          </table:table-cell>
          <table:table-cell office:value-type="string" calcext:value-type="string">
            <text:p>02_NA12878_S1.chr11.sam.deez_rawstreams.TagXMj</text:p>
          </table:table-cell>
          <table:table-cell office:value-type="string" calcext:value-type="string">
            <text:p>TagXMj</text:p>
          </table:table-cell>
          <table:table-cell office:value-type="float" office:value="2" calcext:value-type="float">
            <text:p>2</text:p>
          </table:table-cell>
          <table:table-cell office:value-type="float" office:value="12.6072848" calcext:value-type="float">
            <text:p>12.6072848</text:p>
          </table:table-cell>
          <table:table-cell office:value-type="float" office:value="1.192060361" calcext:value-type="float">
            <text:p>1.1920603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2196358" calcext:value-type="float">
            <text:p>2196358</text:p>
          </table:table-cell>
          <table:table-cell table:formula="of:=[.C62]/[.B62]" office:value-type="float" office:value="0.0477421979824906" calcext:value-type="float">
            <text:p>0.047742197982491</text:p>
          </table:table-cell>
          <table:table-cell office:value-type="float" office:value="11.58" calcext:value-type="float">
            <text:p>11.58</text:p>
          </table:table-cell>
          <table:table-cell office:value-type="float" office:value="1700" calcext:value-type="float">
            <text:p>1700</text:p>
          </table:table-cell>
          <table:table-cell office:value-type="float" office:value="0.67" calcext:value-type="float">
            <text:p>0.67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02_NA12878_S1.chr11.sam.deez_rawstreams.TagXOj</text:p>
          </table:table-cell>
          <table:table-cell office:value-type="string" calcext:value-type="string">
            <text:p>TagXOj</text:p>
          </table:table-cell>
          <table:table-cell office:value-type="float" office:value="2" calcext:value-type="float">
            <text:p>2</text:p>
          </table:table-cell>
          <table:table-cell office:value-type="float" office:value="3.788717711" calcext:value-type="float">
            <text:p>3.788717711</text:p>
          </table:table-cell>
          <table:table-cell office:value-type="float" office:value="3.126283902" calcext:value-type="float">
            <text:p>3.12628390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1819282" calcext:value-type="float">
            <text:p>1819282</text:p>
          </table:table-cell>
          <table:table-cell table:formula="of:=[.C63]/[.B63]" office:value-type="float" office:value="0.0395457031276237" calcext:value-type="float">
            <text:p>0.039545703127624</text:p>
          </table:table-cell>
          <table:table-cell office:value-type="float" office:value="1.05" calcext:value-type="float">
            <text:p>1.05</text:p>
          </table:table-cell>
          <table:table-cell office:value-type="float" office:value="9836" calcext:value-type="float">
            <text:p>9836</text:p>
          </table:table-cell>
          <table:table-cell office:value-type="float" office:value="0.9" calcext:value-type="float">
            <text:p>0.9</text:p>
          </table:table-cell>
          <table:table-cell office:value-type="float" office:value="6892" calcext:value-type="float">
            <text:p>6892</text:p>
          </table:table-cell>
          <table:table-cell office:value-type="string" calcext:value-type="string">
            <text:p>02_NA12878_S1.chr11.sam.deez_rawstreams.TagXOj</text:p>
          </table:table-cell>
          <table:table-cell office:value-type="string" calcext:value-type="string">
            <text:p>TagXOj</text:p>
          </table:table-cell>
          <table:table-cell office:value-type="float" office:value="2" calcext:value-type="float">
            <text:p>2</text:p>
          </table:table-cell>
          <table:table-cell office:value-type="float" office:value="41.7841439" calcext:value-type="float">
            <text:p>41.7841439</text:p>
          </table:table-cell>
          <table:table-cell office:value-type="float" office:value="1.927780575" calcext:value-type="float">
            <text:p>1.9277805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2140036" calcext:value-type="float">
            <text:p>2140036</text:p>
          </table:table-cell>
          <table:table-cell table:formula="of:=[.C64]/[.B64]" office:value-type="float" office:value="0.0465179275881515" calcext:value-type="float">
            <text:p>0.046517927588152</text:p>
          </table:table-cell>
          <table:table-cell office:value-type="float" office:value="27.37" calcext:value-type="float">
            <text:p>27.37</text:p>
          </table:table-cell>
          <table:table-cell office:value-type="float" office:value="472476" calcext:value-type="float">
            <text:p>472476</text:p>
          </table:table-cell>
          <table:table-cell office:value-type="float" office:value="0.73" calcext:value-type="float">
            <text:p>0.73</text:p>
          </table:table-cell>
          <table:table-cell office:value-type="float" office:value="48580" calcext:value-type="float">
            <text:p>48580</text:p>
          </table:table-cell>
          <table:table-cell office:value-type="string" calcext:value-type="string">
            <text:p>02_NA12878_S1.chr11.sam.deez_rawstreams.TagXOj</text:p>
          </table:table-cell>
          <table:table-cell office:value-type="string" calcext:value-type="string">
            <text:p>TagXOj</text:p>
          </table:table-cell>
          <table:table-cell office:value-type="float" office:value="2" calcext:value-type="float">
            <text:p>2</text:p>
          </table:table-cell>
          <table:table-cell office:value-type="float" office:value="1.602972272" calcext:value-type="float">
            <text:p>1.602972272</text:p>
          </table:table-cell>
          <table:table-cell office:value-type="float" office:value="2.795749821" calcext:value-type="float">
            <text:p>2.7957498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1886289" calcext:value-type="float">
            <text:p>1886289</text:p>
          </table:table-cell>
          <table:table-cell table:formula="of:=[.C65]/[.B65]" office:value-type="float" office:value="0.0410022331924914" calcext:value-type="float">
            <text:p>0.041002233192492</text:p>
          </table:table-cell>
          <table:table-cell office:value-type="float" office:value="0.72" calcext:value-type="float">
            <text:p>0.72</text:p>
          </table:table-cell>
          <table:table-cell office:value-type="float" office:value="3600" calcext:value-type="float">
            <text:p>3600</text:p>
          </table:table-cell>
          <table:table-cell office:value-type="float" office:value="0.85" calcext:value-type="float">
            <text:p>0.85</text:p>
          </table:table-cell>
          <table:table-cell office:value-type="float" office:value="4244" calcext:value-type="float">
            <text:p>4244</text:p>
          </table:table-cell>
          <table:table-cell office:value-type="string" calcext:value-type="string">
            <text:p>02_NA12878_S1.chr11.sam.deez_rawstreams.TagXOj</text:p>
          </table:table-cell>
          <table:table-cell office:value-type="string" calcext:value-type="string">
            <text:p>TagXOj</text:p>
          </table:table-cell>
          <table:table-cell office:value-type="float" office:value="2" calcext:value-type="float">
            <text:p>2</text:p>
          </table:table-cell>
          <table:table-cell office:value-type="float" office:value="60.93520986" calcext:value-type="float">
            <text:p>60.93520986</text:p>
          </table:table-cell>
          <table:table-cell office:value-type="float" office:value="2.116359262" calcext:value-type="float">
            <text:p>2.11635926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1562226" calcext:value-type="float">
            <text:p>1562226</text:p>
          </table:table-cell>
          <table:table-cell table:formula="of:=[.C66]/[.B66]" office:value-type="float" office:value="0.0339580810529951" calcext:value-type="float">
            <text:p>0.033958081052995</text:p>
          </table:table-cell>
          <table:table-cell office:value-type="float" office:value="1.04" calcext:value-type="float">
            <text:p>1.04</text:p>
          </table:table-cell>
          <table:table-cell office:value-type="float" office:value="3512" calcext:value-type="float">
            <text:p>3512</text:p>
          </table:table-cell>
          <table:table-cell office:value-type="float" office:value="1.24" calcext:value-type="float">
            <text:p>1.24</text:p>
          </table:table-cell>
          <table:table-cell office:value-type="float" office:value="5476" calcext:value-type="float">
            <text:p>5476</text:p>
          </table:table-cell>
          <table:table-cell office:value-type="string" calcext:value-type="string">
            <text:p>02_NA12878_S1.chr11.sam.deez_rawstreams.TagXOj</text:p>
          </table:table-cell>
          <table:table-cell office:value-type="string" calcext:value-type="string">
            <text:p>TagXOj</text:p>
          </table:table-cell>
          <table:table-cell office:value-type="float" office:value="2" calcext:value-type="float">
            <text:p>2</text:p>
          </table:table-cell>
          <table:table-cell office:value-type="float" office:value="42.18591452" calcext:value-type="float">
            <text:p>42.18591452</text:p>
          </table:table-cell>
          <table:table-cell office:value-type="float" office:value="1.201495817" calcext:value-type="float">
            <text:p>1.2014958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1519300" calcext:value-type="float">
            <text:p>1519300</text:p>
          </table:table-cell>
          <table:table-cell table:formula="of:=[.C67]/[.B67]" office:value-type="float" office:value="0.0330249992919178" calcext:value-type="float">
            <text:p>0.033024999291918</text:p>
          </table:table-cell>
          <table:table-cell office:value-type="float" office:value="6.76" calcext:value-type="float">
            <text:p>6.76</text:p>
          </table:table-cell>
          <table:table-cell office:value-type="float" office:value="724516" calcext:value-type="float">
            <text:p>724516</text:p>
          </table:table-cell>
          <table:table-cell office:value-type="float" office:value="5.62" calcext:value-type="float">
            <text:p>5.62</text:p>
          </table:table-cell>
          <table:table-cell office:value-type="float" office:value="725732" calcext:value-type="float">
            <text:p>725732</text:p>
          </table:table-cell>
          <table:table-cell office:value-type="string" calcext:value-type="string">
            <text:p>02_NA12878_S1.chr11.sam.deez_rawstreams.TagXOj</text:p>
          </table:table-cell>
          <table:table-cell office:value-type="string" calcext:value-type="string">
            <text:p>TagXOj</text:p>
          </table:table-cell>
          <table:table-cell office:value-type="float" office:value="2" calcext:value-type="float">
            <text:p>2</text:p>
          </table:table-cell>
          <table:table-cell office:value-type="float" office:value="6.490140695" calcext:value-type="float">
            <text:p>6.490140695</text:p>
          </table:table-cell>
          <table:table-cell office:value-type="float" office:value="0.257814482" calcext:value-type="float">
            <text:p>0.2578144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5183314" calcext:value-type="float">
            <text:p>5183314</text:p>
          </table:table-cell>
          <table:table-cell office:value-type="float" office:value="5078466" calcext:value-type="float">
            <text:p>5078466</text:p>
          </table:table-cell>
          <table:table-cell table:formula="of:=[.C68]/[.B68]" office:value-type="float" office:value="0.97977201458372" calcext:value-type="float">
            <text:p>0.97977201458372</text:p>
          </table:table-cell>
          <table:table-cell office:value-type="float" office:value="0.37" calcext:value-type="float">
            <text:p>0.37</text:p>
          </table:table-cell>
          <table:table-cell office:value-type="float" office:value="1716" calcext:value-type="float">
            <text:p>1716</text:p>
          </table:table-cell>
          <table:table-cell office:value-type="float" office:value="0.16" calcext:value-type="float">
            <text:p>0.16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02_NA12878_S1.chr11.sam.deez_rawstreams.EditACGT_SeqVec</text:p>
          </table:table-cell>
          <table:table-cell office:value-type="string" calcext:value-type="string">
            <text:p>EditACGT_SeqVec</text:p>
          </table:table-cell>
          <table:table-cell office:value-type="float" office:value="2" calcext:value-type="float">
            <text:p>2</text:p>
          </table:table-cell>
          <table:table-cell office:value-type="float" office:value="13.35998226" calcext:value-type="float">
            <text:p>13.35998226</text:p>
          </table:table-cell>
          <table:table-cell office:value-type="float" office:value="30.27001619" calcext:value-type="float">
            <text:p>30.270016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5183314" calcext:value-type="float">
            <text:p>5183314</text:p>
          </table:table-cell>
          <table:table-cell office:value-type="float" office:value="5118755" calcext:value-type="float">
            <text:p>5118755</text:p>
          </table:table-cell>
          <table:table-cell table:formula="of:=[.C69]/[.B69]" office:value-type="float" office:value="0.987544841003265" calcext:value-type="float">
            <text:p>0.987544841003265</text:p>
          </table:table-cell>
          <table:table-cell office:value-type="float" office:value="0.93" calcext:value-type="float">
            <text:p>0.93</text:p>
          </table:table-cell>
          <table:table-cell office:value-type="float" office:value="9924" calcext:value-type="float">
            <text:p>9924</text:p>
          </table:table-cell>
          <table:table-cell office:value-type="float" office:value="0.52" calcext:value-type="float">
            <text:p>0.52</text:p>
          </table:table-cell>
          <table:table-cell office:value-type="float" office:value="6740" calcext:value-type="float">
            <text:p>6740</text:p>
          </table:table-cell>
          <table:table-cell office:value-type="string" calcext:value-type="string">
            <text:p>02_NA12878_S1.chr11.sam.deez_rawstreams.EditACGT_SeqVec</text:p>
          </table:table-cell>
          <table:table-cell office:value-type="string" calcext:value-type="string">
            <text:p>EditACGT_SeqVec</text:p>
          </table:table-cell>
          <table:table-cell office:value-type="float" office:value="2" calcext:value-type="float">
            <text:p>2</text:p>
          </table:table-cell>
          <table:table-cell office:value-type="float" office:value="5.315261759" calcext:value-type="float">
            <text:p>5.315261759</text:p>
          </table:table-cell>
          <table:table-cell office:value-type="float" office:value="9.387740722" calcext:value-type="float">
            <text:p>9.3877407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5183314" calcext:value-type="float">
            <text:p>5183314</text:p>
          </table:table-cell>
          <table:table-cell office:value-type="float" office:value="5050332" calcext:value-type="float">
            <text:p>5050332</text:p>
          </table:table-cell>
          <table:table-cell table:formula="of:=[.C70]/[.B70]" office:value-type="float" office:value="0.974344212988061" calcext:value-type="float">
            <text:p>0.974344212988061</text:p>
          </table:table-cell>
          <table:table-cell office:value-type="float" office:value="1.57" calcext:value-type="float">
            <text:p>1.57</text:p>
          </table:table-cell>
          <table:table-cell office:value-type="float" office:value="115972" calcext:value-type="float">
            <text:p>115972</text:p>
          </table:table-cell>
          <table:table-cell office:value-type="float" office:value="0.6" calcext:value-type="float">
            <text:p>0.6</text:p>
          </table:table-cell>
          <table:table-cell office:value-type="float" office:value="7508" calcext:value-type="float">
            <text:p>7508</text:p>
          </table:table-cell>
          <table:table-cell office:value-type="string" calcext:value-type="string">
            <text:p>02_NA12878_S1.chr11.sam.deez_rawstreams.EditACGT_SeqVec</text:p>
          </table:table-cell>
          <table:table-cell office:value-type="string" calcext:value-type="string">
            <text:p>EditACGT_SeqVec</text:p>
          </table:table-cell>
          <table:table-cell office:value-type="float" office:value="2" calcext:value-type="float">
            <text:p>2</text:p>
          </table:table-cell>
          <table:table-cell office:value-type="float" office:value="3.148530851" calcext:value-type="float">
            <text:p>3.148530851</text:p>
          </table:table-cell>
          <table:table-cell office:value-type="float" office:value="8.02728653" calcext:value-type="float">
            <text:p>8.027286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5183314" calcext:value-type="float">
            <text:p>5183314</text:p>
          </table:table-cell>
          <table:table-cell office:value-type="float" office:value="5101963" calcext:value-type="float">
            <text:p>5101963</text:p>
          </table:table-cell>
          <table:table-cell table:formula="of:=[.C71]/[.B71]" office:value-type="float" office:value="0.984305214771862" calcext:value-type="float">
            <text:p>0.984305214771862</text:p>
          </table:table-cell>
          <table:table-cell office:value-type="float" office:value="0.32" calcext:value-type="float">
            <text:p>0.32</text:p>
          </table:table-cell>
          <table:table-cell office:value-type="float" office:value="4792" calcext:value-type="float">
            <text:p>4792</text:p>
          </table:table-cell>
          <table:table-cell office:value-type="float" office:value="0.17" calcext:value-type="float">
            <text:p>0.17</text:p>
          </table:table-cell>
          <table:table-cell office:value-type="float" office:value="5276" calcext:value-type="float">
            <text:p>5276</text:p>
          </table:table-cell>
          <table:table-cell office:value-type="string" calcext:value-type="string">
            <text:p>02_NA12878_S1.chr11.sam.deez_rawstreams.EditACGT_SeqVec</text:p>
          </table:table-cell>
          <table:table-cell office:value-type="string" calcext:value-type="string">
            <text:p>EditACGT_SeqVec</text:p>
          </table:table-cell>
          <table:table-cell office:value-type="float" office:value="2" calcext:value-type="float">
            <text:p>2</text:p>
          </table:table-cell>
          <table:table-cell office:value-type="float" office:value="15.44747949" calcext:value-type="float">
            <text:p>15.44747949</text:p>
          </table:table-cell>
          <table:table-cell office:value-type="float" office:value="28.62124163" calcext:value-type="float">
            <text:p>28.6212416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5183314" calcext:value-type="float">
            <text:p>5183314</text:p>
          </table:table-cell>
          <table:table-cell office:value-type="float" office:value="5264869" calcext:value-type="float">
            <text:p>5264869</text:p>
          </table:table-cell>
          <table:table-cell table:formula="of:=[.C72]/[.B72]" office:value-type="float" office:value="1.01573414228812" calcext:value-type="float">
            <text:p>1.01573414228812</text:p>
          </table:table-cell>
          <table:table-cell office:value-type="float" office:value="0.23" calcext:value-type="float">
            <text:p>0.23</text:p>
          </table:table-cell>
          <table:table-cell office:value-type="float" office:value="5896" calcext:value-type="float">
            <text:p>5896</text:p>
          </table:table-cell>
          <table:table-cell office:value-type="float" office:value="0.37" calcext:value-type="float">
            <text:p>0.37</text:p>
          </table:table-cell>
          <table:table-cell office:value-type="float" office:value="6572" calcext:value-type="float">
            <text:p>6572</text:p>
          </table:table-cell>
          <table:table-cell office:value-type="string" calcext:value-type="string">
            <text:p>02_NA12878_S1.chr11.sam.deez_rawstreams.EditACGT_SeqVec</text:p>
          </table:table-cell>
          <table:table-cell office:value-type="string" calcext:value-type="string">
            <text:p>EditACGT_SeqVec</text:p>
          </table:table-cell>
          <table:table-cell office:value-type="float" office:value="2" calcext:value-type="float">
            <text:p>2</text:p>
          </table:table-cell>
          <table:table-cell office:value-type="float" office:value="21.49214537" calcext:value-type="float">
            <text:p>21.49214537</text:p>
          </table:table-cell>
          <table:table-cell office:value-type="float" office:value="13.57019012" calcext:value-type="float">
            <text:p>13.570190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5183314" calcext:value-type="float">
            <text:p>5183314</text:p>
          </table:table-cell>
          <table:table-cell office:value-type="float" office:value="5077216" calcext:value-type="float">
            <text:p>5077216</text:p>
          </table:table-cell>
          <table:table-cell table:formula="of:=[.C73]/[.B73]" office:value-type="float" office:value="0.979530856127952" calcext:value-type="float">
            <text:p>0.979530856127952</text:p>
          </table:table-cell>
          <table:table-cell office:value-type="float" office:value="6.22" calcext:value-type="float">
            <text:p>6.22</text:p>
          </table:table-cell>
          <table:table-cell office:value-type="float" office:value="182764" calcext:value-type="float">
            <text:p>182764</text:p>
          </table:table-cell>
          <table:table-cell office:value-type="float" office:value="3.39" calcext:value-type="float">
            <text:p>3.39</text:p>
          </table:table-cell>
          <table:table-cell office:value-type="float" office:value="155368" calcext:value-type="float">
            <text:p>155368</text:p>
          </table:table-cell>
          <table:table-cell office:value-type="string" calcext:value-type="string">
            <text:p>02_NA12878_S1.chr11.sam.deez_rawstreams.EditACGT_SeqVec</text:p>
          </table:table-cell>
          <table:table-cell office:value-type="string" calcext:value-type="string">
            <text:p>EditACGT_SeqVec</text:p>
          </table:table-cell>
          <table:table-cell office:value-type="float" office:value="2" calcext:value-type="float">
            <text:p>2</text:p>
          </table:table-cell>
          <table:table-cell office:value-type="float" office:value="0.794725633" calcext:value-type="float">
            <text:p>0.794725633</text:p>
          </table:table-cell>
          <table:table-cell office:value-type="float" office:value="1.428321681" calcext:value-type="float">
            <text:p>1.4283216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2907940" calcext:value-type="float">
            <text:p>2907940</text:p>
          </table:table-cell>
          <table:table-cell office:value-type="float" office:value="512530" calcext:value-type="float">
            <text:p>512530</text:p>
          </table:table-cell>
          <table:table-cell table:formula="of:=[.C74]/[.B74]" office:value-type="float" office:value="0.176251917164728" calcext:value-type="float">
            <text:p>0.176251917164728</text:p>
          </table:table-cell>
          <table:table-cell office:value-type="float" office:value="3.41" calcext:value-type="float">
            <text:p>3.41</text:p>
          </table:table-cell>
          <table:table-cell office:value-type="float" office:value="1700" calcext:value-type="float">
            <text:p>1700</text:p>
          </table:table-cell>
          <table:table-cell office:value-type="float" office:value="0.04" calcext:value-type="float">
            <text:p>0.04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02_NA12878_S1.chr11.sam.deez_rawstreams.EditLen</text:p>
          </table:table-cell>
          <table:table-cell office:value-type="string" calcext:value-type="string">
            <text:p>EditLen</text:p>
          </table:table-cell>
          <table:table-cell office:value-type="float" office:value="2" calcext:value-type="float">
            <text:p>2</text:p>
          </table:table-cell>
          <table:table-cell office:value-type="float" office:value="0.813263253" calcext:value-type="float">
            <text:p>0.813263253</text:p>
          </table:table-cell>
          <table:table-cell office:value-type="float" office:value="12.21966743" calcext:value-type="float">
            <text:p>12.2196674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2907940" calcext:value-type="float">
            <text:p>2907940</text:p>
          </table:table-cell>
          <table:table-cell office:value-type="float" office:value="496125" calcext:value-type="float">
            <text:p>496125</text:p>
          </table:table-cell>
          <table:table-cell table:formula="of:=[.C75]/[.B75]" office:value-type="float" office:value="0.170610466515815" calcext:value-type="float">
            <text:p>0.170610466515815</text:p>
          </table:table-cell>
          <table:table-cell office:value-type="float" office:value="0.23" calcext:value-type="float">
            <text:p>0.23</text:p>
          </table:table-cell>
          <table:table-cell office:value-type="float" office:value="8984" calcext:value-type="float">
            <text:p>8984</text:p>
          </table:table-cell>
          <table:table-cell office:value-type="float" office:value="0.17" calcext:value-type="float">
            <text:p>0.17</text:p>
          </table:table-cell>
          <table:table-cell office:value-type="float" office:value="6236" calcext:value-type="float">
            <text:p>6236</text:p>
          </table:table-cell>
          <table:table-cell office:value-type="string" calcext:value-type="string">
            <text:p>02_NA12878_S1.chr11.sam.deez_rawstreams.EditLen</text:p>
          </table:table-cell>
          <table:table-cell office:value-type="string" calcext:value-type="string">
            <text:p>EditLen</text:p>
          </table:table-cell>
          <table:table-cell office:value-type="float" office:value="2" calcext:value-type="float">
            <text:p>2</text:p>
          </table:table-cell>
          <table:table-cell office:value-type="float" office:value="12.0575117" calcext:value-type="float">
            <text:p>12.0575117</text:p>
          </table:table-cell>
          <table:table-cell office:value-type="float" office:value="2.783186295" calcext:value-type="float">
            <text:p>2.78318629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2907940" calcext:value-type="float">
            <text:p>2907940</text:p>
          </table:table-cell>
          <table:table-cell office:value-type="float" office:value="452876" calcext:value-type="float">
            <text:p>452876</text:p>
          </table:table-cell>
          <table:table-cell table:formula="of:=[.C76]/[.B76]" office:value-type="float" office:value="0.15573773874289" calcext:value-type="float">
            <text:p>0.15573773874289</text:p>
          </table:table-cell>
          <table:table-cell office:value-type="float" office:value="3.94" calcext:value-type="float">
            <text:p>3.94</text:p>
          </table:table-cell>
          <table:table-cell office:value-type="float" office:value="97128" calcext:value-type="float">
            <text:p>97128</text:p>
          </table:table-cell>
          <table:table-cell office:value-type="float" office:value="0.09" calcext:value-type="float">
            <text:p>0.09</text:p>
          </table:table-cell>
          <table:table-cell office:value-type="float" office:value="5508" calcext:value-type="float">
            <text:p>5508</text:p>
          </table:table-cell>
          <table:table-cell office:value-type="string" calcext:value-type="string">
            <text:p>02_NA12878_S1.chr11.sam.deez_rawstreams.EditLen</text:p>
          </table:table-cell>
          <table:table-cell office:value-type="string" calcext:value-type="string">
            <text:p>EditLen</text:p>
          </table:table-cell>
          <table:table-cell office:value-type="float" office:value="2" calcext:value-type="float">
            <text:p>2</text:p>
          </table:table-cell>
          <table:table-cell office:value-type="float" office:value="0.703864896" calcext:value-type="float">
            <text:p>0.703864896</text:p>
          </table:table-cell>
          <table:table-cell office:value-type="float" office:value="4.798846775" calcext:value-type="float">
            <text:p>4.79884677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2907940" calcext:value-type="float">
            <text:p>2907940</text:p>
          </table:table-cell>
          <table:table-cell office:value-type="float" office:value="493146" calcext:value-type="float">
            <text:p>493146</text:p>
          </table:table-cell>
          <table:table-cell table:formula="of:=[.C77]/[.B77]" office:value-type="float" office:value="0.169586029973108" calcext:value-type="float">
            <text:p>0.169586029973108</text:p>
          </table:table-cell>
          <table:table-cell office:value-type="float" office:value="0.06" calcext:value-type="float">
            <text:p>0.06</text:p>
          </table:table-cell>
          <table:table-cell office:value-type="float" office:value="3396" calcext:value-type="float">
            <text:p>3396</text:p>
          </table:table-cell>
          <table:table-cell office:value-type="float" office:value="0.11" calcext:value-type="float">
            <text:p>0.11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02_NA12878_S1.chr11.sam.deez_rawstreams.EditLen</text:p>
          </table:table-cell>
          <table:table-cell office:value-type="string" calcext:value-type="string">
            <text:p>EditLen</text:p>
          </table:table-cell>
          <table:table-cell office:value-type="float" office:value="2" calcext:value-type="float">
            <text:p>2</text:p>
          </table:table-cell>
          <table:table-cell office:value-type="float" office:value="46.22046153" calcext:value-type="float">
            <text:p>46.22046153</text:p>
          </table:table-cell>
          <table:table-cell office:value-type="float" office:value="4.275460677" calcext:value-type="float">
            <text:p>4.27546067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2907940" calcext:value-type="float">
            <text:p>2907940</text:p>
          </table:table-cell>
          <table:table-cell office:value-type="float" office:value="428813" calcext:value-type="float">
            <text:p>428813</text:p>
          </table:table-cell>
          <table:table-cell table:formula="of:=[.C78]/[.B78]" office:value-type="float" office:value="0.147462808723701" calcext:value-type="float">
            <text:p>0.147462808723701</text:p>
          </table:table-cell>
          <table:table-cell office:value-type="float" office:value="0.08" calcext:value-type="float">
            <text:p>0.08</text:p>
          </table:table-cell>
          <table:table-cell office:value-type="float" office:value="3368" calcext:value-type="float">
            <text:p>3368</text:p>
          </table:table-cell>
          <table:table-cell office:value-type="float" office:value="0.09" calcext:value-type="float">
            <text:p>0.09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02_NA12878_S1.chr11.sam.deez_rawstreams.EditLen</text:p>
          </table:table-cell>
          <table:table-cell office:value-type="string" calcext:value-type="string">
            <text:p>EditLen</text:p>
          </table:table-cell>
          <table:table-cell office:value-type="float" office:value="2" calcext:value-type="float">
            <text:p>2</text:p>
          </table:table-cell>
          <table:table-cell office:value-type="float" office:value="34.66534615" calcext:value-type="float">
            <text:p>34.66534615</text:p>
          </table:table-cell>
          <table:table-cell office:value-type="float" office:value="4.543866052" calcext:value-type="float">
            <text:p>4.5438660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2907940" calcext:value-type="float">
            <text:p>2907940</text:p>
          </table:table-cell>
          <table:table-cell office:value-type="float" office:value="415908" calcext:value-type="float">
            <text:p>415908</text:p>
          </table:table-cell>
          <table:table-cell table:formula="of:=[.C79]/[.B79]" office:value-type="float" office:value="0.143024959249503" calcext:value-type="float">
            <text:p>0.143024959249503</text:p>
          </table:table-cell>
          <table:table-cell office:value-type="float" office:value="0.3" calcext:value-type="float">
            <text:p>0.3</text:p>
          </table:table-cell>
          <table:table-cell office:value-type="float" office:value="85468" calcext:value-type="float">
            <text:p>85468</text:p>
          </table:table-cell>
          <table:table-cell office:value-type="float" office:value="0.29" calcext:value-type="float">
            <text:p>0.29</text:p>
          </table:table-cell>
          <table:table-cell office:value-type="float" office:value="84556" calcext:value-type="float">
            <text:p>84556</text:p>
          </table:table-cell>
          <table:table-cell office:value-type="string" calcext:value-type="string">
            <text:p>02_NA12878_S1.chr11.sam.deez_rawstreams.EditLen</text:p>
          </table:table-cell>
          <table:table-cell office:value-type="string" calcext:value-type="string">
            <text:p>EditLen</text:p>
          </table:table-cell>
          <table:table-cell office:value-type="float" office:value="2" calcext:value-type="float">
            <text:p>2</text:p>
          </table:table-cell>
          <table:table-cell office:value-type="float" office:value="9.244092306" calcext:value-type="float">
            <text:p>9.244092306</text:p>
          </table:table-cell>
          <table:table-cell office:value-type="float" office:value="1.367726819" calcext:value-type="float">
            <text:p>1.3677268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24335637" calcext:value-type="float">
            <text:p>24335637</text:p>
          </table:table-cell>
          <table:table-cell office:value-type="float" office:value="201494" calcext:value-type="float">
            <text:p>201494</text:p>
          </table:table-cell>
          <table:table-cell table:formula="of:=[.C80]/[.B80]" office:value-type="float" office:value="0.00827979148439796" calcext:value-type="float">
            <text:p>0.008279791484398</text:p>
          </table:table-cell>
          <table:table-cell office:value-type="float" office:value="1.08" calcext:value-type="float">
            <text:p>1.08</text:p>
          </table:table-cell>
          <table:table-cell office:value-type="float" office:value="1752" calcext:value-type="float">
            <text:p>1752</text:p>
          </table:table-cell>
          <table:table-cell office:value-type="float" office:value="0.37" calcext:value-type="float">
            <text:p>0.37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02_NA12878_S1.chr11.sam.deez_rawstreams.EditACGT_IS_NVec</text:p>
          </table:table-cell>
          <table:table-cell office:value-type="string" calcext:value-type="string">
            <text:p>EditACGT_IS_NVec</text:p>
          </table:table-cell>
          <table:table-cell office:value-type="float" office:value="2" calcext:value-type="float">
            <text:p>2</text:p>
          </table:table-cell>
          <table:table-cell office:value-type="float" office:value="21.48914072" calcext:value-type="float">
            <text:p>21.48914072</text:p>
          </table:table-cell>
          <table:table-cell office:value-type="float" office:value="0.519350413" calcext:value-type="float">
            <text:p>0.5193504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24335637" calcext:value-type="float">
            <text:p>24335637</text:p>
          </table:table-cell>
          <table:table-cell office:value-type="float" office:value="135203" calcext:value-type="float">
            <text:p>135203</text:p>
          </table:table-cell>
          <table:table-cell table:formula="of:=[.C81]/[.B81]" office:value-type="float" office:value="0.00555576170042313" calcext:value-type="float">
            <text:p>0.005555761700423</text:p>
          </table:table-cell>
          <table:table-cell office:value-type="float" office:value="0.23" calcext:value-type="float">
            <text:p>0.23</text:p>
          </table:table-cell>
          <table:table-cell office:value-type="float" office:value="8620" calcext:value-type="float">
            <text:p>8620</text:p>
          </table:table-cell>
          <table:table-cell office:value-type="float" office:value="0.43" calcext:value-type="float">
            <text:p>0.43</text:p>
          </table:table-cell>
          <table:table-cell office:value-type="float" office:value="5176" calcext:value-type="float">
            <text:p>5176</text:p>
          </table:table-cell>
          <table:table-cell office:value-type="string" calcext:value-type="string">
            <text:p>02_NA12878_S1.chr11.sam.deez_rawstreams.EditACGT_IS_NVec</text:p>
          </table:table-cell>
          <table:table-cell office:value-type="string" calcext:value-type="string">
            <text:p>EditACGT_IS_NVec</text:p>
          </table:table-cell>
          <table:table-cell office:value-type="float" office:value="2" calcext:value-type="float">
            <text:p>2</text:p>
          </table:table-cell>
          <table:table-cell office:value-type="float" office:value="100.9055303" calcext:value-type="float">
            <text:p>100.9055303</text:p>
          </table:table-cell>
          <table:table-cell office:value-type="float" office:value="0.299859601" calcext:value-type="float">
            <text:p>0.2998596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24335637" calcext:value-type="float">
            <text:p>24335637</text:p>
          </table:table-cell>
          <table:table-cell office:value-type="float" office:value="214188" calcext:value-type="float">
            <text:p>214188</text:p>
          </table:table-cell>
          <table:table-cell table:formula="of:=[.C82]/[.B82]" office:value-type="float" office:value="0.00880141333469101" calcext:value-type="float">
            <text:p>0.008801413334691</text:p>
          </table:table-cell>
          <table:table-cell office:value-type="float" office:value="2.64" calcext:value-type="float">
            <text:p>2.64</text:p>
          </table:table-cell>
          <table:table-cell office:value-type="float" office:value="284092" calcext:value-type="float">
            <text:p>284092</text:p>
          </table:table-cell>
          <table:table-cell office:value-type="float" office:value="0.31" calcext:value-type="float">
            <text:p>0.31</text:p>
          </table:table-cell>
          <table:table-cell office:value-type="float" office:value="26944" calcext:value-type="float">
            <text:p>26944</text:p>
          </table:table-cell>
          <table:table-cell office:value-type="string" calcext:value-type="string">
            <text:p>02_NA12878_S1.chr11.sam.deez_rawstreams.EditACGT_IS_NVec</text:p>
          </table:table-cell>
          <table:table-cell office:value-type="string" calcext:value-type="string">
            <text:p>EditACGT_IS_NVec</text:p>
          </table:table-cell>
          <table:table-cell office:value-type="float" office:value="2" calcext:value-type="float">
            <text:p>2</text:p>
          </table:table-cell>
          <table:table-cell office:value-type="float" office:value="8.791012114" calcext:value-type="float">
            <text:p>8.791012114</text:p>
          </table:table-cell>
          <table:table-cell office:value-type="float" office:value="0.658921273" calcext:value-type="float">
            <text:p>0.65892127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24335637" calcext:value-type="float">
            <text:p>24335637</text:p>
          </table:table-cell>
          <table:table-cell office:value-type="float" office:value="279353" calcext:value-type="float">
            <text:p>279353</text:p>
          </table:table-cell>
          <table:table-cell table:formula="of:=[.C83]/[.B83]" office:value-type="float" office:value="0.0114791735264624" calcext:value-type="float">
            <text:p>0.011479173526463</text:p>
          </table:table-cell>
          <table:table-cell office:value-type="float" office:value="0.38" calcext:value-type="float">
            <text:p>0.38</text:p>
          </table:table-cell>
          <table:table-cell office:value-type="float" office:value="2748" calcext:value-type="float">
            <text:p>2748</text:p>
          </table:table-cell>
          <table:table-cell office:value-type="float" office:value="0.48" calcext:value-type="float">
            <text:p>0.48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02_NA12878_S1.chr11.sam.deez_rawstreams.EditACGT_IS_NVec</text:p>
          </table:table-cell>
          <table:table-cell office:value-type="string" calcext:value-type="string">
            <text:p>EditACGT_IS_NVec</text:p>
          </table:table-cell>
          <table:table-cell office:value-type="float" office:value="2" calcext:value-type="float">
            <text:p>2</text:p>
          </table:table-cell>
          <table:table-cell office:value-type="float" office:value="61.07439995" calcext:value-type="float">
            <text:p>61.07439995</text:p>
          </table:table-cell>
          <table:table-cell office:value-type="float" office:value="0.555024544" calcext:value-type="float">
            <text:p>0.5550245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24335637" calcext:value-type="float">
            <text:p>24335637</text:p>
          </table:table-cell>
          <table:table-cell office:value-type="float" office:value="252919" calcext:value-type="float">
            <text:p>252919</text:p>
          </table:table-cell>
          <table:table-cell table:formula="of:=[.C84]/[.B84]" office:value-type="float" office:value="0.0103929475936874" calcext:value-type="float">
            <text:p>0.010392947593687</text:p>
          </table:table-cell>
          <table:table-cell office:value-type="float" office:value="0.49" calcext:value-type="float">
            <text:p>0.49</text:p>
          </table:table-cell>
          <table:table-cell office:value-type="float" office:value="3512" calcext:value-type="float">
            <text:p>3512</text:p>
          </table:table-cell>
          <table:table-cell office:value-type="float" office:value="0.51" calcext:value-type="float">
            <text:p>0.51</text:p>
          </table:table-cell>
          <table:table-cell office:value-type="float" office:value="4616" calcext:value-type="float">
            <text:p>4616</text:p>
          </table:table-cell>
          <table:table-cell office:value-type="string" calcext:value-type="string">
            <text:p>02_NA12878_S1.chr11.sam.deez_rawstreams.EditACGT_IS_NVec</text:p>
          </table:table-cell>
          <table:table-cell office:value-type="string" calcext:value-type="string">
            <text:p>EditACGT_IS_NVec</text:p>
          </table:table-cell>
          <table:table-cell office:value-type="float" office:value="2" calcext:value-type="float">
            <text:p>2</text:p>
          </table:table-cell>
          <table:table-cell office:value-type="float" office:value="47.36382037" calcext:value-type="float">
            <text:p>47.36382037</text:p>
          </table:table-cell>
          <table:table-cell office:value-type="float" office:value="0.472945793" calcext:value-type="float">
            <text:p>0.47294579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24335637" calcext:value-type="float">
            <text:p>24335637</text:p>
          </table:table-cell>
          <table:table-cell office:value-type="float" office:value="139347" calcext:value-type="float">
            <text:p>139347</text:p>
          </table:table-cell>
          <table:table-cell table:formula="of:=[.C85]/[.B85]" office:value-type="float" office:value="0.0057260469491717" calcext:value-type="float">
            <text:p>0.005726046949172</text:p>
          </table:table-cell>
          <table:table-cell office:value-type="float" office:value="0.57" calcext:value-type="float">
            <text:p>0.57</text:p>
          </table:table-cell>
          <table:table-cell office:value-type="float" office:value="218860" calcext:value-type="float">
            <text:p>218860</text:p>
          </table:table-cell>
          <table:table-cell office:value-type="float" office:value="0.61" calcext:value-type="float">
            <text:p>0.61</text:p>
          </table:table-cell>
          <table:table-cell office:value-type="float" office:value="274800" calcext:value-type="float">
            <text:p>274800</text:p>
          </table:table-cell>
          <table:table-cell office:value-type="string" calcext:value-type="string">
            <text:p>02_NA12878_S1.chr11.sam.deez_rawstreams.EditACGT_IS_NVec</text:p>
          </table:table-cell>
          <table:table-cell office:value-type="string" calcext:value-type="string">
            <text:p>EditACGT_IS_NVec</text:p>
          </table:table-cell>
          <table:table-cell office:value-type="float" office:value="2" calcext:value-type="float">
            <text:p>2</text:p>
          </table:table-cell>
          <table:table-cell office:value-type="float" office:value="40.71626663" calcext:value-type="float">
            <text:p>40.71626663</text:p>
          </table:table-cell>
          <table:table-cell office:value-type="float" office:value="0.217855172" calcext:value-type="float">
            <text:p>0.21785517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85493779" calcext:value-type="float">
            <text:p>85493779</text:p>
          </table:table-cell>
          <table:table-cell table:formula="of:=[.C86]/[.B86]" office:value-type="float" office:value="0.40766610622406" calcext:value-type="float">
            <text:p>0.40766610622406</text:p>
          </table:table-cell>
          <table:table-cell office:value-type="float" office:value="92.94" calcext:value-type="float">
            <text:p>92.94</text:p>
          </table:table-cell>
          <table:table-cell office:value-type="float" office:value="1752" calcext:value-type="float">
            <text:p>1752</text:p>
          </table:table-cell>
          <table:table-cell office:value-type="float" office:value="5.81" calcext:value-type="float">
            <text:p>5.81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02_NA12878_S1.chr11.sam.deez_rawstreams.quality.cropped</text:p>
          </table:table-cell>
          <table:table-cell office:value-type="string" calcext:value-type="string">
            <text:p>quality</text:p>
          </table:table-cell>
          <table:table-cell office:value-type="float" office:value="2" calcext:value-type="float">
            <text:p>2</text:p>
          </table:table-cell>
          <table:table-cell office:value-type="float" office:value="2.151925974" calcext:value-type="float">
            <text:p>2.151925974</text:p>
          </table:table-cell>
          <table:table-cell office:value-type="float" office:value="14.03325667" calcext:value-type="float">
            <text:p>14.033256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75434291" calcext:value-type="float">
            <text:p>75434291</text:p>
          </table:table-cell>
          <table:table-cell table:formula="of:=[.C87]/[.B87]" office:value-type="float" office:value="0.359698729515076" calcext:value-type="float">
            <text:p>0.359698729515076</text:p>
          </table:table-cell>
          <table:table-cell office:value-type="float" office:value="20.5" calcext:value-type="float">
            <text:p>20.5</text:p>
          </table:table-cell>
          <table:table-cell office:value-type="float" office:value="9788" calcext:value-type="float">
            <text:p>9788</text:p>
          </table:table-cell>
          <table:table-cell office:value-type="float" office:value="12.83" calcext:value-type="float">
            <text:p>12.83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02_NA12878_S1.chr11.sam.deez_rawstreams.quality.cropped</text:p>
          </table:table-cell>
          <table:table-cell office:value-type="string" calcext:value-type="string">
            <text:p>quality</text:p>
          </table:table-cell>
          <table:table-cell office:value-type="float" office:value="2" calcext:value-type="float">
            <text:p>2</text:p>
          </table:table-cell>
          <table:table-cell office:value-type="float" office:value="9.756097561" calcext:value-type="float">
            <text:p>9.756097561</text:p>
          </table:table-cell>
          <table:table-cell office:value-type="float" office:value="5.607150889" calcext:value-type="float">
            <text:p>5.6071508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73975920" calcext:value-type="float">
            <text:p>73975920</text:p>
          </table:table-cell>
          <table:table-cell table:formula="of:=[.C88]/[.B88]" office:value-type="float" office:value="0.352744674682617" calcext:value-type="float">
            <text:p>0.352744674682617</text:p>
          </table:table-cell>
          <table:table-cell office:value-type="float" office:value="283.32" calcext:value-type="float">
            <text:p>283.32</text:p>
          </table:table-cell>
          <table:table-cell office:value-type="float" office:value="691448" calcext:value-type="float">
            <text:p>691448</text:p>
          </table:table-cell>
          <table:table-cell office:value-type="float" office:value="7.43" calcext:value-type="float">
            <text:p>7.43</text:p>
          </table:table-cell>
          <table:table-cell office:value-type="float" office:value="67724" calcext:value-type="float">
            <text:p>67724</text:p>
          </table:table-cell>
          <table:table-cell office:value-type="string" calcext:value-type="string">
            <text:p>02_NA12878_S1.chr11.sam.deez_rawstreams.quality.cropped</text:p>
          </table:table-cell>
          <table:table-cell office:value-type="string" calcext:value-type="string">
            <text:p>quality</text:p>
          </table:table-cell>
          <table:table-cell office:value-type="float" office:value="2" calcext:value-type="float">
            <text:p>2</text:p>
          </table:table-cell>
          <table:table-cell office:value-type="float" office:value="0.705915572" calcext:value-type="float">
            <text:p>0.705915572</text:p>
          </table:table-cell>
          <table:table-cell office:value-type="float" office:value="9.495146021" calcext:value-type="float">
            <text:p>9.4951460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101153840" calcext:value-type="float">
            <text:p>101153840</text:p>
          </table:table-cell>
          <table:table-cell table:formula="of:=[.C89]/[.B89]" office:value-type="float" office:value="0.482339096069336" calcext:value-type="float">
            <text:p>0.482339096069336</text:p>
          </table:table-cell>
          <table:table-cell office:value-type="float" office:value="4.69" calcext:value-type="float">
            <text:p>4.69</text:p>
          </table:table-cell>
          <table:table-cell office:value-type="float" office:value="4528" calcext:value-type="float">
            <text:p>4528</text:p>
          </table:table-cell>
          <table:table-cell office:value-type="float" office:value="4.59" calcext:value-type="float">
            <text:p>4.59</text:p>
          </table:table-cell>
          <table:table-cell office:value-type="float" office:value="4840" calcext:value-type="float">
            <text:p>4840</text:p>
          </table:table-cell>
          <table:table-cell office:value-type="string" calcext:value-type="string">
            <text:p>02_NA12878_S1.chr11.sam.deez_rawstreams.quality.cropped</text:p>
          </table:table-cell>
          <table:table-cell office:value-type="string" calcext:value-type="string">
            <text:p>quality</text:p>
          </table:table-cell>
          <table:table-cell office:value-type="float" office:value="2" calcext:value-type="float">
            <text:p>2</text:p>
          </table:table-cell>
          <table:table-cell office:value-type="float" office:value="42.64392324" calcext:value-type="float">
            <text:p>42.64392324</text:p>
          </table:table-cell>
          <table:table-cell office:value-type="float" office:value="21.01695408" calcext:value-type="float">
            <text:p>21.0169540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71519156" calcext:value-type="float">
            <text:p>71519156</text:p>
          </table:table-cell>
          <table:table-cell table:formula="of:=[.C90]/[.B90]" office:value-type="float" office:value="0.34102991104126" calcext:value-type="float">
            <text:p>0.34102991104126</text:p>
          </table:table-cell>
          <table:table-cell office:value-type="float" office:value="5.49" calcext:value-type="float">
            <text:p>5.49</text:p>
          </table:table-cell>
          <table:table-cell office:value-type="float" office:value="4488" calcext:value-type="float">
            <text:p>4488</text:p>
          </table:table-cell>
          <table:table-cell office:value-type="float" office:value="5.65" calcext:value-type="float">
            <text:p>5.65</text:p>
          </table:table-cell>
          <table:table-cell office:value-type="float" office:value="5852" calcext:value-type="float">
            <text:p>5852</text:p>
          </table:table-cell>
          <table:table-cell office:value-type="string" calcext:value-type="string">
            <text:p>02_NA12878_S1.chr11.sam.deez_rawstreams.quality.cropped</text:p>
          </table:table-cell>
          <table:table-cell office:value-type="string" calcext:value-type="string">
            <text:p>quality</text:p>
          </table:table-cell>
          <table:table-cell office:value-type="float" office:value="2" calcext:value-type="float">
            <text:p>2</text:p>
          </table:table-cell>
          <table:table-cell office:value-type="float" office:value="36.4298725" calcext:value-type="float">
            <text:p>36.4298725</text:p>
          </table:table-cell>
          <table:table-cell office:value-type="float" office:value="12.07185526" calcext:value-type="float">
            <text:p>12.07185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77499180" calcext:value-type="float">
            <text:p>77499180</text:p>
          </table:table-cell>
          <table:table-cell table:formula="of:=[.C91]/[.B91]" office:value-type="float" office:value="0.369544887542725" calcext:value-type="float">
            <text:p>0.369544887542725</text:p>
          </table:table-cell>
          <table:table-cell office:value-type="float" office:value="16.39" calcext:value-type="float">
            <text:p>16.39</text:p>
          </table:table-cell>
          <table:table-cell office:value-type="float" office:value="1001016" calcext:value-type="float">
            <text:p>1001016</text:p>
          </table:table-cell>
          <table:table-cell office:value-type="float" office:value="11.64" calcext:value-type="float">
            <text:p>11.64</text:p>
          </table:table-cell>
          <table:table-cell office:value-type="float" office:value="1020024" calcext:value-type="float">
            <text:p>1020024</text:p>
          </table:table-cell>
          <table:table-cell office:value-type="string" calcext:value-type="string">
            <text:p>02_NA12878_S1.chr11.sam.deez_rawstreams.quality.cropped</text:p>
          </table:table-cell>
          <table:table-cell office:value-type="string" calcext:value-type="string">
            <text:p>quality</text:p>
          </table:table-cell>
          <table:table-cell office:value-type="float" office:value="2" calcext:value-type="float">
            <text:p>2</text:p>
          </table:table-cell>
          <table:table-cell office:value-type="float" office:value="12.20256254" calcext:value-type="float">
            <text:p>12.20256254</text:p>
          </table:table-cell>
          <table:table-cell office:value-type="float" office:value="6.349568514" calcext:value-type="float">
            <text:p>6.3495685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19287128" calcext:value-type="float">
            <text:p>19287128</text:p>
          </table:table-cell>
          <table:table-cell office:value-type="float" office:value="93404" calcext:value-type="float">
            <text:p>93404</text:p>
          </table:table-cell>
          <table:table-cell table:formula="of:=[.C92]/[.B92]" office:value-type="float" office:value="0.0048428153740671" calcext:value-type="float">
            <text:p>0.004842815374067</text:p>
          </table:table-cell>
          <table:table-cell office:value-type="float" office:value="0.68" calcext:value-type="float">
            <text:p>0.68</text:p>
          </table:table-cell>
          <table:table-cell office:value-type="float" office:value="1764" calcext:value-type="float">
            <text:p>1764</text:p>
          </table:table-cell>
          <table:table-cell office:value-type="float" office:value="0.49" calcext:value-type="float">
            <text:p>0.49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02_NA12878_S1.chr11.sam.deez_rawstreams.EditACGT_U_NVec</text:p>
          </table:table-cell>
          <table:table-cell office:value-type="string" calcext:value-type="string">
            <text:p>EditACGT_U_NVec</text:p>
          </table:table-cell>
          <table:table-cell office:value-type="float" office:value="2" calcext:value-type="float">
            <text:p>2</text:p>
          </table:table-cell>
          <table:table-cell office:value-type="float" office:value="27.04946855" calcext:value-type="float">
            <text:p>27.04946855</text:p>
          </table:table-cell>
          <table:table-cell office:value-type="float" office:value="0.181789787" calcext:value-type="float">
            <text:p>0.18178978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19287128" calcext:value-type="float">
            <text:p>19287128</text:p>
          </table:table-cell>
          <table:table-cell office:value-type="float" office:value="61384" calcext:value-type="float">
            <text:p>61384</text:p>
          </table:table-cell>
          <table:table-cell table:formula="of:=[.C93]/[.B93]" office:value-type="float" office:value="0.00318264077471773" calcext:value-type="float">
            <text:p>0.003182640774718</text:p>
          </table:table-cell>
          <table:table-cell office:value-type="float" office:value="0.25" calcext:value-type="float">
            <text:p>0.25</text:p>
          </table:table-cell>
          <table:table-cell office:value-type="float" office:value="8784" calcext:value-type="float">
            <text:p>8784</text:p>
          </table:table-cell>
          <table:table-cell office:value-type="float" office:value="0.39" calcext:value-type="float">
            <text:p>0.39</text:p>
          </table:table-cell>
          <table:table-cell office:value-type="float" office:value="4156" calcext:value-type="float">
            <text:p>4156</text:p>
          </table:table-cell>
          <table:table-cell office:value-type="string" calcext:value-type="string">
            <text:p>02_NA12878_S1.chr11.sam.deez_rawstreams.EditACGT_U_NVec</text:p>
          </table:table-cell>
          <table:table-cell office:value-type="string" calcext:value-type="string">
            <text:p>EditACGT_U_NVec</text:p>
          </table:table-cell>
          <table:table-cell office:value-type="float" office:value="2" calcext:value-type="float">
            <text:p>2</text:p>
          </table:table-cell>
          <table:table-cell office:value-type="float" office:value="73.57455444" calcext:value-type="float">
            <text:p>73.57455444</text:p>
          </table:table-cell>
          <table:table-cell office:value-type="float" office:value="0.150103447" calcext:value-type="float">
            <text:p>0.1501034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19287128" calcext:value-type="float">
            <text:p>19287128</text:p>
          </table:table-cell>
          <table:table-cell office:value-type="float" office:value="93204" calcext:value-type="float">
            <text:p>93204</text:p>
          </table:table-cell>
          <table:table-cell table:formula="of:=[.C94]/[.B94]" office:value-type="float" office:value="0.00483244576382756" calcext:value-type="float">
            <text:p>0.004832445763828</text:p>
          </table:table-cell>
          <table:table-cell office:value-type="float" office:value="2.21" calcext:value-type="float">
            <text:p>2.21</text:p>
          </table:table-cell>
          <table:table-cell office:value-type="float" office:value="240344" calcext:value-type="float">
            <text:p>240344</text:p>
          </table:table-cell>
          <table:table-cell office:value-type="float" office:value="0.42" calcext:value-type="float">
            <text:p>0.42</text:p>
          </table:table-cell>
          <table:table-cell office:value-type="float" office:value="21592" calcext:value-type="float">
            <text:p>21592</text:p>
          </table:table-cell>
          <table:table-cell office:value-type="string" calcext:value-type="string">
            <text:p>02_NA12878_S1.chr11.sam.deez_rawstreams.EditACGT_U_NVec</text:p>
          </table:table-cell>
          <table:table-cell office:value-type="string" calcext:value-type="string">
            <text:p>EditACGT_U_NVec</text:p>
          </table:table-cell>
          <table:table-cell office:value-type="float" office:value="2" calcext:value-type="float">
            <text:p>2</text:p>
          </table:table-cell>
          <table:table-cell office:value-type="float" office:value="8.322913399" calcext:value-type="float">
            <text:p>8.322913399</text:p>
          </table:table-cell>
          <table:table-cell office:value-type="float" office:value="0.211633955" calcext:value-type="float">
            <text:p>0.21163395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19287128" calcext:value-type="float">
            <text:p>19287128</text:p>
          </table:table-cell>
          <table:table-cell office:value-type="float" office:value="176106" calcext:value-type="float">
            <text:p>176106</text:p>
          </table:table-cell>
          <table:table-cell table:formula="of:=[.C95]/[.B95]" office:value-type="float" office:value="0.00913075290421674" calcext:value-type="float">
            <text:p>0.009130752904217</text:p>
          </table:table-cell>
          <table:table-cell office:value-type="float" office:value="0.26" calcext:value-type="float">
            <text:p>0.26</text:p>
          </table:table-cell>
          <table:table-cell office:value-type="float" office:value="2620" calcext:value-type="float">
            <text:p>2620</text:p>
          </table:table-cell>
          <table:table-cell office:value-type="float" office:value="0.38" calcext:value-type="float">
            <text:p>0.38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02_NA12878_S1.chr11.sam.deez_rawstreams.EditACGT_U_NVec</text:p>
          </table:table-cell>
          <table:table-cell office:value-type="string" calcext:value-type="string">
            <text:p>EditACGT_U_NVec</text:p>
          </table:table-cell>
          <table:table-cell office:value-type="float" office:value="2" calcext:value-type="float">
            <text:p>2</text:p>
          </table:table-cell>
          <table:table-cell office:value-type="float" office:value="70.74476389" calcext:value-type="float">
            <text:p>70.74476389</text:p>
          </table:table-cell>
          <table:table-cell office:value-type="float" office:value="0.441967814" calcext:value-type="float">
            <text:p>0.4419678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19287128" calcext:value-type="float">
            <text:p>19287128</text:p>
          </table:table-cell>
          <table:table-cell office:value-type="float" office:value="150730" calcext:value-type="float">
            <text:p>150730</text:p>
          </table:table-cell>
          <table:table-cell table:formula="of:=[.C96]/[.B96]" office:value-type="float" office:value="0.00781505675702469" calcext:value-type="float">
            <text:p>0.007815056757025</text:p>
          </table:table-cell>
          <table:table-cell office:value-type="float" office:value="0.39" calcext:value-type="float">
            <text:p>0.39</text:p>
          </table:table-cell>
          <table:table-cell office:value-type="float" office:value="3440" calcext:value-type="float">
            <text:p>3440</text:p>
          </table:table-cell>
          <table:table-cell office:value-type="float" office:value="0.53" calcext:value-type="float">
            <text:p>0.53</text:p>
          </table:table-cell>
          <table:table-cell office:value-type="float" office:value="4564" calcext:value-type="float">
            <text:p>4564</text:p>
          </table:table-cell>
          <table:table-cell office:value-type="string" calcext:value-type="string">
            <text:p>02_NA12878_S1.chr11.sam.deez_rawstreams.EditACGT_U_NVec</text:p>
          </table:table-cell>
          <table:table-cell office:value-type="string" calcext:value-type="string">
            <text:p>EditACGT_U_NVec</text:p>
          </table:table-cell>
          <table:table-cell office:value-type="float" office:value="2" calcext:value-type="float">
            <text:p>2</text:p>
          </table:table-cell>
          <table:table-cell office:value-type="float" office:value="47.16317593" calcext:value-type="float">
            <text:p>47.16317593</text:p>
          </table:table-cell>
          <table:table-cell office:value-type="float" office:value="0.271221377" calcext:value-type="float">
            <text:p>0.27122137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19287128" calcext:value-type="float">
            <text:p>19287128</text:p>
          </table:table-cell>
          <table:table-cell office:value-type="float" office:value="61364" calcext:value-type="float">
            <text:p>61364</text:p>
          </table:table-cell>
          <table:table-cell table:formula="of:=[.C97]/[.B97]" office:value-type="float" office:value="0.00318160381369378" calcext:value-type="float">
            <text:p>0.003181603813694</text:p>
          </table:table-cell>
          <table:table-cell office:value-type="float" office:value="0.44" calcext:value-type="float">
            <text:p>0.44</text:p>
          </table:table-cell>
          <table:table-cell office:value-type="float" office:value="174536" calcext:value-type="float">
            <text:p>174536</text:p>
          </table:table-cell>
          <table:table-cell office:value-type="float" office:value="1.89" calcext:value-type="float">
            <text:p>1.89</text:p>
          </table:table-cell>
          <table:table-cell office:value-type="float" office:value="270492" calcext:value-type="float">
            <text:p>270492</text:p>
          </table:table-cell>
          <table:table-cell office:value-type="string" calcext:value-type="string">
            <text:p>02_NA12878_S1.chr11.sam.deez_rawstreams.EditACGT_U_NVec</text:p>
          </table:table-cell>
          <table:table-cell office:value-type="string" calcext:value-type="string">
            <text:p>EditACGT_U_NVec</text:p>
          </table:table-cell>
          <table:table-cell office:value-type="float" office:value="2" calcext:value-type="float">
            <text:p>2</text:p>
          </table:table-cell>
          <table:table-cell office:value-type="float" office:value="41.80372412" calcext:value-type="float">
            <text:p>41.80372412</text:p>
          </table:table-cell>
          <table:table-cell office:value-type="float" office:value="0.030963635" calcext:value-type="float">
            <text:p>0.0309636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333018" calcext:value-type="float">
            <text:p>333018</text:p>
          </table:table-cell>
          <table:table-cell office:value-type="float" office:value="231812" calcext:value-type="float">
            <text:p>231812</text:p>
          </table:table-cell>
          <table:table-cell table:formula="of:=[.C98]/[.B98]" office:value-type="float" office:value="0.69609450540211" calcext:value-type="float">
            <text:p>0.69609450540211</text:p>
          </table:table-cell>
          <table:table-cell office:value-type="float" office:value="0.11" calcext:value-type="float">
            <text:p>0.11</text:p>
          </table:table-cell>
          <table:table-cell office:value-type="float" office:value="1728" calcext:value-type="float">
            <text:p>1728</text:p>
          </table:table-cell>
          <table:table-cell office:value-type="float" office:value="0.01" calcext:value-type="float">
            <text:p>0.01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02_NA12878_S1.chr11.sam.deez_rawstreams.TagX1k</text:p>
          </table:table-cell>
          <table:table-cell office:value-type="string" calcext:value-type="string">
            <text:p>TagX1k</text:p>
          </table:table-cell>
          <table:table-cell office:value-type="float" office:value="2" calcext:value-type="float">
            <text:p>2</text:p>
          </table:table-cell>
          <table:table-cell office:value-type="float" office:value="2.887188305" calcext:value-type="float">
            <text:p>2.887188305</text:p>
          </table:table-cell>
          <table:table-cell office:value-type="float" office:value="22.10731506" calcext:value-type="float">
            <text:p>22.107315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333018" calcext:value-type="float">
            <text:p>333018</text:p>
          </table:table-cell>
          <table:table-cell office:value-type="float" office:value="190771" calcext:value-type="float">
            <text:p>190771</text:p>
          </table:table-cell>
          <table:table-cell table:formula="of:=[.C99]/[.B99]" office:value-type="float" office:value="0.572854920755034" calcext:value-type="float">
            <text:p>0.572854920755034</text:p>
          </table:table-cell>
          <table:table-cell office:value-type="float" office:value="0.05" calcext:value-type="float">
            <text:p>0.05</text:p>
          </table:table-cell>
          <table:table-cell office:value-type="float" office:value="5192" calcext:value-type="float">
            <text:p>5192</text:p>
          </table:table-cell>
          <table:table-cell office:value-type="float" office:value="0.02" calcext:value-type="float">
            <text:p>0.02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02_NA12878_S1.chr11.sam.deez_rawstreams.TagX1k</text:p>
          </table:table-cell>
          <table:table-cell office:value-type="string" calcext:value-type="string">
            <text:p>TagX1k</text:p>
          </table:table-cell>
          <table:table-cell office:value-type="float" office:value="2" calcext:value-type="float">
            <text:p>2</text:p>
          </table:table-cell>
          <table:table-cell office:value-type="float" office:value="6.35181427" calcext:value-type="float">
            <text:p>6.35181427</text:p>
          </table:table-cell>
          <table:table-cell office:value-type="float" office:value="9.096670151" calcext:value-type="float">
            <text:p>9.0966701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333018" calcext:value-type="float">
            <text:p>333018</text:p>
          </table:table-cell>
          <table:table-cell office:value-type="float" office:value="183808" calcext:value-type="float">
            <text:p>183808</text:p>
          </table:table-cell>
          <table:table-cell table:formula="of:=[.C100]/[.B100]" office:value-type="float" office:value="0.551946141049433" calcext:value-type="float">
            <text:p>0.551946141049433</text:p>
          </table:table-cell>
          <table:table-cell office:value-type="float" office:value="0.19" calcext:value-type="float">
            <text:p>0.19</text:p>
          </table:table-cell>
          <table:table-cell office:value-type="float" office:value="71104" calcext:value-type="float">
            <text:p>71104</text:p>
          </table:table-cell>
          <table:table-cell office:value-type="float" office:value="0.03" calcext:value-type="float">
            <text:p>0.03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02_NA12878_S1.chr11.sam.deez_rawstreams.TagX1k</text:p>
          </table:table-cell>
          <table:table-cell office:value-type="string" calcext:value-type="string">
            <text:p>TagX1k</text:p>
          </table:table-cell>
          <table:table-cell office:value-type="float" office:value="2" calcext:value-type="float">
            <text:p>2</text:p>
          </table:table-cell>
          <table:table-cell office:value-type="float" office:value="1.671530071" calcext:value-type="float">
            <text:p>1.671530071</text:p>
          </table:table-cell>
          <table:table-cell office:value-type="float" office:value="5.843098958" calcext:value-type="float">
            <text:p>5.8430989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333018" calcext:value-type="float">
            <text:p>333018</text:p>
          </table:table-cell>
          <table:table-cell office:value-type="float" office:value="263884" calcext:value-type="float">
            <text:p>263884</text:p>
          </table:table-cell>
          <table:table-cell table:formula="of:=[.C101]/[.B101]" office:value-type="float" office:value="0.792401611924881" calcext:value-type="float">
            <text:p>0.792401611924881</text:p>
          </table:table-cell>
          <table:table-cell office:value-type="float" office:value="0.01" calcext:value-type="float">
            <text:p>0.01</text:p>
          </table:table-cell>
          <table:table-cell office:value-type="float" office:value="2440" calcext:value-type="float">
            <text:p>2440</text:p>
          </table:table-cell>
          <table:table-cell office:value-type="float" office:value="0.01" calcext:value-type="float">
            <text:p>0.01</text:p>
          </table:table-cell>
          <table:table-cell office:value-type="float" office:value="2228" calcext:value-type="float">
            <text:p>2228</text:p>
          </table:table-cell>
          <table:table-cell office:value-type="string" calcext:value-type="string">
            <text:p>02_NA12878_S1.chr11.sam.deez_rawstreams.TagX1k</text:p>
          </table:table-cell>
          <table:table-cell office:value-type="string" calcext:value-type="string">
            <text:p>TagX1k</text:p>
          </table:table-cell>
          <table:table-cell office:value-type="float" office:value="2" calcext:value-type="float">
            <text:p>2</text:p>
          </table:table-cell>
          <table:table-cell office:value-type="float" office:value="31.75907135" calcext:value-type="float">
            <text:p>31.75907135</text:p>
          </table:table-cell>
          <table:table-cell office:value-type="float" office:value="25.16593933" calcext:value-type="float">
            <text:p>25.165939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333018" calcext:value-type="float">
            <text:p>333018</text:p>
          </table:table-cell>
          <table:table-cell office:value-type="float" office:value="232417" calcext:value-type="float">
            <text:p>232417</text:p>
          </table:table-cell>
          <table:table-cell table:formula="of:=[.C102]/[.B102]" office:value-type="float" office:value="0.697911224017921" calcext:value-type="float">
            <text:p>0.697911224017921</text:p>
          </table:table-cell>
          <table:table-cell office:value-type="float" office:value="0.01" calcext:value-type="float">
            <text:p>0.01</text:p>
          </table:table-cell>
          <table:table-cell office:value-type="float" office:value="3444" calcext:value-type="float">
            <text:p>3444</text:p>
          </table:table-cell>
          <table:table-cell office:value-type="float" office:value="0.01" calcext:value-type="float">
            <text:p>0.01</text:p>
          </table:table-cell>
          <table:table-cell office:value-type="float" office:value="3376" calcext:value-type="float">
            <text:p>3376</text:p>
          </table:table-cell>
          <table:table-cell office:value-type="string" calcext:value-type="string">
            <text:p>02_NA12878_S1.chr11.sam.deez_rawstreams.TagX1k</text:p>
          </table:table-cell>
          <table:table-cell office:value-type="string" calcext:value-type="string">
            <text:p>TagX1k</text:p>
          </table:table-cell>
          <table:table-cell office:value-type="float" office:value="2" calcext:value-type="float">
            <text:p>2</text:p>
          </table:table-cell>
          <table:table-cell office:value-type="float" office:value="31.75907135" calcext:value-type="float">
            <text:p>31.75907135</text:p>
          </table:table-cell>
          <table:table-cell office:value-type="float" office:value="22.16501236" calcext:value-type="float">
            <text:p>22.165012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333018" calcext:value-type="float">
            <text:p>333018</text:p>
          </table:table-cell>
          <table:table-cell office:value-type="float" office:value="207825" calcext:value-type="float">
            <text:p>207825</text:p>
          </table:table-cell>
          <table:table-cell table:formula="of:=[.C103]/[.B103]" office:value-type="float" office:value="0.624065365836081" calcext:value-type="float">
            <text:p>0.624065365836081</text:p>
          </table:table-cell>
          <table:table-cell office:value-type="float" office:value="0.16" calcext:value-type="float">
            <text:p>0.16</text:p>
          </table:table-cell>
          <table:table-cell office:value-type="float" office:value="15460" calcext:value-type="float">
            <text:p>15460</text:p>
          </table:table-cell>
          <table:table-cell office:value-type="float" office:value="0.11" calcext:value-type="float">
            <text:p>0.11</text:p>
          </table:table-cell>
          <table:table-cell office:value-type="float" office:value="16916" calcext:value-type="float">
            <text:p>16916</text:p>
          </table:table-cell>
          <table:table-cell office:value-type="string" calcext:value-type="string">
            <text:p>02_NA12878_S1.chr11.sam.deez_rawstreams.TagX1k</text:p>
          </table:table-cell>
          <table:table-cell office:value-type="string" calcext:value-type="string">
            <text:p>TagX1k</text:p>
          </table:table-cell>
          <table:table-cell office:value-type="float" office:value="2" calcext:value-type="float">
            <text:p>2</text:p>
          </table:table-cell>
          <table:table-cell office:value-type="float" office:value="1.984941959" calcext:value-type="float">
            <text:p>1.984941959</text:p>
          </table:table-cell>
          <table:table-cell office:value-type="float" office:value="1.801794226" calcext:value-type="float">
            <text:p>1.80179422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671424" calcext:value-type="float">
            <text:p>671424</text:p>
          </table:table-cell>
          <table:table-cell office:value-type="float" office:value="173942" calcext:value-type="float">
            <text:p>173942</text:p>
          </table:table-cell>
          <table:table-cell table:formula="of:=[.C104]/[.B104]" office:value-type="float" office:value="0.259064317033648" calcext:value-type="float">
            <text:p>0.259064317033648</text:p>
          </table:table-cell>
          <table:table-cell office:value-type="float" office:value="0.97" calcext:value-type="float">
            <text:p>0.97</text:p>
          </table:table-cell>
          <table:table-cell office:value-type="float" office:value="1756" calcext:value-type="float">
            <text:p>1756</text:p>
          </table:table-cell>
          <table:table-cell office:value-type="float" office:value="0.02" calcext:value-type="float">
            <text:p>0.02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02_NA12878_S1.chr11.sam.deez_rawstreams.EditACGT_NVec</text:p>
          </table:table-cell>
          <table:table-cell office:value-type="string" calcext:value-type="string">
            <text:p>EditACGT_NVec</text:p>
          </table:table-cell>
          <table:table-cell office:value-type="float" office:value="2" calcext:value-type="float">
            <text:p>2</text:p>
          </table:table-cell>
          <table:table-cell office:value-type="float" office:value="0.66012353" calcext:value-type="float">
            <text:p>0.66012353</text:p>
          </table:table-cell>
          <table:table-cell office:value-type="float" office:value="8.294200897" calcext:value-type="float">
            <text:p>8.29420089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671424" calcext:value-type="float">
            <text:p>671424</text:p>
          </table:table-cell>
          <table:table-cell office:value-type="float" office:value="164270" calcext:value-type="float">
            <text:p>164270</text:p>
          </table:table-cell>
          <table:table-cell table:formula="of:=[.C105]/[.B105]" office:value-type="float" office:value="0.244659112572681" calcext:value-type="float">
            <text:p>0.244659112572681</text:p>
          </table:table-cell>
          <table:table-cell office:value-type="float" office:value="0.06" calcext:value-type="float">
            <text:p>0.06</text:p>
          </table:table-cell>
          <table:table-cell office:value-type="float" office:value="5160" calcext:value-type="float">
            <text:p>5160</text:p>
          </table:table-cell>
          <table:table-cell office:value-type="float" office:value="0.06" calcext:value-type="float">
            <text:p>0.06</text:p>
          </table:table-cell>
          <table:table-cell office:value-type="float" office:value="3728" calcext:value-type="float">
            <text:p>3728</text:p>
          </table:table-cell>
          <table:table-cell office:value-type="string" calcext:value-type="string">
            <text:p>02_NA12878_S1.chr11.sam.deez_rawstreams.EditACGT_NVec</text:p>
          </table:table-cell>
          <table:table-cell office:value-type="string" calcext:value-type="string">
            <text:p>EditACGT_NVec</text:p>
          </table:table-cell>
          <table:table-cell office:value-type="float" office:value="2" calcext:value-type="float">
            <text:p>2</text:p>
          </table:table-cell>
          <table:table-cell office:value-type="float" office:value="10.67199707" calcext:value-type="float">
            <text:p>10.67199707</text:p>
          </table:table-cell>
          <table:table-cell office:value-type="float" office:value="2.611001333" calcext:value-type="float">
            <text:p>2.61100133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671424" calcext:value-type="float">
            <text:p>671424</text:p>
          </table:table-cell>
          <table:table-cell office:value-type="float" office:value="157652" calcext:value-type="float">
            <text:p>157652</text:p>
          </table:table-cell>
          <table:table-cell table:formula="of:=[.C106]/[.B106]" office:value-type="float" office:value="0.234802449718807" calcext:value-type="float">
            <text:p>0.234802449718807</text:p>
          </table:table-cell>
          <table:table-cell office:value-type="float" office:value="0.58" calcext:value-type="float">
            <text:p>0.58</text:p>
          </table:table-cell>
          <table:table-cell office:value-type="float" office:value="74196" calcext:value-type="float">
            <text:p>74196</text:p>
          </table:table-cell>
          <table:table-cell office:value-type="float" office:value="0.05" calcext:value-type="float">
            <text:p>0.05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02_NA12878_S1.chr11.sam.deez_rawstreams.EditACGT_NVec</text:p>
          </table:table-cell>
          <table:table-cell office:value-type="string" calcext:value-type="string">
            <text:p>EditACGT_NVec</text:p>
          </table:table-cell>
          <table:table-cell office:value-type="float" office:value="2" calcext:value-type="float">
            <text:p>2</text:p>
          </table:table-cell>
          <table:table-cell office:value-type="float" office:value="1.103999697" calcext:value-type="float">
            <text:p>1.103999697</text:p>
          </table:table-cell>
          <table:table-cell office:value-type="float" office:value="3.006973267" calcext:value-type="float">
            <text:p>3.0069732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671424" calcext:value-type="float">
            <text:p>671424</text:p>
          </table:table-cell>
          <table:table-cell office:value-type="float" office:value="149798" calcext:value-type="float">
            <text:p>149798</text:p>
          </table:table-cell>
          <table:table-cell table:formula="of:=[.C107]/[.B107]" office:value-type="float" office:value="0.223104923267563" calcext:value-type="float">
            <text:p>0.223104923267563</text:p>
          </table:table-cell>
          <table:table-cell office:value-type="float" office:value="0.02" calcext:value-type="float">
            <text:p>0.02</text:p>
          </table:table-cell>
          <table:table-cell office:value-type="float" office:value="2384" calcext:value-type="float">
            <text:p>2384</text:p>
          </table:table-cell>
          <table:table-cell office:value-type="float" office:value="0.02" calcext:value-type="float">
            <text:p>0.02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02_NA12878_S1.chr11.sam.deez_rawstreams.EditACGT_NVec</text:p>
          </table:table-cell>
          <table:table-cell office:value-type="string" calcext:value-type="string">
            <text:p>EditACGT_NVec</text:p>
          </table:table-cell>
          <table:table-cell office:value-type="float" office:value="2" calcext:value-type="float">
            <text:p>2</text:p>
          </table:table-cell>
          <table:table-cell office:value-type="float" office:value="32.01599121" calcext:value-type="float">
            <text:p>32.01599121</text:p>
          </table:table-cell>
          <table:table-cell office:value-type="float" office:value="7.142925262" calcext:value-type="float">
            <text:p>7.1429252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671424" calcext:value-type="float">
            <text:p>671424</text:p>
          </table:table-cell>
          <table:table-cell office:value-type="float" office:value="146571" calcext:value-type="float">
            <text:p>146571</text:p>
          </table:table-cell>
          <table:table-cell table:formula="of:=[.C108]/[.B108]" office:value-type="float" office:value="0.218298720331713" calcext:value-type="float">
            <text:p>0.218298720331713</text:p>
          </table:table-cell>
          <table:table-cell office:value-type="float" office:value="0.03" calcext:value-type="float">
            <text:p>0.03</text:p>
          </table:table-cell>
          <table:table-cell office:value-type="float" office:value="3508" calcext:value-type="float">
            <text:p>3508</text:p>
          </table:table-cell>
          <table:table-cell office:value-type="float" office:value="0.02" calcext:value-type="float">
            <text:p>0.02</text:p>
          </table:table-cell>
          <table:table-cell office:value-type="float" office:value="3248" calcext:value-type="float">
            <text:p>3248</text:p>
          </table:table-cell>
          <table:table-cell office:value-type="string" calcext:value-type="string">
            <text:p>02_NA12878_S1.chr11.sam.deez_rawstreams.EditACGT_NVec</text:p>
          </table:table-cell>
          <table:table-cell office:value-type="string" calcext:value-type="string">
            <text:p>EditACGT_NVec</text:p>
          </table:table-cell>
          <table:table-cell office:value-type="float" office:value="2" calcext:value-type="float">
            <text:p>2</text:p>
          </table:table-cell>
          <table:table-cell office:value-type="float" office:value="21.34399414" calcext:value-type="float">
            <text:p>21.34399414</text:p>
          </table:table-cell>
          <table:table-cell office:value-type="float" office:value="6.989049911" calcext:value-type="float">
            <text:p>6.9890499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671424" calcext:value-type="float">
            <text:p>671424</text:p>
          </table:table-cell>
          <table:table-cell office:value-type="float" office:value="143381" calcext:value-type="float">
            <text:p>143381</text:p>
          </table:table-cell>
          <table:table-cell table:formula="of:=[.C109]/[.B109]" office:value-type="float" office:value="0.213547624154037" calcext:value-type="float">
            <text:p>0.213547624154037</text:p>
          </table:table-cell>
          <table:table-cell office:value-type="float" office:value="0.09" calcext:value-type="float">
            <text:p>0.09</text:p>
          </table:table-cell>
          <table:table-cell office:value-type="float" office:value="24576" calcext:value-type="float">
            <text:p>24576</text:p>
          </table:table-cell>
          <table:table-cell office:value-type="float" office:value="0.07" calcext:value-type="float">
            <text:p>0.07</text:p>
          </table:table-cell>
          <table:table-cell office:value-type="float" office:value="25020" calcext:value-type="float">
            <text:p>25020</text:p>
          </table:table-cell>
          <table:table-cell office:value-type="string" calcext:value-type="string">
            <text:p>02_NA12878_S1.chr11.sam.deez_rawstreams.EditACGT_NVec</text:p>
          </table:table-cell>
          <table:table-cell office:value-type="string" calcext:value-type="string">
            <text:p>EditACGT_NVec</text:p>
          </table:table-cell>
          <table:table-cell office:value-type="float" office:value="2" calcext:value-type="float">
            <text:p>2</text:p>
          </table:table-cell>
          <table:table-cell office:value-type="float" office:value="7.114664714" calcext:value-type="float">
            <text:p>7.114664714</text:p>
          </table:table-cell>
          <table:table-cell office:value-type="float" office:value="1.953411102" calcext:value-type="float">
            <text:p>1.9534111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12001161" calcext:value-type="float">
            <text:p>12001161</text:p>
          </table:table-cell>
          <table:table-cell table:formula="of:=[.C110]/[.B110]" office:value-type="float" office:value="0.234460801604494" calcext:value-type="float">
            <text:p>0.234460801604494</text:p>
          </table:table-cell>
          <table:table-cell office:value-type="float" office:value="71.55" calcext:value-type="float">
            <text:p>71.55</text:p>
          </table:table-cell>
          <table:table-cell office:value-type="float" office:value="1888" calcext:value-type="float">
            <text:p>1888</text:p>
          </table:table-cell>
          <table:table-cell office:value-type="float" office:value="0.82" calcext:value-type="float">
            <text:p>0.82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02_NA12878_S1.chr11.sam.deez_rawstreams.pairedTLenBit</text:p>
          </table:table-cell>
          <table:table-cell office:value-type="string" calcext:value-type="string">
            <text:p>pairedTLenBit</text:p>
          </table:table-cell>
          <table:table-cell office:value-type="float" office:value="2" calcext:value-type="float">
            <text:p>2</text:p>
          </table:table-cell>
          <table:table-cell office:value-type="float" office:value="0.682249876" calcext:value-type="float">
            <text:p>0.682249876</text:p>
          </table:table-cell>
          <table:table-cell office:value-type="float" office:value="13.95755977" calcext:value-type="float">
            <text:p>13.9575597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11681137" calcext:value-type="float">
            <text:p>11681137</text:p>
          </table:table-cell>
          <table:table-cell table:formula="of:=[.C111]/[.B111]" office:value-type="float" office:value="0.228208649535817" calcext:value-type="float">
            <text:p>0.228208649535817</text:p>
          </table:table-cell>
          <table:table-cell office:value-type="float" office:value="5.95" calcext:value-type="float">
            <text:p>5.95</text:p>
          </table:table-cell>
          <table:table-cell office:value-type="float" office:value="10404" calcext:value-type="float">
            <text:p>10404</text:p>
          </table:table-cell>
          <table:table-cell office:value-type="float" office:value="2.68" calcext:value-type="float">
            <text:p>2.68</text:p>
          </table:table-cell>
          <table:table-cell office:value-type="float" office:value="7004" calcext:value-type="float">
            <text:p>7004</text:p>
          </table:table-cell>
          <table:table-cell office:value-type="string" calcext:value-type="string">
            <text:p>02_NA12878_S1.chr11.sam.deez_rawstreams.pairedTLenBit</text:p>
          </table:table-cell>
          <table:table-cell office:value-type="string" calcext:value-type="string">
            <text:p>pairedTLenBit</text:p>
          </table:table-cell>
          <table:table-cell office:value-type="float" office:value="2" calcext:value-type="float">
            <text:p>2</text:p>
          </table:table-cell>
          <table:table-cell office:value-type="float" office:value="8.204198084" calcext:value-type="float">
            <text:p>8.204198084</text:p>
          </table:table-cell>
          <table:table-cell office:value-type="float" office:value="4.156716546" calcext:value-type="float">
            <text:p>4.15671654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10730956" calcext:value-type="float">
            <text:p>10730956</text:p>
          </table:table-cell>
          <table:table-cell table:formula="of:=[.C112]/[.B112]" office:value-type="float" office:value="0.209645428949962" calcext:value-type="float">
            <text:p>0.209645428949962</text:p>
          </table:table-cell>
          <table:table-cell office:value-type="float" office:value="81.06" calcext:value-type="float">
            <text:p>81.06</text:p>
          </table:table-cell>
          <table:table-cell office:value-type="float" office:value="518832" calcext:value-type="float">
            <text:p>518832</text:p>
          </table:table-cell>
          <table:table-cell office:value-type="float" office:value="1.58" calcext:value-type="float">
            <text:p>1.58</text:p>
          </table:table-cell>
          <table:table-cell office:value-type="float" office:value="52432" calcext:value-type="float">
            <text:p>52432</text:p>
          </table:table-cell>
          <table:table-cell office:value-type="string" calcext:value-type="string">
            <text:p>02_NA12878_S1.chr11.sam.deez_rawstreams.pairedTLenBit</text:p>
          </table:table-cell>
          <table:table-cell office:value-type="string" calcext:value-type="string">
            <text:p>pairedTLenBit</text:p>
          </table:table-cell>
          <table:table-cell office:value-type="float" office:value="2" calcext:value-type="float">
            <text:p>2</text:p>
          </table:table-cell>
          <table:table-cell office:value-type="float" office:value="0.602207977" calcext:value-type="float">
            <text:p>0.602207977</text:p>
          </table:table-cell>
          <table:table-cell office:value-type="float" office:value="6.477112106" calcext:value-type="float">
            <text:p>6.47711210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10948689" calcext:value-type="float">
            <text:p>10948689</text:p>
          </table:table-cell>
          <table:table-cell table:formula="of:=[.C113]/[.B113]" office:value-type="float" office:value="0.213899171876647" calcext:value-type="float">
            <text:p>0.213899171876647</text:p>
          </table:table-cell>
          <table:table-cell office:value-type="float" office:value="1.04" calcext:value-type="float">
            <text:p>1.04</text:p>
          </table:table-cell>
          <table:table-cell office:value-type="float" office:value="4088" calcext:value-type="float">
            <text:p>4088</text:p>
          </table:table-cell>
          <table:table-cell office:value-type="float" office:value="1.13" calcext:value-type="float">
            <text:p>1.13</text:p>
          </table:table-cell>
          <table:table-cell office:value-type="float" office:value="4492" calcext:value-type="float">
            <text:p>4492</text:p>
          </table:table-cell>
          <table:table-cell office:value-type="string" calcext:value-type="string">
            <text:p>02_NA12878_S1.chr11.sam.deez_rawstreams.pairedTLenBit</text:p>
          </table:table-cell>
          <table:table-cell office:value-type="string" calcext:value-type="string">
            <text:p>pairedTLenBit</text:p>
          </table:table-cell>
          <table:table-cell office:value-type="float" office:value="2" calcext:value-type="float">
            <text:p>2</text:p>
          </table:table-cell>
          <table:table-cell office:value-type="float" office:value="46.93747942" calcext:value-type="float">
            <text:p>46.93747942</text:p>
          </table:table-cell>
          <table:table-cell office:value-type="float" office:value="9.240250883" calcext:value-type="float">
            <text:p>9.24025088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9715203" calcext:value-type="float">
            <text:p>9715203</text:p>
          </table:table-cell>
          <table:table-cell table:formula="of:=[.C114]/[.B114]" office:value-type="float" office:value="0.189801160331937" calcext:value-type="float">
            <text:p>0.189801160331937</text:p>
          </table:table-cell>
          <table:table-cell office:value-type="float" office:value="1.55" calcext:value-type="float">
            <text:p>1.55</text:p>
          </table:table-cell>
          <table:table-cell office:value-type="float" office:value="4060" calcext:value-type="float">
            <text:p>4060</text:p>
          </table:table-cell>
          <table:table-cell office:value-type="float" office:value="1.57" calcext:value-type="float">
            <text:p>1.57</text:p>
          </table:table-cell>
          <table:table-cell office:value-type="float" office:value="5776" calcext:value-type="float">
            <text:p>5776</text:p>
          </table:table-cell>
          <table:table-cell office:value-type="string" calcext:value-type="string">
            <text:p>02_NA12878_S1.chr11.sam.deez_rawstreams.pairedTLenBit</text:p>
          </table:table-cell>
          <table:table-cell office:value-type="string" calcext:value-type="string">
            <text:p>pairedTLenBit</text:p>
          </table:table-cell>
          <table:table-cell office:value-type="float" office:value="2" calcext:value-type="float">
            <text:p>2</text:p>
          </table:table-cell>
          <table:table-cell office:value-type="float" office:value="31.49353458" calcext:value-type="float">
            <text:p>31.49353458</text:p>
          </table:table-cell>
          <table:table-cell office:value-type="float" office:value="5.90136279" calcext:value-type="float">
            <text:p>5.901362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10018336" calcext:value-type="float">
            <text:p>10018336</text:p>
          </table:table-cell>
          <table:table-cell table:formula="of:=[.C115]/[.B115]" office:value-type="float" office:value="0.195723321210603" calcext:value-type="float">
            <text:p>0.195723321210603</text:p>
          </table:table-cell>
          <table:table-cell office:value-type="float" office:value="13.62" calcext:value-type="float">
            <text:p>13.62</text:p>
          </table:table-cell>
          <table:table-cell office:value-type="float" office:value="930012" calcext:value-type="float">
            <text:p>930012</text:p>
          </table:table-cell>
          <table:table-cell office:value-type="float" office:value="9.25" calcext:value-type="float">
            <text:p>9.25</text:p>
          </table:table-cell>
          <table:table-cell office:value-type="float" office:value="940144" calcext:value-type="float">
            <text:p>940144</text:p>
          </table:table-cell>
          <table:table-cell office:value-type="string" calcext:value-type="string">
            <text:p>02_NA12878_S1.chr11.sam.deez_rawstreams.pairedTLenBit</text:p>
          </table:table-cell>
          <table:table-cell office:value-type="string" calcext:value-type="string">
            <text:p>pairedTLenBit</text:p>
          </table:table-cell>
          <table:table-cell office:value-type="float" office:value="2" calcext:value-type="float">
            <text:p>2</text:p>
          </table:table-cell>
          <table:table-cell office:value-type="float" office:value="3.584065976" calcext:value-type="float">
            <text:p>3.584065976</text:p>
          </table:table-cell>
          <table:table-cell office:value-type="float" office:value="1.032889701" calcext:value-type="float">
            <text:p>1.0328897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7556928" calcext:value-type="float">
            <text:p>7556928</text:p>
          </table:table-cell>
          <table:table-cell table:formula="of:=[.C116]/[.B116]" office:value-type="float" office:value="0.164264820541745" calcext:value-type="float">
            <text:p>0.164264820541745</text:p>
          </table:table-cell>
          <table:table-cell office:value-type="float" office:value="151.3" calcext:value-type="float">
            <text:p>151.3</text:p>
          </table:table-cell>
          <table:table-cell office:value-type="float" office:value="1764" calcext:value-type="float">
            <text:p>1764</text:p>
          </table:table-cell>
          <table:table-cell office:value-type="float" office:value="0.72" calcext:value-type="float">
            <text:p>0.72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02_NA12878_S1.chr11.sam.deez_rawstreams.TagSMj</text:p>
          </table:table-cell>
          <table:table-cell office:value-type="string" calcext:value-type="string">
            <text:p>TagSMj</text:p>
          </table:table-cell>
          <table:table-cell office:value-type="float" office:value="2" calcext:value-type="float">
            <text:p>2</text:p>
          </table:table-cell>
          <table:table-cell office:value-type="float" office:value="0.289975883" calcext:value-type="float">
            <text:p>0.289975883</text:p>
          </table:table-cell>
          <table:table-cell office:value-type="float" office:value="10.00951131" calcext:value-type="float">
            <text:p>10.0095113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7668546" calcext:value-type="float">
            <text:p>7668546</text:p>
          </table:table-cell>
          <table:table-cell table:formula="of:=[.C117]/[.B117]" office:value-type="float" office:value="0.166691059185177" calcext:value-type="float">
            <text:p>0.166691059185177</text:p>
          </table:table-cell>
          <table:table-cell office:value-type="float" office:value="4.59" calcext:value-type="float">
            <text:p>4.59</text:p>
          </table:table-cell>
          <table:table-cell office:value-type="float" office:value="9836" calcext:value-type="float">
            <text:p>9836</text:p>
          </table:table-cell>
          <table:table-cell office:value-type="float" office:value="2.21" calcext:value-type="float">
            <text:p>2.21</text:p>
          </table:table-cell>
          <table:table-cell office:value-type="float" office:value="6812" calcext:value-type="float">
            <text:p>6812</text:p>
          </table:table-cell>
          <table:table-cell office:value-type="string" calcext:value-type="string">
            <text:p>02_NA12878_S1.chr11.sam.deez_rawstreams.TagSMj</text:p>
          </table:table-cell>
          <table:table-cell office:value-type="string" calcext:value-type="string">
            <text:p>TagSMj</text:p>
          </table:table-cell>
          <table:table-cell office:value-type="float" office:value="2" calcext:value-type="float">
            <text:p>2</text:p>
          </table:table-cell>
          <table:table-cell office:value-type="float" office:value="9.558464291" calcext:value-type="float">
            <text:p>9.558464291</text:p>
          </table:table-cell>
          <table:table-cell office:value-type="float" office:value="3.309183423" calcext:value-type="float">
            <text:p>3.3091834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6627128" calcext:value-type="float">
            <text:p>6627128</text:p>
          </table:table-cell>
          <table:table-cell table:formula="of:=[.C118]/[.B118]" office:value-type="float" office:value="0.144053773124102" calcext:value-type="float">
            <text:p>0.144053773124102</text:p>
          </table:table-cell>
          <table:table-cell office:value-type="float" office:value="101.98" calcext:value-type="float">
            <text:p>101.98</text:p>
          </table:table-cell>
          <table:table-cell office:value-type="float" office:value="472660" calcext:value-type="float">
            <text:p>472660</text:p>
          </table:table-cell>
          <table:table-cell office:value-type="float" office:value="1.33" calcext:value-type="float">
            <text:p>1.33</text:p>
          </table:table-cell>
          <table:table-cell office:value-type="float" office:value="47132" calcext:value-type="float">
            <text:p>47132</text:p>
          </table:table-cell>
          <table:table-cell office:value-type="string" calcext:value-type="string">
            <text:p>02_NA12878_S1.chr11.sam.deez_rawstreams.TagSMj</text:p>
          </table:table-cell>
          <table:table-cell office:value-type="string" calcext:value-type="string">
            <text:p>TagSMj</text:p>
          </table:table-cell>
          <table:table-cell office:value-type="float" office:value="2" calcext:value-type="float">
            <text:p>2</text:p>
          </table:table-cell>
          <table:table-cell office:value-type="float" office:value="0.430215249" calcext:value-type="float">
            <text:p>0.430215249</text:p>
          </table:table-cell>
          <table:table-cell office:value-type="float" office:value="4.751971252" calcext:value-type="float">
            <text:p>4.7519712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7024541" calcext:value-type="float">
            <text:p>7024541</text:p>
          </table:table-cell>
          <table:table-cell table:formula="of:=[.C119]/[.B119]" office:value-type="float" office:value="0.152692333015894" calcext:value-type="float">
            <text:p>0.152692333015894</text:p>
          </table:table-cell>
          <table:table-cell office:value-type="float" office:value="1.06" calcext:value-type="float">
            <text:p>1.06</text:p>
          </table:table-cell>
          <table:table-cell office:value-type="float" office:value="3988" calcext:value-type="float">
            <text:p>3988</text:p>
          </table:table-cell>
          <table:table-cell office:value-type="float" office:value="1.16" calcext:value-type="float">
            <text:p>1.16</text:p>
          </table:table-cell>
          <table:table-cell office:value-type="float" office:value="4568" calcext:value-type="float">
            <text:p>4568</text:p>
          </table:table-cell>
          <table:table-cell office:value-type="string" calcext:value-type="string">
            <text:p>02_NA12878_S1.chr11.sam.deez_rawstreams.TagSMj</text:p>
          </table:table-cell>
          <table:table-cell office:value-type="string" calcext:value-type="string">
            <text:p>TagSMj</text:p>
          </table:table-cell>
          <table:table-cell office:value-type="float" office:value="2" calcext:value-type="float">
            <text:p>2</text:p>
          </table:table-cell>
          <table:table-cell office:value-type="float" office:value="41.38995387" calcext:value-type="float">
            <text:p>41.38995387</text:p>
          </table:table-cell>
          <table:table-cell office:value-type="float" office:value="5.775107186" calcext:value-type="float">
            <text:p>5.77510718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6131304" calcext:value-type="float">
            <text:p>6131304</text:p>
          </table:table-cell>
          <table:table-cell table:formula="of:=[.C120]/[.B120]" office:value-type="float" office:value="0.133276054932227" calcext:value-type="float">
            <text:p>0.133276054932227</text:p>
          </table:table-cell>
          <table:table-cell office:value-type="float" office:value="1.24" calcext:value-type="float">
            <text:p>1.24</text:p>
          </table:table-cell>
          <table:table-cell office:value-type="float" office:value="3944" calcext:value-type="float">
            <text:p>3944</text:p>
          </table:table-cell>
          <table:table-cell office:value-type="float" office:value="1.18" calcext:value-type="float">
            <text:p>1.18</text:p>
          </table:table-cell>
          <table:table-cell office:value-type="float" office:value="5572" calcext:value-type="float">
            <text:p>5572</text:p>
          </table:table-cell>
          <table:table-cell office:value-type="string" calcext:value-type="string">
            <text:p>02_NA12878_S1.chr11.sam.deez_rawstreams.TagSMj</text:p>
          </table:table-cell>
          <table:table-cell office:value-type="string" calcext:value-type="string">
            <text:p>TagSMj</text:p>
          </table:table-cell>
          <table:table-cell office:value-type="float" office:value="2" calcext:value-type="float">
            <text:p>2</text:p>
          </table:table-cell>
          <table:table-cell office:value-type="float" office:value="35.38173476" calcext:value-type="float">
            <text:p>35.38173476</text:p>
          </table:table-cell>
          <table:table-cell office:value-type="float" office:value="4.955311145" calcext:value-type="float">
            <text:p>4.9553111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46004543" calcext:value-type="float">
            <text:p>46004543</text:p>
          </table:table-cell>
          <table:table-cell office:value-type="float" office:value="6096123" calcext:value-type="float">
            <text:p>6096123</text:p>
          </table:table-cell>
          <table:table-cell table:formula="of:=[.C121]/[.B121]" office:value-type="float" office:value="0.132511326109684" calcext:value-type="float">
            <text:p>0.132511326109684</text:p>
          </table:table-cell>
          <table:table-cell office:value-type="float" office:value="4.02" calcext:value-type="float">
            <text:p>4.02</text:p>
          </table:table-cell>
          <table:table-cell office:value-type="float" office:value="890468" calcext:value-type="float">
            <text:p>890468</text:p>
          </table:table-cell>
          <table:table-cell office:value-type="float" office:value="3.15" calcext:value-type="float">
            <text:p>3.15</text:p>
          </table:table-cell>
          <table:table-cell office:value-type="float" office:value="897172" calcext:value-type="float">
            <text:p>897172</text:p>
          </table:table-cell>
          <table:table-cell office:value-type="string" calcext:value-type="string">
            <text:p>02_NA12878_S1.chr11.sam.deez_rawstreams.TagSMj</text:p>
          </table:table-cell>
          <table:table-cell office:value-type="string" calcext:value-type="string">
            <text:p>TagSMj</text:p>
          </table:table-cell>
          <table:table-cell office:value-type="float" office:value="2" calcext:value-type="float">
            <text:p>2</text:p>
          </table:table-cell>
          <table:table-cell office:value-type="float" office:value="10.91376893" calcext:value-type="float">
            <text:p>10.91376893</text:p>
          </table:table-cell>
          <table:table-cell office:value-type="float" office:value="1.845624106" calcext:value-type="float">
            <text:p>1.8456241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90316071" calcext:value-type="float">
            <text:p>90316071</text:p>
          </table:table-cell>
          <table:table-cell table:formula="of:=[.C122]/[.B122]" office:value-type="float" office:value="0.430660586357117" calcext:value-type="float">
            <text:p>0.430660586357117</text:p>
          </table:table-cell>
          <table:table-cell office:value-type="float" office:value="38.01" calcext:value-type="float">
            <text:p>38.01</text:p>
          </table:table-cell>
          <table:table-cell office:value-type="float" office:value="1712" calcext:value-type="float">
            <text:p>1712</text:p>
          </table:table-cell>
          <table:table-cell office:value-type="float" office:value="4.26" calcext:value-type="float">
            <text:p>4.26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02_NA12878_S1.chr11.sam.deez_rawstreams.readNameContent.cropped</text:p>
          </table:table-cell>
          <table:table-cell office:value-type="string" calcext:value-type="string">
            <text:p>readNameContent</text:p>
          </table:table-cell>
          <table:table-cell office:value-type="float" office:value="2" calcext:value-type="float">
            <text:p>2</text:p>
          </table:table-cell>
          <table:table-cell office:value-type="float" office:value="5.261773218" calcext:value-type="float">
            <text:p>5.261773218</text:p>
          </table:table-cell>
          <table:table-cell office:value-type="float" office:value="20.21880687" calcext:value-type="float">
            <text:p>20.218806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90463161" calcext:value-type="float">
            <text:p>90463161</text:p>
          </table:table-cell>
          <table:table-cell table:formula="of:=[.C123]/[.B123]" office:value-type="float" office:value="0.431361966133118" calcext:value-type="float">
            <text:p>0.431361966133118</text:p>
          </table:table-cell>
          <table:table-cell office:value-type="float" office:value="25.42" calcext:value-type="float">
            <text:p>25.42</text:p>
          </table:table-cell>
          <table:table-cell office:value-type="float" office:value="9800" calcext:value-type="float">
            <text:p>9800</text:p>
          </table:table-cell>
          <table:table-cell office:value-type="float" office:value="15.14" calcext:value-type="float">
            <text:p>15.14</text:p>
          </table:table-cell>
          <table:table-cell office:value-type="float" office:value="6976" calcext:value-type="float">
            <text:p>6976</text:p>
          </table:table-cell>
          <table:table-cell office:value-type="string" calcext:value-type="string">
            <text:p>02_NA12878_S1.chr11.sam.deez_rawstreams.readNameContent.cropped</text:p>
          </table:table-cell>
          <table:table-cell office:value-type="string" calcext:value-type="string">
            <text:p>readNameContent</text:p>
          </table:table-cell>
          <table:table-cell office:value-type="float" office:value="2" calcext:value-type="float">
            <text:p>2</text:p>
          </table:table-cell>
          <table:table-cell office:value-type="float" office:value="7.867820614" calcext:value-type="float">
            <text:p>7.867820614</text:p>
          </table:table-cell>
          <table:table-cell office:value-type="float" office:value="5.698308668" calcext:value-type="float">
            <text:p>5.69830866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86271708" calcext:value-type="float">
            <text:p>86271708</text:p>
          </table:table-cell>
          <table:table-cell table:formula="of:=[.C124]/[.B124]" office:value-type="float" office:value="0.411375560760498" calcext:value-type="float">
            <text:p>0.411375560760498</text:p>
          </table:table-cell>
          <table:table-cell office:value-type="float" office:value="124.43" calcext:value-type="float">
            <text:p>124.43</text:p>
          </table:table-cell>
          <table:table-cell office:value-type="float" office:value="691300" calcext:value-type="float">
            <text:p>691300</text:p>
          </table:table-cell>
          <table:table-cell office:value-type="float" office:value="9.1" calcext:value-type="float">
            <text:p>9.1</text:p>
          </table:table-cell>
          <table:table-cell office:value-type="float" office:value="67880" calcext:value-type="float">
            <text:p>67880</text:p>
          </table:table-cell>
          <table:table-cell office:value-type="string" calcext:value-type="string">
            <text:p>02_NA12878_S1.chr11.sam.deez_rawstreams.readNameContent.cropped</text:p>
          </table:table-cell>
          <table:table-cell office:value-type="string" calcext:value-type="string">
            <text:p>readNameContent</text:p>
          </table:table-cell>
          <table:table-cell office:value-type="float" office:value="2" calcext:value-type="float">
            <text:p>2</text:p>
          </table:table-cell>
          <table:table-cell office:value-type="float" office:value="1.607329422" calcext:value-type="float">
            <text:p>1.607329422</text:p>
          </table:table-cell>
          <table:table-cell office:value-type="float" office:value="9.041221116" calcext:value-type="float">
            <text:p>9.0412211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171274336" calcext:value-type="float">
            <text:p>171274336</text:p>
          </table:table-cell>
          <table:table-cell table:formula="of:=[.C125]/[.B125]" office:value-type="float" office:value="0.816699676513672" calcext:value-type="float">
            <text:p>0.816699676513672</text:p>
          </table:table-cell>
          <table:table-cell office:value-type="float" office:value="5.56" calcext:value-type="float">
            <text:p>5.56</text:p>
          </table:table-cell>
          <table:table-cell office:value-type="float" office:value="4708" calcext:value-type="float">
            <text:p>4708</text:p>
          </table:table-cell>
          <table:table-cell office:value-type="float" office:value="5.18" calcext:value-type="float">
            <text:p>5.18</text:p>
          </table:table-cell>
          <table:table-cell office:value-type="float" office:value="5180" calcext:value-type="float">
            <text:p>5180</text:p>
          </table:table-cell>
          <table:table-cell office:value-type="string" calcext:value-type="string">
            <text:p>02_NA12878_S1.chr11.sam.deez_rawstreams.readNameContent.cropped</text:p>
          </table:table-cell>
          <table:table-cell office:value-type="string" calcext:value-type="string">
            <text:p>readNameContent</text:p>
          </table:table-cell>
          <table:table-cell office:value-type="float" office:value="2" calcext:value-type="float">
            <text:p>2</text:p>
          </table:table-cell>
          <table:table-cell office:value-type="float" office:value="35.97122302" calcext:value-type="float">
            <text:p>35.97122302</text:p>
          </table:table-cell>
          <table:table-cell office:value-type="float" office:value="31.53280604" calcext:value-type="float">
            <text:p>31.5328060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119003661" calcext:value-type="float">
            <text:p>119003661</text:p>
          </table:table-cell>
          <table:table-cell table:formula="of:=[.C126]/[.B126]" office:value-type="float" office:value="0.567453675270081" calcext:value-type="float">
            <text:p>0.567453675270081</text:p>
          </table:table-cell>
          <table:table-cell office:value-type="float" office:value="7.45" calcext:value-type="float">
            <text:p>7.45</text:p>
          </table:table-cell>
          <table:table-cell office:value-type="float" office:value="5820" calcext:value-type="float">
            <text:p>5820</text:p>
          </table:table-cell>
          <table:table-cell office:value-type="float" office:value="7.62" calcext:value-type="float">
            <text:p>7.62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02_NA12878_S1.chr11.sam.deez_rawstreams.readNameContent.cropped</text:p>
          </table:table-cell>
          <table:table-cell office:value-type="string" calcext:value-type="string">
            <text:p>readNameContent</text:p>
          </table:table-cell>
          <table:table-cell office:value-type="float" office:value="2" calcext:value-type="float">
            <text:p>2</text:p>
          </table:table-cell>
          <table:table-cell office:value-type="float" office:value="26.84563758" calcext:value-type="float">
            <text:p>26.84563758</text:p>
          </table:table-cell>
          <table:table-cell office:value-type="float" office:value="14.89379725" calcext:value-type="float">
            <text:p>14.893797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114023000" calcext:value-type="float">
            <text:p>114023000</text:p>
          </table:table-cell>
          <table:table-cell table:formula="of:=[.C127]/[.B127]" office:value-type="float" office:value="0.543704032897949" calcext:value-type="float">
            <text:p>0.543704032897949</text:p>
          </table:table-cell>
          <table:table-cell office:value-type="float" office:value="69.1" calcext:value-type="float">
            <text:p>69.1</text:p>
          </table:table-cell>
          <table:table-cell office:value-type="float" office:value="3397440" calcext:value-type="float">
            <text:p>3397440</text:p>
          </table:table-cell>
          <table:table-cell office:value-type="float" office:value="24.11" calcext:value-type="float">
            <text:p>24.11</text:p>
          </table:table-cell>
          <table:table-cell office:value-type="float" office:value="3859648" calcext:value-type="float">
            <text:p>3859648</text:p>
          </table:table-cell>
          <table:table-cell office:value-type="string" calcext:value-type="string">
            <text:p>02_NA12878_S1.chr11.sam.deez_rawstreams.readNameContent.cropped</text:p>
          </table:table-cell>
          <table:table-cell office:value-type="string" calcext:value-type="string">
            <text:p>readNameContent</text:p>
          </table:table-cell>
          <table:table-cell office:value-type="float" office:value="2" calcext:value-type="float">
            <text:p>2</text:p>
          </table:table-cell>
          <table:table-cell office:value-type="float" office:value="2.894356006" calcext:value-type="float">
            <text:p>2.894356006</text:p>
          </table:table-cell>
          <table:table-cell office:value-type="float" office:value="4.510195213" calcext:value-type="float">
            <text:p>4.5101952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40070849" calcext:value-type="float">
            <text:p>40070849</text:p>
          </table:table-cell>
          <table:table-cell office:value-type="float" office:value="9578098" calcext:value-type="float">
            <text:p>9578098</text:p>
          </table:table-cell>
          <table:table-cell table:formula="of:=[.C128]/[.B128]" office:value-type="float" office:value="0.239029075725348" calcext:value-type="float">
            <text:p>0.239029075725348</text:p>
          </table:table-cell>
          <table:table-cell office:value-type="float" office:value="61.16" calcext:value-type="float">
            <text:p>61.16</text:p>
          </table:table-cell>
          <table:table-cell office:value-type="float" office:value="1760" calcext:value-type="float">
            <text:p>1760</text:p>
          </table:table-cell>
          <table:table-cell office:value-type="float" office:value="1.36" calcext:value-type="float">
            <text:p>1.36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02_NA12878_S1.chr11.sam.deez_rawstreams.EditOpcodes</text:p>
          </table:table-cell>
          <table:table-cell office:value-type="string" calcext:value-type="string">
            <text:p>EditOpcodes</text:p>
          </table:table-cell>
          <table:table-cell office:value-type="float" office:value="2" calcext:value-type="float">
            <text:p>2</text:p>
          </table:table-cell>
          <table:table-cell office:value-type="float" office:value="0.624828965" calcext:value-type="float">
            <text:p>0.624828965</text:p>
          </table:table-cell>
          <table:table-cell office:value-type="float" office:value="6.71646034" calcext:value-type="float">
            <text:p>6.7164603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40070849" calcext:value-type="float">
            <text:p>40070849</text:p>
          </table:table-cell>
          <table:table-cell office:value-type="float" office:value="9433661" calcext:value-type="float">
            <text:p>9433661</text:p>
          </table:table-cell>
          <table:table-cell table:formula="of:=[.C129]/[.B129]" office:value-type="float" office:value="0.23542453517768" calcext:value-type="float">
            <text:p>0.23542453517768</text:p>
          </table:table-cell>
          <table:table-cell office:value-type="float" office:value="5.18" calcext:value-type="float">
            <text:p>5.18</text:p>
          </table:table-cell>
          <table:table-cell office:value-type="float" office:value="9836" calcext:value-type="float">
            <text:p>9836</text:p>
          </table:table-cell>
          <table:table-cell office:value-type="float" office:value="2.78" calcext:value-type="float">
            <text:p>2.78</text:p>
          </table:table-cell>
          <table:table-cell office:value-type="float" office:value="6948" calcext:value-type="float">
            <text:p>6948</text:p>
          </table:table-cell>
          <table:table-cell office:value-type="string" calcext:value-type="string">
            <text:p>02_NA12878_S1.chr11.sam.deez_rawstreams.EditOpcodes</text:p>
          </table:table-cell>
          <table:table-cell office:value-type="string" calcext:value-type="string">
            <text:p>EditOpcodes</text:p>
          </table:table-cell>
          <table:table-cell office:value-type="float" office:value="2" calcext:value-type="float">
            <text:p>2</text:p>
          </table:table-cell>
          <table:table-cell office:value-type="float" office:value="7.377324233" calcext:value-type="float">
            <text:p>7.377324233</text:p>
          </table:table-cell>
          <table:table-cell office:value-type="float" office:value="3.236201513" calcext:value-type="float">
            <text:p>3.2362015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40070849" calcext:value-type="float">
            <text:p>40070849</text:p>
          </table:table-cell>
          <table:table-cell office:value-type="float" office:value="8536808" calcext:value-type="float">
            <text:p>8536808</text:p>
          </table:table-cell>
          <table:table-cell table:formula="of:=[.C130]/[.B130]" office:value-type="float" office:value="0.21304285317239" calcext:value-type="float">
            <text:p>0.21304285317239</text:p>
          </table:table-cell>
          <table:table-cell office:value-type="float" office:value="59.62" calcext:value-type="float">
            <text:p>59.62</text:p>
          </table:table-cell>
          <table:table-cell office:value-type="float" office:value="423144" calcext:value-type="float">
            <text:p>423144</text:p>
          </table:table-cell>
          <table:table-cell office:value-type="float" office:value="1.61" calcext:value-type="float">
            <text:p>1.61</text:p>
          </table:table-cell>
          <table:table-cell office:value-type="float" office:value="41852" calcext:value-type="float">
            <text:p>41852</text:p>
          </table:table-cell>
          <table:table-cell office:value-type="string" calcext:value-type="string">
            <text:p>02_NA12878_S1.chr11.sam.deez_rawstreams.EditOpcodes</text:p>
          </table:table-cell>
          <table:table-cell office:value-type="string" calcext:value-type="string">
            <text:p>EditOpcodes</text:p>
          </table:table-cell>
          <table:table-cell office:value-type="float" office:value="2" calcext:value-type="float">
            <text:p>2</text:p>
          </table:table-cell>
          <table:table-cell office:value-type="float" office:value="0.640968459" calcext:value-type="float">
            <text:p>0.640968459</text:p>
          </table:table-cell>
          <table:table-cell office:value-type="float" office:value="5.056729524" calcext:value-type="float">
            <text:p>5.0567295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40070849" calcext:value-type="float">
            <text:p>40070849</text:p>
          </table:table-cell>
          <table:table-cell office:value-type="float" office:value="8891428" calcext:value-type="float">
            <text:p>8891428</text:p>
          </table:table-cell>
          <table:table-cell table:formula="of:=[.C131]/[.B131]" office:value-type="float" office:value="0.221892678141159" calcext:value-type="float">
            <text:p>0.221892678141159</text:p>
          </table:table-cell>
          <table:table-cell office:value-type="float" office:value="0.69" calcext:value-type="float">
            <text:p>0.69</text:p>
          </table:table-cell>
          <table:table-cell office:value-type="float" office:value="4116" calcext:value-type="float">
            <text:p>4116</text:p>
          </table:table-cell>
          <table:table-cell office:value-type="float" office:value="1.13" calcext:value-type="float">
            <text:p>1.13</text:p>
          </table:table-cell>
          <table:table-cell office:value-type="float" office:value="4328" calcext:value-type="float">
            <text:p>4328</text:p>
          </table:table-cell>
          <table:table-cell office:value-type="string" calcext:value-type="string">
            <text:p>02_NA12878_S1.chr11.sam.deez_rawstreams.EditOpcodes</text:p>
          </table:table-cell>
          <table:table-cell office:value-type="string" calcext:value-type="string">
            <text:p>EditOpcodes</text:p>
          </table:table-cell>
          <table:table-cell office:value-type="float" office:value="2" calcext:value-type="float">
            <text:p>2</text:p>
          </table:table-cell>
          <table:table-cell office:value-type="float" office:value="55.38339062" calcext:value-type="float">
            <text:p>55.38339062</text:p>
          </table:table-cell>
          <table:table-cell office:value-type="float" office:value="7.50400577" calcext:value-type="float">
            <text:p>7.5040057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40070849" calcext:value-type="float">
            <text:p>40070849</text:p>
          </table:table-cell>
          <table:table-cell office:value-type="float" office:value="8230614" calcext:value-type="float">
            <text:p>8230614</text:p>
          </table:table-cell>
          <table:table-cell table:formula="of:=[.C132]/[.B132]" office:value-type="float" office:value="0.205401537661456" calcext:value-type="float">
            <text:p>0.205401537661456</text:p>
          </table:table-cell>
          <table:table-cell office:value-type="float" office:value="1.7" calcext:value-type="float">
            <text:p>1.7</text:p>
          </table:table-cell>
          <table:table-cell office:value-type="float" office:value="3968" calcext:value-type="float">
            <text:p>3968</text:p>
          </table:table-cell>
          <table:table-cell office:value-type="float" office:value="2.11" calcext:value-type="float">
            <text:p>2.11</text:p>
          </table:table-cell>
          <table:table-cell office:value-type="float" office:value="5788" calcext:value-type="float">
            <text:p>5788</text:p>
          </table:table-cell>
          <table:table-cell office:value-type="string" calcext:value-type="string">
            <text:p>02_NA12878_S1.chr11.sam.deez_rawstreams.EditOpcodes</text:p>
          </table:table-cell>
          <table:table-cell office:value-type="string" calcext:value-type="string">
            <text:p>EditOpcodes</text:p>
          </table:table-cell>
          <table:table-cell office:value-type="float" office:value="2" calcext:value-type="float">
            <text:p>2</text:p>
          </table:table-cell>
          <table:table-cell office:value-type="float" office:value="22.4791409" calcext:value-type="float">
            <text:p>22.4791409</text:p>
          </table:table-cell>
          <table:table-cell office:value-type="float" office:value="3.720059327" calcext:value-type="float">
            <text:p>3.7200593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40070849" calcext:value-type="float">
            <text:p>40070849</text:p>
          </table:table-cell>
          <table:table-cell office:value-type="float" office:value="8049842" calcext:value-type="float">
            <text:p>8049842</text:p>
          </table:table-cell>
          <table:table-cell table:formula="of:=[.C133]/[.B133]" office:value-type="float" office:value="0.200890228205547" calcext:value-type="float">
            <text:p>0.200890228205547</text:p>
          </table:table-cell>
          <table:table-cell office:value-type="float" office:value="12.38" calcext:value-type="float">
            <text:p>12.38</text:p>
          </table:table-cell>
          <table:table-cell office:value-type="float" office:value="842440" calcext:value-type="float">
            <text:p>842440</text:p>
          </table:table-cell>
          <table:table-cell office:value-type="float" office:value="15.01" calcext:value-type="float">
            <text:p>15.01</text:p>
          </table:table-cell>
          <table:table-cell office:value-type="float" office:value="850716" calcext:value-type="float">
            <text:p>850716</text:p>
          </table:table-cell>
          <table:table-cell office:value-type="string" calcext:value-type="string">
            <text:p>02_NA12878_S1.chr11.sam.deez_rawstreams.EditOpcodes</text:p>
          </table:table-cell>
          <table:table-cell office:value-type="string" calcext:value-type="string">
            <text:p>EditOpcodes</text:p>
          </table:table-cell>
          <table:table-cell office:value-type="float" office:value="2" calcext:value-type="float">
            <text:p>2</text:p>
          </table:table-cell>
          <table:table-cell office:value-type="float" office:value="3.086796408" calcext:value-type="float">
            <text:p>3.086796408</text:p>
          </table:table-cell>
          <table:table-cell office:value-type="float" office:value="0.511454202" calcext:value-type="float">
            <text:p>0.5114542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15061845" calcext:value-type="float">
            <text:p>15061845</text:p>
          </table:table-cell>
          <table:table-cell office:value-type="float" office:value="11927809" calcext:value-type="float">
            <text:p>11927809</text:p>
          </table:table-cell>
          <table:table-cell table:formula="of:=[.C134]/[.B134]" office:value-type="float" office:value="0.791922171553352" calcext:value-type="float">
            <text:p>0.791922171553352</text:p>
          </table:table-cell>
          <table:table-cell office:value-type="float" office:value="1.08" calcext:value-type="float">
            <text:p>1.08</text:p>
          </table:table-cell>
          <table:table-cell office:value-type="float" office:value="1728" calcext:value-type="float">
            <text:p>1728</text:p>
          </table:table-cell>
          <table:table-cell office:value-type="float" office:value="0.36" calcext:value-type="float">
            <text:p>0.36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02_NA12878_S1.chr11.sam.deez_rawstreams.EditHSlen</text:p>
          </table:table-cell>
          <table:table-cell office:value-type="string" calcext:value-type="string">
            <text:p>EditHSlen</text:p>
          </table:table-cell>
          <table:table-cell office:value-type="float" office:value="2" calcext:value-type="float">
            <text:p>2</text:p>
          </table:table-cell>
          <table:table-cell office:value-type="float" office:value="13.30008772" calcext:value-type="float">
            <text:p>13.30008772</text:p>
          </table:table-cell>
          <table:table-cell office:value-type="float" office:value="31.59790304" calcext:value-type="float">
            <text:p>31.597903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15061845" calcext:value-type="float">
            <text:p>15061845</text:p>
          </table:table-cell>
          <table:table-cell office:value-type="float" office:value="11827349" calcext:value-type="float">
            <text:p>11827349</text:p>
          </table:table-cell>
          <table:table-cell table:formula="of:=[.C135]/[.B135]" office:value-type="float" office:value="0.78525233794399" calcext:value-type="float">
            <text:p>0.78525233794399</text:p>
          </table:table-cell>
          <table:table-cell office:value-type="float" office:value="2.86" calcext:value-type="float">
            <text:p>2.86</text:p>
          </table:table-cell>
          <table:table-cell office:value-type="float" office:value="9944" calcext:value-type="float">
            <text:p>9944</text:p>
          </table:table-cell>
          <table:table-cell office:value-type="float" office:value="1.57" calcext:value-type="float">
            <text:p>1.57</text:p>
          </table:table-cell>
          <table:table-cell office:value-type="float" office:value="6704" calcext:value-type="float">
            <text:p>6704</text:p>
          </table:table-cell>
          <table:table-cell office:value-type="string" calcext:value-type="string">
            <text:p>02_NA12878_S1.chr11.sam.deez_rawstreams.EditHSlen</text:p>
          </table:table-cell>
          <table:table-cell office:value-type="string" calcext:value-type="string">
            <text:p>EditHSlen</text:p>
          </table:table-cell>
          <table:table-cell office:value-type="float" office:value="2" calcext:value-type="float">
            <text:p>2</text:p>
          </table:table-cell>
          <table:table-cell office:value-type="float" office:value="5.022410746" calcext:value-type="float">
            <text:p>5.022410746</text:p>
          </table:table-cell>
          <table:table-cell office:value-type="float" office:value="7.184356033" calcext:value-type="float">
            <text:p>7.1843560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15061845" calcext:value-type="float">
            <text:p>15061845</text:p>
          </table:table-cell>
          <table:table-cell office:value-type="float" office:value="11607904" calcext:value-type="float">
            <text:p>11607904</text:p>
          </table:table-cell>
          <table:table-cell table:formula="of:=[.C136]/[.B136]" office:value-type="float" office:value="0.770682741722545" calcext:value-type="float">
            <text:p>0.770682741722545</text:p>
          </table:table-cell>
          <table:table-cell office:value-type="float" office:value="8.45" calcext:value-type="float">
            <text:p>8.45</text:p>
          </table:table-cell>
          <table:table-cell office:value-type="float" office:value="202140" calcext:value-type="float">
            <text:p>202140</text:p>
          </table:table-cell>
          <table:table-cell office:value-type="float" office:value="1.62" calcext:value-type="float">
            <text:p>1.62</text:p>
          </table:table-cell>
          <table:table-cell office:value-type="float" office:value="18580" calcext:value-type="float">
            <text:p>18580</text:p>
          </table:table-cell>
          <table:table-cell office:value-type="string" calcext:value-type="string">
            <text:p>02_NA12878_S1.chr11.sam.deez_rawstreams.EditHSlen</text:p>
          </table:table-cell>
          <table:table-cell office:value-type="string" calcext:value-type="string">
            <text:p>EditHSlen</text:p>
          </table:table-cell>
          <table:table-cell office:value-type="float" office:value="2" calcext:value-type="float">
            <text:p>2</text:p>
          </table:table-cell>
          <table:table-cell office:value-type="float" office:value="1.699892868" calcext:value-type="float">
            <text:p>1.699892868</text:p>
          </table:table-cell>
          <table:table-cell office:value-type="float" office:value="6.833432045" calcext:value-type="float">
            <text:p>6.8334320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15061845" calcext:value-type="float">
            <text:p>15061845</text:p>
          </table:table-cell>
          <table:table-cell office:value-type="float" office:value="11919231" calcext:value-type="float">
            <text:p>11919231</text:p>
          </table:table-cell>
          <table:table-cell table:formula="of:=[.C137]/[.B137]" office:value-type="float" office:value="0.791352653011633" calcext:value-type="float">
            <text:p>0.791352653011633</text:p>
          </table:table-cell>
          <table:table-cell office:value-type="float" office:value="0.58" calcext:value-type="float">
            <text:p>0.58</text:p>
          </table:table-cell>
          <table:table-cell office:value-type="float" office:value="4724" calcext:value-type="float">
            <text:p>4724</text:p>
          </table:table-cell>
          <table:table-cell office:value-type="float" office:value="0.51" calcext:value-type="float">
            <text:p>0.51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02_NA12878_S1.chr11.sam.deez_rawstreams.EditHSlen</text:p>
          </table:table-cell>
          <table:table-cell office:value-type="string" calcext:value-type="string">
            <text:p>EditHSlen</text:p>
          </table:table-cell>
          <table:table-cell office:value-type="float" office:value="2" calcext:value-type="float">
            <text:p>2</text:p>
          </table:table-cell>
          <table:table-cell office:value-type="float" office:value="24.76568058" calcext:value-type="float">
            <text:p>24.76568058</text:p>
          </table:table-cell>
          <table:table-cell office:value-type="float" office:value="22.28836172" calcext:value-type="float">
            <text:p>22.288361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15061845" calcext:value-type="float">
            <text:p>15061845</text:p>
          </table:table-cell>
          <table:table-cell office:value-type="float" office:value="11281497" calcext:value-type="float">
            <text:p>11281497</text:p>
          </table:table-cell>
          <table:table-cell table:formula="of:=[.C138]/[.B138]" office:value-type="float" office:value="0.749011625069837" calcext:value-type="float">
            <text:p>0.749011625069837</text:p>
          </table:table-cell>
          <table:table-cell office:value-type="float" office:value="0.66" calcext:value-type="float">
            <text:p>0.66</text:p>
          </table:table-cell>
          <table:table-cell office:value-type="float" office:value="5160" calcext:value-type="float">
            <text:p>5160</text:p>
          </table:table-cell>
          <table:table-cell office:value-type="float" office:value="0.7" calcext:value-type="float">
            <text:p>0.7</text:p>
          </table:table-cell>
          <table:table-cell office:value-type="float" office:value="6176" calcext:value-type="float">
            <text:p>6176</text:p>
          </table:table-cell>
          <table:table-cell office:value-type="string" calcext:value-type="string">
            <text:p>02_NA12878_S1.chr11.sam.deez_rawstreams.EditHSlen</text:p>
          </table:table-cell>
          <table:table-cell office:value-type="string" calcext:value-type="string">
            <text:p>EditHSlen</text:p>
          </table:table-cell>
          <table:table-cell office:value-type="float" office:value="2" calcext:value-type="float">
            <text:p>2</text:p>
          </table:table-cell>
          <table:table-cell office:value-type="float" office:value="21.7637799" calcext:value-type="float">
            <text:p>21.7637799</text:p>
          </table:table-cell>
          <table:table-cell office:value-type="float" office:value="15.36981991" calcext:value-type="float">
            <text:p>15.369819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15061845" calcext:value-type="float">
            <text:p>15061845</text:p>
          </table:table-cell>
          <table:table-cell office:value-type="float" office:value="12041941" calcext:value-type="float">
            <text:p>12041941</text:p>
          </table:table-cell>
          <table:table-cell table:formula="of:=[.C139]/[.B139]" office:value-type="float" office:value="0.799499729282833" calcext:value-type="float">
            <text:p>0.799499729282833</text:p>
          </table:table-cell>
          <table:table-cell office:value-type="float" office:value="14.23" calcext:value-type="float">
            <text:p>14.23</text:p>
          </table:table-cell>
          <table:table-cell office:value-type="float" office:value="389500" calcext:value-type="float">
            <text:p>389500</text:p>
          </table:table-cell>
          <table:table-cell office:value-type="float" office:value="8.72" calcext:value-type="float">
            <text:p>8.72</text:p>
          </table:table-cell>
          <table:table-cell office:value-type="float" office:value="374344" calcext:value-type="float">
            <text:p>374344</text:p>
          </table:table-cell>
          <table:table-cell office:value-type="string" calcext:value-type="string">
            <text:p>02_NA12878_S1.chr11.sam.deez_rawstreams.EditHSlen</text:p>
          </table:table-cell>
          <table:table-cell office:value-type="string" calcext:value-type="string">
            <text:p>EditHSlen</text:p>
          </table:table-cell>
          <table:table-cell office:value-type="float" office:value="2" calcext:value-type="float">
            <text:p>2</text:p>
          </table:table-cell>
          <table:table-cell office:value-type="float" office:value="1.009423383" calcext:value-type="float">
            <text:p>1.009423383</text:p>
          </table:table-cell>
          <table:table-cell office:value-type="float" office:value="1.316982781" calcext:value-type="float">
            <text:p>1.316982781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12405632" calcext:value-type="float">
            <text:p>12405632</text:p>
          </table:table-cell>
          <table:table-cell table:formula="of:=[.C140]/[.B140]" office:value-type="float" office:value="0.242362753331146" calcext:value-type="float">
            <text:p>0.242362753331146</text:p>
          </table:table-cell>
          <table:table-cell office:value-type="float" office:value="116.39" calcext:value-type="float">
            <text:p>116.39</text:p>
          </table:table-cell>
          <table:table-cell office:value-type="float" office:value="1740" calcext:value-type="float">
            <text:p>1740</text:p>
          </table:table-cell>
          <table:table-cell office:value-type="float" office:value="2.55" calcext:value-type="float">
            <text:p>2.55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02_NA12878_S1.chr11.sam.deez_rawstreams.EditOPLen</text:p>
          </table:table-cell>
          <table:table-cell office:value-type="string" calcext:value-type="string">
            <text:p>EditOPLen</text:p>
          </table:table-cell>
          <table:table-cell office:value-type="float" office:value="2" calcext:value-type="float">
            <text:p>2</text:p>
          </table:table-cell>
          <table:table-cell office:value-type="float" office:value="0.4194087" calcext:value-type="float">
            <text:p>0.4194087</text:p>
          </table:table-cell>
          <table:table-cell office:value-type="float" office:value="4.639581419" calcext:value-type="float">
            <text:p>4.6395814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12646943" calcext:value-type="float">
            <text:p>12646943</text:p>
          </table:table-cell>
          <table:table-cell table:formula="of:=[.C141]/[.B141]" office:value-type="float" office:value="0.247077128090053" calcext:value-type="float">
            <text:p>0.247077128090053</text:p>
          </table:table-cell>
          <table:table-cell office:value-type="float" office:value="8.72" calcext:value-type="float">
            <text:p>8.72</text:p>
          </table:table-cell>
          <table:table-cell office:value-type="float" office:value="9788" calcext:value-type="float">
            <text:p>9788</text:p>
          </table:table-cell>
          <table:table-cell office:value-type="float" office:value="5.38" calcext:value-type="float">
            <text:p>5.38</text:p>
          </table:table-cell>
          <table:table-cell office:value-type="float" office:value="7048" calcext:value-type="float">
            <text:p>7048</text:p>
          </table:table-cell>
          <table:table-cell office:value-type="string" calcext:value-type="string">
            <text:p>02_NA12878_S1.chr11.sam.deez_rawstreams.EditOPLen</text:p>
          </table:table-cell>
          <table:table-cell office:value-type="string" calcext:value-type="string">
            <text:p>EditOPLen</text:p>
          </table:table-cell>
          <table:table-cell office:value-type="float" office:value="2" calcext:value-type="float">
            <text:p>2</text:p>
          </table:table-cell>
          <table:table-cell office:value-type="float" office:value="5.598048005" calcext:value-type="float">
            <text:p>5.598048005</text:p>
          </table:table-cell>
          <table:table-cell office:value-type="float" office:value="2.241833591" calcext:value-type="float">
            <text:p>2.24183359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11048068" calcext:value-type="float">
            <text:p>11048068</text:p>
          </table:table-cell>
          <table:table-cell table:formula="of:=[.C142]/[.B142]" office:value-type="float" office:value="0.215840690701588" calcext:value-type="float">
            <text:p>0.215840690701588</text:p>
          </table:table-cell>
          <table:table-cell office:value-type="float" office:value="103.35" calcext:value-type="float">
            <text:p>103.35</text:p>
          </table:table-cell>
          <table:table-cell office:value-type="float" office:value="518716" calcext:value-type="float">
            <text:p>518716</text:p>
          </table:table-cell>
          <table:table-cell office:value-type="float" office:value="1.58" calcext:value-type="float">
            <text:p>1.58</text:p>
          </table:table-cell>
          <table:table-cell office:value-type="float" office:value="54036" calcext:value-type="float">
            <text:p>54036</text:p>
          </table:table-cell>
          <table:table-cell office:value-type="string" calcext:value-type="string">
            <text:p>02_NA12878_S1.chr11.sam.deez_rawstreams.EditOPLen</text:p>
          </table:table-cell>
          <table:table-cell office:value-type="string" calcext:value-type="string">
            <text:p>EditOPLen</text:p>
          </table:table-cell>
          <table:table-cell office:value-type="float" office:value="2" calcext:value-type="float">
            <text:p>2</text:p>
          </table:table-cell>
          <table:table-cell office:value-type="float" office:value="0.472326837" calcext:value-type="float">
            <text:p>0.472326837</text:p>
          </table:table-cell>
          <table:table-cell office:value-type="float" office:value="6.668518163" calcext:value-type="float">
            <text:p>6.66851816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10440846" calcext:value-type="float">
            <text:p>10440846</text:p>
          </table:table-cell>
          <table:table-cell table:formula="of:=[.C143]/[.B143]" office:value-type="float" office:value="0.203977692040718" calcext:value-type="float">
            <text:p>0.203977692040718</text:p>
          </table:table-cell>
          <table:table-cell office:value-type="float" office:value="1.12" calcext:value-type="float">
            <text:p>1.12</text:p>
          </table:table-cell>
          <table:table-cell office:value-type="float" office:value="4068" calcext:value-type="float">
            <text:p>4068</text:p>
          </table:table-cell>
          <table:table-cell office:value-type="float" office:value="2.16" calcext:value-type="float">
            <text:p>2.16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02_NA12878_S1.chr11.sam.deez_rawstreams.EditOPLen</text:p>
          </table:table-cell>
          <table:table-cell office:value-type="string" calcext:value-type="string">
            <text:p>EditOPLen</text:p>
          </table:table-cell>
          <table:table-cell office:value-type="float" office:value="2" calcext:value-type="float">
            <text:p>2</text:p>
          </table:table-cell>
          <table:table-cell office:value-type="float" office:value="43.58480232" calcext:value-type="float">
            <text:p>43.58480232</text:p>
          </table:table-cell>
          <table:table-cell office:value-type="float" office:value="4.609799385" calcext:value-type="float">
            <text:p>4.6097993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10052270" calcext:value-type="float">
            <text:p>10052270</text:p>
          </table:table-cell>
          <table:table-cell table:formula="of:=[.C144]/[.B144]" office:value-type="float" office:value="0.196386273140141" calcext:value-type="float">
            <text:p>0.196386273140141</text:p>
          </table:table-cell>
          <table:table-cell office:value-type="float" office:value="1.35" calcext:value-type="float">
            <text:p>1.35</text:p>
          </table:table-cell>
          <table:table-cell office:value-type="float" office:value="4100" calcext:value-type="float">
            <text:p>4100</text:p>
          </table:table-cell>
          <table:table-cell office:value-type="float" office:value="1.36" calcext:value-type="float">
            <text:p>1.36</text:p>
          </table:table-cell>
          <table:table-cell office:value-type="float" office:value="5628" calcext:value-type="float">
            <text:p>5628</text:p>
          </table:table-cell>
          <table:table-cell office:value-type="string" calcext:value-type="string">
            <text:p>02_NA12878_S1.chr11.sam.deez_rawstreams.EditOPLen</text:p>
          </table:table-cell>
          <table:table-cell office:value-type="string" calcext:value-type="string">
            <text:p>EditOPLen</text:p>
          </table:table-cell>
          <table:table-cell office:value-type="float" office:value="2" calcext:value-type="float">
            <text:p>2</text:p>
          </table:table-cell>
          <table:table-cell office:value-type="float" office:value="36.15924341" calcext:value-type="float">
            <text:p>36.15924341</text:p>
          </table:table-cell>
          <table:table-cell office:value-type="float" office:value="7.0489645" calcext:value-type="float">
            <text:p>7.04896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10101514" calcext:value-type="float">
            <text:p>10101514</text:p>
          </table:table-cell>
          <table:table-cell table:formula="of:=[.C145]/[.B145]" office:value-type="float" office:value="0.197348329037418" calcext:value-type="float">
            <text:p>0.197348329037418</text:p>
          </table:table-cell>
          <table:table-cell office:value-type="float" office:value="25.52" calcext:value-type="float">
            <text:p>25.52</text:p>
          </table:table-cell>
          <table:table-cell office:value-type="float" office:value="929912" calcext:value-type="float">
            <text:p>929912</text:p>
          </table:table-cell>
          <table:table-cell office:value-type="float" office:value="12.99" calcext:value-type="float">
            <text:p>12.99</text:p>
          </table:table-cell>
          <table:table-cell office:value-type="float" office:value="939500" calcext:value-type="float">
            <text:p>939500</text:p>
          </table:table-cell>
          <table:table-cell office:value-type="string" calcext:value-type="string">
            <text:p>02_NA12878_S1.chr11.sam.deez_rawstreams.EditOPLen</text:p>
          </table:table-cell>
          <table:table-cell office:value-type="string" calcext:value-type="string">
            <text:p>EditOPLen</text:p>
          </table:table-cell>
          <table:table-cell office:value-type="float" office:value="2" calcext:value-type="float">
            <text:p>2</text:p>
          </table:table-cell>
          <table:table-cell office:value-type="float" office:value="1.912812641" calcext:value-type="float">
            <text:p>1.912812641</text:p>
          </table:table-cell>
          <table:table-cell office:value-type="float" office:value="0.741613122" calcext:value-type="float">
            <text:p>0.7416131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21816746" calcext:value-type="float">
            <text:p>21816746</text:p>
          </table:table-cell>
          <table:table-cell office:value-type="float" office:value="3606248" calcext:value-type="float">
            <text:p>3606248</text:p>
          </table:table-cell>
          <table:table-cell table:formula="of:=[.C146]/[.B146]" office:value-type="float" office:value="0.165297244602839" calcext:value-type="float">
            <text:p>0.165297244602839</text:p>
          </table:table-cell>
          <table:table-cell office:value-type="float" office:value="63.48" calcext:value-type="float">
            <text:p>63.48</text:p>
          </table:table-cell>
          <table:table-cell office:value-type="float" office:value="1692" calcext:value-type="float">
            <text:p>1692</text:p>
          </table:table-cell>
          <table:table-cell office:value-type="float" office:value="0.34" calcext:value-type="float">
            <text:p>0.34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02_NA12878_S1.chr11.sam.deez_rawstreams.TagMQj</text:p>
          </table:table-cell>
          <table:table-cell office:value-type="string" calcext:value-type="string">
            <text:p>TagMQj</text:p>
          </table:table-cell>
          <table:table-cell office:value-type="float" office:value="2" calcext:value-type="float">
            <text:p>2</text:p>
          </table:table-cell>
          <table:table-cell office:value-type="float" office:value="0.327757882" calcext:value-type="float">
            <text:p>0.327757882</text:p>
          </table:table-cell>
          <table:table-cell office:value-type="float" office:value="10.11525322" calcext:value-type="float">
            <text:p>10.115253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21816746" calcext:value-type="float">
            <text:p>21816746</text:p>
          </table:table-cell>
          <table:table-cell office:value-type="float" office:value="3564954" calcext:value-type="float">
            <text:p>3564954</text:p>
          </table:table-cell>
          <table:table-cell table:formula="of:=[.C147]/[.B147]" office:value-type="float" office:value="0.163404478376381" calcext:value-type="float">
            <text:p>0.163404478376381</text:p>
          </table:table-cell>
          <table:table-cell office:value-type="float" office:value="2.43" calcext:value-type="float">
            <text:p>2.43</text:p>
          </table:table-cell>
          <table:table-cell office:value-type="float" office:value="10612" calcext:value-type="float">
            <text:p>10612</text:p>
          </table:table-cell>
          <table:table-cell office:value-type="float" office:value="1.01" calcext:value-type="float">
            <text:p>1.01</text:p>
          </table:table-cell>
          <table:table-cell office:value-type="float" office:value="6824" calcext:value-type="float">
            <text:p>6824</text:p>
          </table:table-cell>
          <table:table-cell office:value-type="string" calcext:value-type="string">
            <text:p>02_NA12878_S1.chr11.sam.deez_rawstreams.TagMQj</text:p>
          </table:table-cell>
          <table:table-cell office:value-type="string" calcext:value-type="string">
            <text:p>TagMQj</text:p>
          </table:table-cell>
          <table:table-cell office:value-type="float" office:value="2" calcext:value-type="float">
            <text:p>2</text:p>
          </table:table-cell>
          <table:table-cell office:value-type="float" office:value="8.562168859" calcext:value-type="float">
            <text:p>8.562168859</text:p>
          </table:table-cell>
          <table:table-cell office:value-type="float" office:value="3.366143633" calcext:value-type="float">
            <text:p>3.36614363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21816746" calcext:value-type="float">
            <text:p>21816746</text:p>
          </table:table-cell>
          <table:table-cell office:value-type="float" office:value="3141680" calcext:value-type="float">
            <text:p>3141680</text:p>
          </table:table-cell>
          <table:table-cell table:formula="of:=[.C148]/[.B148]" office:value-type="float" office:value="0.14400314327352" calcext:value-type="float">
            <text:p>0.14400314327352</text:p>
          </table:table-cell>
          <table:table-cell office:value-type="float" office:value="41.93" calcext:value-type="float">
            <text:p>41.93</text:p>
          </table:table-cell>
          <table:table-cell office:value-type="float" office:value="262444" calcext:value-type="float">
            <text:p>262444</text:p>
          </table:table-cell>
          <table:table-cell office:value-type="float" office:value="0.52" calcext:value-type="float">
            <text:p>0.52</text:p>
          </table:table-cell>
          <table:table-cell office:value-type="float" office:value="24696" calcext:value-type="float">
            <text:p>24696</text:p>
          </table:table-cell>
          <table:table-cell office:value-type="string" calcext:value-type="string">
            <text:p>02_NA12878_S1.chr11.sam.deez_rawstreams.TagMQj</text:p>
          </table:table-cell>
          <table:table-cell office:value-type="string" calcext:value-type="string">
            <text:p>TagMQj</text:p>
          </table:table-cell>
          <table:table-cell office:value-type="float" office:value="2" calcext:value-type="float">
            <text:p>2</text:p>
          </table:table-cell>
          <table:table-cell office:value-type="float" office:value="0.496209643" calcext:value-type="float">
            <text:p>0.496209643</text:p>
          </table:table-cell>
          <table:table-cell office:value-type="float" office:value="5.761806781" calcext:value-type="float">
            <text:p>5.76180678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21816746" calcext:value-type="float">
            <text:p>21816746</text:p>
          </table:table-cell>
          <table:table-cell office:value-type="float" office:value="3111285" calcext:value-type="float">
            <text:p>3111285</text:p>
          </table:table-cell>
          <table:table-cell table:formula="of:=[.C149]/[.B149]" office:value-type="float" office:value="0.142609947422957" calcext:value-type="float">
            <text:p>0.142609947422957</text:p>
          </table:table-cell>
          <table:table-cell office:value-type="float" office:value="0.49" calcext:value-type="float">
            <text:p>0.49</text:p>
          </table:table-cell>
          <table:table-cell office:value-type="float" office:value="4008" calcext:value-type="float">
            <text:p>4008</text:p>
          </table:table-cell>
          <table:table-cell office:value-type="float" office:value="0.5" calcext:value-type="float">
            <text:p>0.5</text:p>
          </table:table-cell>
          <table:table-cell office:value-type="float" office:value="4376" calcext:value-type="float">
            <text:p>4376</text:p>
          </table:table-cell>
          <table:table-cell office:value-type="string" calcext:value-type="string">
            <text:p>02_NA12878_S1.chr11.sam.deez_rawstreams.TagMQj</text:p>
          </table:table-cell>
          <table:table-cell office:value-type="string" calcext:value-type="string">
            <text:p>TagMQj</text:p>
          </table:table-cell>
          <table:table-cell office:value-type="float" office:value="2" calcext:value-type="float">
            <text:p>2</text:p>
          </table:table-cell>
          <table:table-cell office:value-type="float" office:value="42.46136802" calcext:value-type="float">
            <text:p>42.46136802</text:p>
          </table:table-cell>
          <table:table-cell office:value-type="float" office:value="5.934305191" calcext:value-type="float">
            <text:p>5.9343051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21816746" calcext:value-type="float">
            <text:p>21816746</text:p>
          </table:table-cell>
          <table:table-cell office:value-type="float" office:value="2897928" calcext:value-type="float">
            <text:p>2897928</text:p>
          </table:table-cell>
          <table:table-cell table:formula="of:=[.C150]/[.B150]" office:value-type="float" office:value="0.132830441349961" calcext:value-type="float">
            <text:p>0.132830441349961</text:p>
          </table:table-cell>
          <table:table-cell office:value-type="float" office:value="0.5" calcext:value-type="float">
            <text:p>0.5</text:p>
          </table:table-cell>
          <table:table-cell office:value-type="float" office:value="4088" calcext:value-type="float">
            <text:p>4088</text:p>
          </table:table-cell>
          <table:table-cell office:value-type="float" office:value="0.59" calcext:value-type="float">
            <text:p>0.59</text:p>
          </table:table-cell>
          <table:table-cell office:value-type="float" office:value="5576" calcext:value-type="float">
            <text:p>5576</text:p>
          </table:table-cell>
          <table:table-cell office:value-type="string" calcext:value-type="string">
            <text:p>02_NA12878_S1.chr11.sam.deez_rawstreams.TagMQj</text:p>
          </table:table-cell>
          <table:table-cell office:value-type="string" calcext:value-type="string">
            <text:p>TagMQj</text:p>
          </table:table-cell>
          <table:table-cell office:value-type="float" office:value="2" calcext:value-type="float">
            <text:p>2</text:p>
          </table:table-cell>
          <table:table-cell office:value-type="float" office:value="41.61214066" calcext:value-type="float">
            <text:p>41.61214066</text:p>
          </table:table-cell>
          <table:table-cell office:value-type="float" office:value="4.68420255" calcext:value-type="float">
            <text:p>4.684202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21816746" calcext:value-type="float">
            <text:p>21816746</text:p>
          </table:table-cell>
          <table:table-cell office:value-type="float" office:value="2838891" calcext:value-type="float">
            <text:p>2838891</text:p>
          </table:table-cell>
          <table:table-cell table:formula="of:=[.C151]/[.B151]" office:value-type="float" office:value="0.130124400769941" calcext:value-type="float">
            <text:p>0.130124400769941</text:p>
          </table:table-cell>
          <table:table-cell office:value-type="float" office:value="9.63" calcext:value-type="float">
            <text:p>9.63</text:p>
          </table:table-cell>
          <table:table-cell office:value-type="float" office:value="470796" calcext:value-type="float">
            <text:p>470796</text:p>
          </table:table-cell>
          <table:table-cell office:value-type="float" office:value="6.78" calcext:value-type="float">
            <text:p>6.78</text:p>
          </table:table-cell>
          <table:table-cell office:value-type="float" office:value="441616" calcext:value-type="float">
            <text:p>441616</text:p>
          </table:table-cell>
          <table:table-cell office:value-type="string" calcext:value-type="string">
            <text:p>02_NA12878_S1.chr11.sam.deez_rawstreams.TagMQj</text:p>
          </table:table-cell>
          <table:table-cell office:value-type="string" calcext:value-type="string">
            <text:p>TagMQj</text:p>
          </table:table-cell>
          <table:table-cell office:value-type="float" office:value="2" calcext:value-type="float">
            <text:p>2</text:p>
          </table:table-cell>
          <table:table-cell office:value-type="float" office:value="2.160547282" calcext:value-type="float">
            <text:p>2.160547282</text:p>
          </table:table-cell>
          <table:table-cell office:value-type="float" office:value="0.399318206" calcext:value-type="float">
            <text:p>0.39931820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22635012" calcext:value-type="float">
            <text:p>22635012</text:p>
          </table:table-cell>
          <table:table-cell table:formula="of:=[.C152]/[.B152]" office:value-type="float" office:value="0.442209137753202" calcext:value-type="float">
            <text:p>0.442209137753202</text:p>
          </table:table-cell>
          <table:table-cell office:value-type="float" office:value="22.47" calcext:value-type="float">
            <text:p>22.47</text:p>
          </table:table-cell>
          <table:table-cell office:value-type="float" office:value="1748" calcext:value-type="float">
            <text:p>1748</text:p>
          </table:table-cell>
          <table:table-cell office:value-type="float" office:value="2.05" calcext:value-type="float">
            <text:p>2.05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02_NA12878_S1.chr11.sam.deez_rawstreams.EditLocation</text:p>
          </table:table-cell>
          <table:table-cell office:value-type="string" calcext:value-type="string">
            <text:p>EditLocation</text:p>
          </table:table-cell>
          <table:table-cell office:value-type="float" office:value="2" calcext:value-type="float">
            <text:p>2</text:p>
          </table:table-cell>
          <table:table-cell office:value-type="float" office:value="2.172451206" calcext:value-type="float">
            <text:p>2.172451206</text:p>
          </table:table-cell>
          <table:table-cell office:value-type="float" office:value="10.52996566" calcext:value-type="float">
            <text:p>10.529965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22735417" calcext:value-type="float">
            <text:p>22735417</text:p>
          </table:table-cell>
          <table:table-cell table:formula="of:=[.C153]/[.B153]" office:value-type="float" office:value="0.444170701037379" calcext:value-type="float">
            <text:p>0.444170701037379</text:p>
          </table:table-cell>
          <table:table-cell office:value-type="float" office:value="8.49" calcext:value-type="float">
            <text:p>8.49</text:p>
          </table:table-cell>
          <table:table-cell office:value-type="float" office:value="9792" calcext:value-type="float">
            <text:p>9792</text:p>
          </table:table-cell>
          <table:table-cell office:value-type="float" office:value="3.63" calcext:value-type="float">
            <text:p>3.63</text:p>
          </table:table-cell>
          <table:table-cell office:value-type="float" office:value="7052" calcext:value-type="float">
            <text:p>7052</text:p>
          </table:table-cell>
          <table:table-cell office:value-type="string" calcext:value-type="string">
            <text:p>02_NA12878_S1.chr11.sam.deez_rawstreams.EditLocation</text:p>
          </table:table-cell>
          <table:table-cell office:value-type="string" calcext:value-type="string">
            <text:p>EditLocation</text:p>
          </table:table-cell>
          <table:table-cell office:value-type="float" office:value="2" calcext:value-type="float">
            <text:p>2</text:p>
          </table:table-cell>
          <table:table-cell office:value-type="float" office:value="5.749703015" calcext:value-type="float">
            <text:p>5.749703015</text:p>
          </table:table-cell>
          <table:table-cell office:value-type="float" office:value="5.973053241" calcext:value-type="float">
            <text:p>5.97305324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20906808" calcext:value-type="float">
            <text:p>20906808</text:p>
          </table:table-cell>
          <table:table-cell table:formula="of:=[.C154]/[.B154]" office:value-type="float" office:value="0.408446063066003" calcext:value-type="float">
            <text:p>0.408446063066003</text:p>
          </table:table-cell>
          <table:table-cell office:value-type="float" office:value="64.96" calcext:value-type="float">
            <text:p>64.96</text:p>
          </table:table-cell>
          <table:table-cell office:value-type="float" office:value="519916" calcext:value-type="float">
            <text:p>519916</text:p>
          </table:table-cell>
          <table:table-cell office:value-type="float" office:value="3.12" calcext:value-type="float">
            <text:p>3.12</text:p>
          </table:table-cell>
          <table:table-cell office:value-type="float" office:value="52800" calcext:value-type="float">
            <text:p>52800</text:p>
          </table:table-cell>
          <table:table-cell office:value-type="string" calcext:value-type="string">
            <text:p>02_NA12878_S1.chr11.sam.deez_rawstreams.EditLocation</text:p>
          </table:table-cell>
          <table:table-cell office:value-type="string" calcext:value-type="string">
            <text:p>EditLocation</text:p>
          </table:table-cell>
          <table:table-cell office:value-type="float" office:value="2" calcext:value-type="float">
            <text:p>2</text:p>
          </table:table-cell>
          <table:table-cell office:value-type="float" office:value="0.751462109" calcext:value-type="float">
            <text:p>0.751462109</text:p>
          </table:table-cell>
          <table:table-cell office:value-type="float" office:value="6.390476227" calcext:value-type="float">
            <text:p>6.3904762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19217321" calcext:value-type="float">
            <text:p>19217321</text:p>
          </table:table-cell>
          <table:table-cell table:formula="of:=[.C155]/[.B155]" office:value-type="float" office:value="0.37543938343556" calcext:value-type="float">
            <text:p>0.37543938343556</text:p>
          </table:table-cell>
          <table:table-cell office:value-type="float" office:value="1.24" calcext:value-type="float">
            <text:p>1.24</text:p>
          </table:table-cell>
          <table:table-cell office:value-type="float" office:value="4400" calcext:value-type="float">
            <text:p>4400</text:p>
          </table:table-cell>
          <table:table-cell office:value-type="float" office:value="2.29" calcext:value-type="float">
            <text:p>2.29</text:p>
          </table:table-cell>
          <table:table-cell office:value-type="float" office:value="4544" calcext:value-type="float">
            <text:p>4544</text:p>
          </table:table-cell>
          <table:table-cell office:value-type="string" calcext:value-type="string">
            <text:p>02_NA12878_S1.chr11.sam.deez_rawstreams.EditLocation</text:p>
          </table:table-cell>
          <table:table-cell office:value-type="string" calcext:value-type="string">
            <text:p>EditLocation</text:p>
          </table:table-cell>
          <table:table-cell office:value-type="float" office:value="2" calcext:value-type="float">
            <text:p>2</text:p>
          </table:table-cell>
          <table:table-cell office:value-type="float" office:value="39.36691823" calcext:value-type="float">
            <text:p>39.36691823</text:p>
          </table:table-cell>
          <table:table-cell office:value-type="float" office:value="8.003085357" calcext:value-type="float">
            <text:p>8.0030853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19240421" calcext:value-type="float">
            <text:p>19240421</text:p>
          </table:table-cell>
          <table:table-cell table:formula="of:=[.C156]/[.B156]" office:value-type="float" office:value="0.375890676816014" calcext:value-type="float">
            <text:p>0.375890676816014</text:p>
          </table:table-cell>
          <table:table-cell office:value-type="float" office:value="2.15" calcext:value-type="float">
            <text:p>2.15</text:p>
          </table:table-cell>
          <table:table-cell office:value-type="float" office:value="4880" calcext:value-type="float">
            <text:p>4880</text:p>
          </table:table-cell>
          <table:table-cell office:value-type="float" office:value="1.71" calcext:value-type="float">
            <text:p>1.71</text:p>
          </table:table-cell>
          <table:table-cell office:value-type="float" office:value="5928" calcext:value-type="float">
            <text:p>5928</text:p>
          </table:table-cell>
          <table:table-cell office:value-type="string" calcext:value-type="string">
            <text:p>02_NA12878_S1.chr11.sam.deez_rawstreams.EditLocation</text:p>
          </table:table-cell>
          <table:table-cell office:value-type="string" calcext:value-type="string">
            <text:p>EditLocation</text:p>
          </table:table-cell>
          <table:table-cell office:value-type="float" office:value="2" calcext:value-type="float">
            <text:p>2</text:p>
          </table:table-cell>
          <table:table-cell office:value-type="float" office:value="22.70464121" calcext:value-type="float">
            <text:p>22.70464121</text:p>
          </table:table-cell>
          <table:table-cell office:value-type="float" office:value="10.73046511" calcext:value-type="float">
            <text:p>10.730465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19437941" calcext:value-type="float">
            <text:p>19437941</text:p>
          </table:table-cell>
          <table:table-cell table:formula="of:=[.C157]/[.B157]" office:value-type="float" office:value="0.379749528266546" calcext:value-type="float">
            <text:p>0.379749528266546</text:p>
          </table:table-cell>
          <table:table-cell office:value-type="float" office:value="10.43" calcext:value-type="float">
            <text:p>10.43</text:p>
          </table:table-cell>
          <table:table-cell office:value-type="float" office:value="805484" calcext:value-type="float">
            <text:p>805484</text:p>
          </table:table-cell>
          <table:table-cell office:value-type="float" office:value="7.14" calcext:value-type="float">
            <text:p>7.14</text:p>
          </table:table-cell>
          <table:table-cell office:value-type="float" office:value="824236" calcext:value-type="float">
            <text:p>824236</text:p>
          </table:table-cell>
          <table:table-cell office:value-type="string" calcext:value-type="string">
            <text:p>02_NA12878_S1.chr11.sam.deez_rawstreams.EditLocation</text:p>
          </table:table-cell>
          <table:table-cell office:value-type="string" calcext:value-type="string">
            <text:p>EditLocation</text:p>
          </table:table-cell>
          <table:table-cell office:value-type="float" office:value="2" calcext:value-type="float">
            <text:p>2</text:p>
          </table:table-cell>
          <table:table-cell office:value-type="float" office:value="4.680247229" calcext:value-type="float">
            <text:p>4.680247229</text:p>
          </table:table-cell>
          <table:table-cell office:value-type="float" office:value="2.596283627" calcext:value-type="float">
            <text:p>2.5962836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134798116" calcext:value-type="float">
            <text:p>134798116</text:p>
          </table:table-cell>
          <table:table-cell office:value-type="float" office:value="30348124" calcext:value-type="float">
            <text:p>30348124</text:p>
          </table:table-cell>
          <table:table-cell table:formula="of:=[.C158]/[.B158]" office:value-type="float" office:value="0.22513759762043" calcext:value-type="float">
            <text:p>0.22513759762043</text:p>
          </table:table-cell>
          <table:table-cell office:value-type="float" office:value="146.17" calcext:value-type="float">
            <text:p>146.17</text:p>
          </table:table-cell>
          <table:table-cell office:value-type="float" office:value="1696" calcext:value-type="float">
            <text:p>1696</text:p>
          </table:table-cell>
          <table:table-cell office:value-type="float" office:value="2.21" calcext:value-type="float">
            <text:p>2.21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02_NA12878_S1.chr11.sam.deez_rawstreams.pairedDiff</text:p>
          </table:table-cell>
          <table:table-cell office:value-type="string" calcext:value-type="string">
            <text:p>pairedDiff</text:p>
          </table:table-cell>
          <table:table-cell office:value-type="float" office:value="2" calcext:value-type="float">
            <text:p>2</text:p>
          </table:table-cell>
          <table:table-cell office:value-type="float" office:value="0.879479381" calcext:value-type="float">
            <text:p>0.879479381</text:p>
          </table:table-cell>
          <table:table-cell office:value-type="float" office:value="13.09603005" calcext:value-type="float">
            <text:p>13.096030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134798116" calcext:value-type="float">
            <text:p>134798116</text:p>
          </table:table-cell>
          <table:table-cell office:value-type="float" office:value="24027183" calcext:value-type="float">
            <text:p>24027183</text:p>
          </table:table-cell>
          <table:table-cell table:formula="of:=[.C159]/[.B159]" office:value-type="float" office:value="0.178245688537665" calcext:value-type="float">
            <text:p>0.178245688537665</text:p>
          </table:table-cell>
          <table:table-cell office:value-type="float" office:value="12.83" calcext:value-type="float">
            <text:p>12.83</text:p>
          </table:table-cell>
          <table:table-cell office:value-type="float" office:value="10724" calcext:value-type="float">
            <text:p>10724</text:p>
          </table:table-cell>
          <table:table-cell office:value-type="float" office:value="6.73" calcext:value-type="float">
            <text:p>6.73</text:p>
          </table:table-cell>
          <table:table-cell office:value-type="float" office:value="7040" calcext:value-type="float">
            <text:p>7040</text:p>
          </table:table-cell>
          <table:table-cell office:value-type="string" calcext:value-type="string">
            <text:p>02_NA12878_S1.chr11.sam.deez_rawstreams.pairedDiff</text:p>
          </table:table-cell>
          <table:table-cell office:value-type="string" calcext:value-type="string">
            <text:p>pairedDiff</text:p>
          </table:table-cell>
          <table:table-cell office:value-type="float" office:value="2" calcext:value-type="float">
            <text:p>2</text:p>
          </table:table-cell>
          <table:table-cell office:value-type="float" office:value="10.01975847" calcext:value-type="float">
            <text:p>10.01975847</text:p>
          </table:table-cell>
          <table:table-cell office:value-type="float" office:value="3.404770776" calcext:value-type="float">
            <text:p>3.4047707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134798116" calcext:value-type="float">
            <text:p>134798116</text:p>
          </table:table-cell>
          <table:table-cell office:value-type="float" office:value="22722484" calcext:value-type="float">
            <text:p>22722484</text:p>
          </table:table-cell>
          <table:table-cell table:formula="of:=[.C160]/[.B160]" office:value-type="float" office:value="0.168566777298282" calcext:value-type="float">
            <text:p>0.168566777298282</text:p>
          </table:table-cell>
          <table:table-cell office:value-type="float" office:value="182.58" calcext:value-type="float">
            <text:p>182.58</text:p>
          </table:table-cell>
          <table:table-cell office:value-type="float" office:value="691504" calcext:value-type="float">
            <text:p>691504</text:p>
          </table:table-cell>
          <table:table-cell office:value-type="float" office:value="4.07" calcext:value-type="float">
            <text:p>4.07</text:p>
          </table:table-cell>
          <table:table-cell office:value-type="float" office:value="67744" calcext:value-type="float">
            <text:p>67744</text:p>
          </table:table-cell>
          <table:table-cell office:value-type="string" calcext:value-type="string">
            <text:p>02_NA12878_S1.chr11.sam.deez_rawstreams.pairedDiff</text:p>
          </table:table-cell>
          <table:table-cell office:value-type="string" calcext:value-type="string">
            <text:p>pairedDiff</text:p>
          </table:table-cell>
          <table:table-cell office:value-type="float" office:value="2" calcext:value-type="float">
            <text:p>2</text:p>
          </table:table-cell>
          <table:table-cell office:value-type="float" office:value="0.704094102" calcext:value-type="float">
            <text:p>0.704094102</text:p>
          </table:table-cell>
          <table:table-cell office:value-type="float" office:value="5.324287321" calcext:value-type="float">
            <text:p>5.3242873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134798116" calcext:value-type="float">
            <text:p>134798116</text:p>
          </table:table-cell>
          <table:table-cell office:value-type="float" office:value="40130434" calcext:value-type="float">
            <text:p>40130434</text:p>
          </table:table-cell>
          <table:table-cell table:formula="of:=[.C161]/[.B161]" office:value-type="float" office:value="0.29770767716071" calcext:value-type="float">
            <text:p>0.29770767716071</text:p>
          </table:table-cell>
          <table:table-cell office:value-type="float" office:value="3.37" calcext:value-type="float">
            <text:p>3.37</text:p>
          </table:table-cell>
          <table:table-cell office:value-type="float" office:value="4384" calcext:value-type="float">
            <text:p>4384</text:p>
          </table:table-cell>
          <table:table-cell office:value-type="float" office:value="3.63" calcext:value-type="float">
            <text:p>3.63</text:p>
          </table:table-cell>
          <table:table-cell office:value-type="float" office:value="4624" calcext:value-type="float">
            <text:p>4624</text:p>
          </table:table-cell>
          <table:table-cell office:value-type="string" calcext:value-type="string">
            <text:p>02_NA12878_S1.chr11.sam.deez_rawstreams.pairedDiff</text:p>
          </table:table-cell>
          <table:table-cell office:value-type="string" calcext:value-type="string">
            <text:p>pairedDiff</text:p>
          </table:table-cell>
          <table:table-cell office:value-type="float" office:value="2" calcext:value-type="float">
            <text:p>2</text:p>
          </table:table-cell>
          <table:table-cell office:value-type="float" office:value="38.1464395" calcext:value-type="float">
            <text:p>38.1464395</text:p>
          </table:table-cell>
          <table:table-cell office:value-type="float" office:value="10.54307554" calcext:value-type="float">
            <text:p>10.5430755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134798116" calcext:value-type="float">
            <text:p>134798116</text:p>
          </table:table-cell>
          <table:table-cell office:value-type="float" office:value="31756930" calcext:value-type="float">
            <text:p>31756930</text:p>
          </table:table-cell>
          <table:table-cell table:formula="of:=[.C162]/[.B162]" office:value-type="float" office:value="0.235588826775591" calcext:value-type="float">
            <text:p>0.235588826775591</text:p>
          </table:table-cell>
          <table:table-cell office:value-type="float" office:value="4.24" calcext:value-type="float">
            <text:p>4.24</text:p>
          </table:table-cell>
          <table:table-cell office:value-type="float" office:value="5196" calcext:value-type="float">
            <text:p>5196</text:p>
          </table:table-cell>
          <table:table-cell office:value-type="float" office:value="4.45" calcext:value-type="float">
            <text:p>4.45</text:p>
          </table:table-cell>
          <table:table-cell office:value-type="float" office:value="5836" calcext:value-type="float">
            <text:p>5836</text:p>
          </table:table-cell>
          <table:table-cell office:value-type="string" calcext:value-type="string">
            <text:p>02_NA12878_S1.chr11.sam.deez_rawstreams.pairedDiff</text:p>
          </table:table-cell>
          <table:table-cell office:value-type="string" calcext:value-type="string">
            <text:p>pairedDiff</text:p>
          </table:table-cell>
          <table:table-cell office:value-type="float" office:value="2" calcext:value-type="float">
            <text:p>2</text:p>
          </table:table-cell>
          <table:table-cell office:value-type="float" office:value="30.31922196" calcext:value-type="float">
            <text:p>30.31922196</text:p>
          </table:table-cell>
          <table:table-cell office:value-type="float" office:value="6.805790676" calcext:value-type="float">
            <text:p>6.80579067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134798116" calcext:value-type="float">
            <text:p>134798116</text:p>
          </table:table-cell>
          <table:table-cell office:value-type="float" office:value="22334677" calcext:value-type="float">
            <text:p>22334677</text:p>
          </table:table-cell>
          <table:table-cell table:formula="of:=[.C163]/[.B163]" office:value-type="float" office:value="0.165689830561133" calcext:value-type="float">
            <text:p>0.165689830561133</text:p>
          </table:table-cell>
          <table:table-cell office:value-type="float" office:value="13.53" calcext:value-type="float">
            <text:p>13.53</text:p>
          </table:table-cell>
          <table:table-cell office:value-type="float" office:value="823008" calcext:value-type="float">
            <text:p>823008</text:p>
          </table:table-cell>
          <table:table-cell office:value-type="float" office:value="7.65" calcext:value-type="float">
            <text:p>7.65</text:p>
          </table:table-cell>
          <table:table-cell office:value-type="float" office:value="849272" calcext:value-type="float">
            <text:p>849272</text:p>
          </table:table-cell>
          <table:table-cell office:value-type="string" calcext:value-type="string">
            <text:p>02_NA12878_S1.chr11.sam.deez_rawstreams.pairedDiff</text:p>
          </table:table-cell>
          <table:table-cell office:value-type="string" calcext:value-type="string">
            <text:p>pairedDiff</text:p>
          </table:table-cell>
          <table:table-cell office:value-type="float" office:value="2" calcext:value-type="float">
            <text:p>2</text:p>
          </table:table-cell>
          <table:table-cell office:value-type="float" office:value="9.501367415" calcext:value-type="float">
            <text:p>9.501367415</text:p>
          </table:table-cell>
          <table:table-cell office:value-type="float" office:value="2.784314748" calcext:value-type="float">
            <text:p>2.7843147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129852486" calcext:value-type="float">
            <text:p>129852486</text:p>
          </table:table-cell>
          <table:table-cell office:value-type="float" office:value="83491341" calcext:value-type="float">
            <text:p>83491341</text:p>
          </table:table-cell>
          <table:table-cell table:formula="of:=[.C164]/[.B164]" office:value-type="float" office:value="0.642970678281816" calcext:value-type="float">
            <text:p>0.642970678281816</text:p>
          </table:table-cell>
          <table:table-cell office:value-type="float" office:value="17.23" calcext:value-type="float">
            <text:p>17.23</text:p>
          </table:table-cell>
          <table:table-cell office:value-type="float" office:value="1724" calcext:value-type="float">
            <text:p>1724</text:p>
          </table:table-cell>
          <table:table-cell office:value-type="float" office:value="3.68" calcext:value-type="float">
            <text:p>3.68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02_NA12878_S1.chr11.sam.deez_rawstreams.EditACGT_U_SeqVec</text:p>
          </table:table-cell>
          <table:table-cell office:value-type="string" calcext:value-type="string">
            <text:p>EditACGT_U_SeqVec</text:p>
          </table:table-cell>
          <table:table-cell office:value-type="float" office:value="2" calcext:value-type="float">
            <text:p>2</text:p>
          </table:table-cell>
          <table:table-cell office:value-type="float" office:value="7.187288498" calcext:value-type="float">
            <text:p>7.187288498</text:p>
          </table:table-cell>
          <table:table-cell office:value-type="float" office:value="21.63683357" calcext:value-type="float">
            <text:p>21.636833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129852486" calcext:value-type="float">
            <text:p>129852486</text:p>
          </table:table-cell>
          <table:table-cell office:value-type="float" office:value="85950184" calcext:value-type="float">
            <text:p>85950184</text:p>
          </table:table-cell>
          <table:table-cell table:formula="of:=[.C165]/[.B165]" office:value-type="float" office:value="0.661906341939422" calcext:value-type="float">
            <text:p>0.661906341939422</text:p>
          </table:table-cell>
          <table:table-cell office:value-type="float" office:value="19.82" calcext:value-type="float">
            <text:p>19.82</text:p>
          </table:table-cell>
          <table:table-cell office:value-type="float" office:value="10720" calcext:value-type="float">
            <text:p>10720</text:p>
          </table:table-cell>
          <table:table-cell office:value-type="float" office:value="11.25" calcext:value-type="float">
            <text:p>11.25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02_NA12878_S1.chr11.sam.deez_rawstreams.EditACGT_U_SeqVec</text:p>
          </table:table-cell>
          <table:table-cell office:value-type="string" calcext:value-type="string">
            <text:p>EditACGT_U_SeqVec</text:p>
          </table:table-cell>
          <table:table-cell office:value-type="float" office:value="2" calcext:value-type="float">
            <text:p>2</text:p>
          </table:table-cell>
          <table:table-cell office:value-type="float" office:value="6.248081777" calcext:value-type="float">
            <text:p>6.248081777</text:p>
          </table:table-cell>
          <table:table-cell office:value-type="float" office:value="7.286087375" calcext:value-type="float">
            <text:p>7.2860873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129852486" calcext:value-type="float">
            <text:p>129852486</text:p>
          </table:table-cell>
          <table:table-cell office:value-type="float" office:value="78791952" calcext:value-type="float">
            <text:p>78791952</text:p>
          </table:table-cell>
          <table:table-cell table:formula="of:=[.C166]/[.B166]" office:value-type="float" office:value="0.606780466259229" calcext:value-type="float">
            <text:p>0.606780466259229</text:p>
          </table:table-cell>
          <table:table-cell office:value-type="float" office:value="87.96" calcext:value-type="float">
            <text:p>87.96</text:p>
          </table:table-cell>
          <table:table-cell office:value-type="float" office:value="691272" calcext:value-type="float">
            <text:p>691272</text:p>
          </table:table-cell>
          <table:table-cell office:value-type="float" office:value="8.04" calcext:value-type="float">
            <text:p>8.04</text:p>
          </table:table-cell>
          <table:table-cell office:value-type="float" office:value="67736" calcext:value-type="float">
            <text:p>67736</text:p>
          </table:table-cell>
          <table:table-cell office:value-type="string" calcext:value-type="string">
            <text:p>02_NA12878_S1.chr11.sam.deez_rawstreams.EditACGT_U_SeqVec</text:p>
          </table:table-cell>
          <table:table-cell office:value-type="string" calcext:value-type="string">
            <text:p>EditACGT_U_SeqVec</text:p>
          </table:table-cell>
          <table:table-cell office:value-type="float" office:value="2" calcext:value-type="float">
            <text:p>2</text:p>
          </table:table-cell>
          <table:table-cell office:value-type="float" office:value="1.407878363" calcext:value-type="float">
            <text:p>1.407878363</text:p>
          </table:table-cell>
          <table:table-cell office:value-type="float" office:value="9.346002607" calcext:value-type="float">
            <text:p>9.34600260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129852486" calcext:value-type="float">
            <text:p>129852486</text:p>
          </table:table-cell>
          <table:table-cell office:value-type="float" office:value="121691659" calcext:value-type="float">
            <text:p>121691659</text:p>
          </table:table-cell>
          <table:table-cell table:formula="of:=[.C167]/[.B167]" office:value-type="float" office:value="0.937153093857595" calcext:value-type="float">
            <text:p>0.937153093857595</text:p>
          </table:table-cell>
          <table:table-cell office:value-type="float" office:value="4.75" calcext:value-type="float">
            <text:p>4.75</text:p>
          </table:table-cell>
          <table:table-cell office:value-type="float" office:value="4776" calcext:value-type="float">
            <text:p>4776</text:p>
          </table:table-cell>
          <table:table-cell office:value-type="float" office:value="6.48" calcext:value-type="float">
            <text:p>6.48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02_NA12878_S1.chr11.sam.deez_rawstreams.EditACGT_U_SeqVec</text:p>
          </table:table-cell>
          <table:table-cell office:value-type="string" calcext:value-type="string">
            <text:p>EditACGT_U_SeqVec</text:p>
          </table:table-cell>
          <table:table-cell office:value-type="float" office:value="2" calcext:value-type="float">
            <text:p>2</text:p>
          </table:table-cell>
          <table:table-cell office:value-type="float" office:value="26.07094333" calcext:value-type="float">
            <text:p>26.07094333</text:p>
          </table:table-cell>
          <table:table-cell office:value-type="float" office:value="17.90960026" calcext:value-type="float">
            <text:p>17.909600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129852486" calcext:value-type="float">
            <text:p>129852486</text:p>
          </table:table-cell>
          <table:table-cell office:value-type="float" office:value="101288624" calcext:value-type="float">
            <text:p>101288624</text:p>
          </table:table-cell>
          <table:table-cell table:formula="of:=[.C168]/[.B168]" office:value-type="float" office:value="0.780028377739337" calcext:value-type="float">
            <text:p>0.780028377739337</text:p>
          </table:table-cell>
          <table:table-cell office:value-type="float" office:value="6.21" calcext:value-type="float">
            <text:p>6.21</text:p>
          </table:table-cell>
          <table:table-cell office:value-type="float" office:value="5992" calcext:value-type="float">
            <text:p>5992</text:p>
          </table:table-cell>
          <table:table-cell office:value-type="float" office:value="6.02" calcext:value-type="float">
            <text:p>6.02</text:p>
          </table:table-cell>
          <table:table-cell office:value-type="float" office:value="6504" calcext:value-type="float">
            <text:p>6504</text:p>
          </table:table-cell>
          <table:table-cell office:value-type="string" calcext:value-type="string">
            <text:p>02_NA12878_S1.chr11.sam.deez_rawstreams.EditACGT_U_SeqVec</text:p>
          </table:table-cell>
          <table:table-cell office:value-type="string" calcext:value-type="string">
            <text:p>EditACGT_U_SeqVec</text:p>
          </table:table-cell>
          <table:table-cell office:value-type="float" office:value="2" calcext:value-type="float">
            <text:p>2</text:p>
          </table:table-cell>
          <table:table-cell office:value-type="float" office:value="19.94154281" calcext:value-type="float">
            <text:p>19.94154281</text:p>
          </table:table-cell>
          <table:table-cell office:value-type="float" office:value="16.04590685" calcext:value-type="float">
            <text:p>16.0459068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129852486" calcext:value-type="float">
            <text:p>129852486</text:p>
          </table:table-cell>
          <table:table-cell office:value-type="float" office:value="88638149" calcext:value-type="float">
            <text:p>88638149</text:p>
          </table:table-cell>
          <table:table-cell table:formula="of:=[.C169]/[.B169]" office:value-type="float" office:value="0.682606484715279" calcext:value-type="float">
            <text:p>0.682606484715279</text:p>
          </table:table-cell>
          <table:table-cell office:value-type="float" office:value="622.76" calcext:value-type="float">
            <text:p>622.76</text:p>
          </table:table-cell>
          <table:table-cell office:value-type="float" office:value="2594672" calcext:value-type="float">
            <text:p>2594672</text:p>
          </table:table-cell>
          <table:table-cell office:value-type="float" office:value="53.34" calcext:value-type="float">
            <text:p>53.34</text:p>
          </table:table-cell>
          <table:table-cell office:value-type="float" office:value="2210868" calcext:value-type="float">
            <text:p>2210868</text:p>
          </table:table-cell>
          <table:table-cell office:value-type="string" calcext:value-type="string">
            <text:p>02_NA12878_S1.chr11.sam.deez_rawstreams.EditACGT_U_SeqVec</text:p>
          </table:table-cell>
          <table:table-cell office:value-type="string" calcext:value-type="string">
            <text:p>EditACGT_U_SeqVec</text:p>
          </table:table-cell>
          <table:table-cell office:value-type="float" office:value="2" calcext:value-type="float">
            <text:p>2</text:p>
          </table:table-cell>
          <table:table-cell office:value-type="float" office:value="0.198851854" calcext:value-type="float">
            <text:p>0.198851854</text:p>
          </table:table-cell>
          <table:table-cell office:value-type="float" office:value="1.584775518" calcext:value-type="float">
            <text:p>1.5847755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24230970" calcext:value-type="float">
            <text:p>24230970</text:p>
          </table:table-cell>
          <table:table-cell office:value-type="float" office:value="3173190" calcext:value-type="float">
            <text:p>3173190</text:p>
          </table:table-cell>
          <table:table-cell table:formula="of:=[.C170]/[.B170]" office:value-type="float" office:value="0.130955962555358" calcext:value-type="float">
            <text:p>0.130955962555358</text:p>
          </table:table-cell>
          <table:table-cell office:value-type="float" office:value="5.8" calcext:value-type="float">
            <text:p>5.8</text:p>
          </table:table-cell>
          <table:table-cell office:value-type="float" office:value="1696" calcext:value-type="float">
            <text:p>1696</text:p>
          </table:table-cell>
          <table:table-cell office:value-type="float" office:value="0.36" calcext:value-type="float">
            <text:p>0.36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02_NA12878_S1.chr11.sam.deez_rawstreams.TagXAZ</text:p>
          </table:table-cell>
          <table:table-cell office:value-type="string" calcext:value-type="string">
            <text:p>TagXAZ</text:p>
          </table:table-cell>
          <table:table-cell office:value-type="float" office:value="2" calcext:value-type="float">
            <text:p>2</text:p>
          </table:table-cell>
          <table:table-cell office:value-type="float" office:value="3.984216164" calcext:value-type="float">
            <text:p>3.984216164</text:p>
          </table:table-cell>
          <table:table-cell office:value-type="float" office:value="8.406082789" calcext:value-type="float">
            <text:p>8.40608278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24230970" calcext:value-type="float">
            <text:p>24230970</text:p>
          </table:table-cell>
          <table:table-cell office:value-type="float" office:value="3142983" calcext:value-type="float">
            <text:p>3142983</text:p>
          </table:table-cell>
          <table:table-cell table:formula="of:=[.C171]/[.B171]" office:value-type="float" office:value="0.129709334789321" calcext:value-type="float">
            <text:p>0.129709334789321</text:p>
          </table:table-cell>
          <table:table-cell office:value-type="float" office:value="4.01" calcext:value-type="float">
            <text:p>4.01</text:p>
          </table:table-cell>
          <table:table-cell office:value-type="float" office:value="9776" calcext:value-type="float">
            <text:p>9776</text:p>
          </table:table-cell>
          <table:table-cell office:value-type="float" office:value="0.89" calcext:value-type="float">
            <text:p>0.89</text:p>
          </table:table-cell>
          <table:table-cell office:value-type="float" office:value="6808" calcext:value-type="float">
            <text:p>6808</text:p>
          </table:table-cell>
          <table:table-cell office:value-type="string" calcext:value-type="string">
            <text:p>02_NA12878_S1.chr11.sam.deez_rawstreams.TagXAZ</text:p>
          </table:table-cell>
          <table:table-cell office:value-type="string" calcext:value-type="string">
            <text:p>TagXAZ</text:p>
          </table:table-cell>
          <table:table-cell office:value-type="float" office:value="2" calcext:value-type="float">
            <text:p>2</text:p>
          </table:table-cell>
          <table:table-cell office:value-type="float" office:value="5.762706671" calcext:value-type="float">
            <text:p>5.762706671</text:p>
          </table:table-cell>
          <table:table-cell office:value-type="float" office:value="3.367845128" calcext:value-type="float">
            <text:p>3.3678451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24230970" calcext:value-type="float">
            <text:p>24230970</text:p>
          </table:table-cell>
          <table:table-cell office:value-type="float" office:value="2100724" calcext:value-type="float">
            <text:p>2100724</text:p>
          </table:table-cell>
          <table:table-cell table:formula="of:=[.C172]/[.B172]" office:value-type="float" office:value="0.086695827694888" calcext:value-type="float">
            <text:p>0.086695827694888</text:p>
          </table:table-cell>
          <table:table-cell office:value-type="float" office:value="21.6" calcext:value-type="float">
            <text:p>21.6</text:p>
          </table:table-cell>
          <table:table-cell office:value-type="float" office:value="281244" calcext:value-type="float">
            <text:p>281244</text:p>
          </table:table-cell>
          <table:table-cell office:value-type="float" office:value="0.84" calcext:value-type="float">
            <text:p>0.84</text:p>
          </table:table-cell>
          <table:table-cell office:value-type="float" office:value="25816" calcext:value-type="float">
            <text:p>25816</text:p>
          </table:table-cell>
          <table:table-cell office:value-type="string" calcext:value-type="string">
            <text:p>02_NA12878_S1.chr11.sam.deez_rawstreams.TagXAZ</text:p>
          </table:table-cell>
          <table:table-cell office:value-type="string" calcext:value-type="string">
            <text:p>TagXAZ</text:p>
          </table:table-cell>
          <table:table-cell office:value-type="float" office:value="2" calcext:value-type="float">
            <text:p>2</text:p>
          </table:table-cell>
          <table:table-cell office:value-type="float" office:value="1.069835822" calcext:value-type="float">
            <text:p>1.069835822</text:p>
          </table:table-cell>
          <table:table-cell office:value-type="float" office:value="2.385007767" calcext:value-type="float">
            <text:p>2.3850077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24230970" calcext:value-type="float">
            <text:p>24230970</text:p>
          </table:table-cell>
          <table:table-cell office:value-type="float" office:value="11847973" calcext:value-type="float">
            <text:p>11847973</text:p>
          </table:table-cell>
          <table:table-cell table:formula="of:=[.C173]/[.B173]" office:value-type="float" office:value="0.488959913697223" calcext:value-type="float">
            <text:p>0.488959913697223</text:p>
          </table:table-cell>
          <table:table-cell office:value-type="float" office:value="0.64" calcext:value-type="float">
            <text:p>0.64</text:p>
          </table:table-cell>
          <table:table-cell office:value-type="float" office:value="4472" calcext:value-type="float">
            <text:p>4472</text:p>
          </table:table-cell>
          <table:table-cell office:value-type="float" office:value="0.67" calcext:value-type="float">
            <text:p>0.67</text:p>
          </table:table-cell>
          <table:table-cell office:value-type="float" office:value="4572" calcext:value-type="float">
            <text:p>4572</text:p>
          </table:table-cell>
          <table:table-cell office:value-type="string" calcext:value-type="string">
            <text:p>02_NA12878_S1.chr11.sam.deez_rawstreams.TagXAZ</text:p>
          </table:table-cell>
          <table:table-cell office:value-type="string" calcext:value-type="string">
            <text:p>TagXAZ</text:p>
          </table:table-cell>
          <table:table-cell office:value-type="float" office:value="2" calcext:value-type="float">
            <text:p>2</text:p>
          </table:table-cell>
          <table:table-cell office:value-type="float" office:value="36.10695899" calcext:value-type="float">
            <text:p>36.10695899</text:p>
          </table:table-cell>
          <table:table-cell office:value-type="float" office:value="16.86433963" calcext:value-type="float">
            <text:p>16.8643396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24230970" calcext:value-type="float">
            <text:p>24230970</text:p>
          </table:table-cell>
          <table:table-cell office:value-type="float" office:value="6769298" calcext:value-type="float">
            <text:p>6769298</text:p>
          </table:table-cell>
          <table:table-cell table:formula="of:=[.C174]/[.B174]" office:value-type="float" office:value="0.279365539225215" calcext:value-type="float">
            <text:p>0.279365539225215</text:p>
          </table:table-cell>
          <table:table-cell office:value-type="float" office:value="0.82" calcext:value-type="float">
            <text:p>0.82</text:p>
          </table:table-cell>
          <table:table-cell office:value-type="float" office:value="4300" calcext:value-type="float">
            <text:p>4300</text:p>
          </table:table-cell>
          <table:table-cell office:value-type="float" office:value="0.6" calcext:value-type="float">
            <text:p>0.6</text:p>
          </table:table-cell>
          <table:table-cell office:value-type="float" office:value="5728" calcext:value-type="float">
            <text:p>5728</text:p>
          </table:table-cell>
          <table:table-cell office:value-type="string" calcext:value-type="string">
            <text:p>02_NA12878_S1.chr11.sam.deez_rawstreams.TagXAZ</text:p>
          </table:table-cell>
          <table:table-cell office:value-type="string" calcext:value-type="string">
            <text:p>TagXAZ</text:p>
          </table:table-cell>
          <table:table-cell office:value-type="float" office:value="2" calcext:value-type="float">
            <text:p>2</text:p>
          </table:table-cell>
          <table:table-cell office:value-type="float" office:value="28.18104116" calcext:value-type="float">
            <text:p>28.18104116</text:p>
          </table:table-cell>
          <table:table-cell office:value-type="float" office:value="10.7595094" calcext:value-type="float">
            <text:p>10.75950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24230970" calcext:value-type="float">
            <text:p>24230970</text:p>
          </table:table-cell>
          <table:table-cell office:value-type="float" office:value="3227789" calcext:value-type="float">
            <text:p>3227789</text:p>
          </table:table-cell>
          <table:table-cell table:formula="of:=[.C175]/[.B175]" office:value-type="float" office:value="0.13320923594887" calcext:value-type="float">
            <text:p>0.13320923594887</text:p>
          </table:table-cell>
          <table:table-cell office:value-type="float" office:value="3.95" calcext:value-type="float">
            <text:p>3.95</text:p>
          </table:table-cell>
          <table:table-cell office:value-type="float" office:value="285044" calcext:value-type="float">
            <text:p>285044</text:p>
          </table:table-cell>
          <table:table-cell office:value-type="float" office:value="1.42" calcext:value-type="float">
            <text:p>1.42</text:p>
          </table:table-cell>
          <table:table-cell office:value-type="float" office:value="364800" calcext:value-type="float">
            <text:p>364800</text:p>
          </table:table-cell>
          <table:table-cell office:value-type="string" calcext:value-type="string">
            <text:p>02_NA12878_S1.chr11.sam.deez_rawstreams.TagXAZ</text:p>
          </table:table-cell>
          <table:table-cell office:value-type="string" calcext:value-type="string">
            <text:p>TagXAZ</text:p>
          </table:table-cell>
          <table:table-cell office:value-type="float" office:value="2" calcext:value-type="float">
            <text:p>2</text:p>
          </table:table-cell>
          <table:table-cell office:value-type="float" office:value="5.850241456" calcext:value-type="float">
            <text:p>5.850241456</text:p>
          </table:table-cell>
          <table:table-cell office:value-type="float" office:value="2.167788358" calcext:value-type="float">
            <text:p>2.16778835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102372430" calcext:value-type="float">
            <text:p>102372430</text:p>
          </table:table-cell>
          <table:table-cell office:value-type="float" office:value="23608405" calcext:value-type="float">
            <text:p>23608405</text:p>
          </table:table-cell>
          <table:table-cell table:formula="of:=[.C176]/[.B176]" office:value-type="float" office:value="0.230612919904314" calcext:value-type="float">
            <text:p>0.230612919904314</text:p>
          </table:table-cell>
          <table:table-cell office:value-type="float" office:value="127.1" calcext:value-type="float">
            <text:p>127.1</text:p>
          </table:table-cell>
          <table:table-cell office:value-type="float" office:value="1764" calcext:value-type="float">
            <text:p>1764</text:p>
          </table:table-cell>
          <table:table-cell office:value-type="float" office:value="1.68" calcext:value-type="float">
            <text:p>1.6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02_NA12878_S1.chr11.sam.deez_rawstreams.MappingFlag</text:p>
          </table:table-cell>
          <table:table-cell office:value-type="string" calcext:value-type="string">
            <text:p>MappingFlag</text:p>
          </table:table-cell>
          <table:table-cell office:value-type="float" office:value="2" calcext:value-type="float">
            <text:p>2</text:p>
          </table:table-cell>
          <table:table-cell office:value-type="float" office:value="0.76813499" calcext:value-type="float">
            <text:p>0.76813499</text:p>
          </table:table-cell>
          <table:table-cell office:value-type="float" office:value="13.4016247" calcext:value-type="float">
            <text:p>13.40162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102372430" calcext:value-type="float">
            <text:p>102372430</text:p>
          </table:table-cell>
          <table:table-cell office:value-type="float" office:value="20982634" calcext:value-type="float">
            <text:p>20982634</text:p>
          </table:table-cell>
          <table:table-cell table:formula="of:=[.C177]/[.B177]" office:value-type="float" office:value="0.204963719235736" calcext:value-type="float">
            <text:p>0.204963719235736</text:p>
          </table:table-cell>
          <table:table-cell office:value-type="float" office:value="15.91" calcext:value-type="float">
            <text:p>15.91</text:p>
          </table:table-cell>
          <table:table-cell office:value-type="float" office:value="9888" calcext:value-type="float">
            <text:p>9888</text:p>
          </table:table-cell>
          <table:table-cell office:value-type="float" office:value="5.74" calcext:value-type="float">
            <text:p>5.74</text:p>
          </table:table-cell>
          <table:table-cell office:value-type="float" office:value="7048" calcext:value-type="float">
            <text:p>7048</text:p>
          </table:table-cell>
          <table:table-cell office:value-type="string" calcext:value-type="string">
            <text:p>02_NA12878_S1.chr11.sam.deez_rawstreams.MappingFlag</text:p>
          </table:table-cell>
          <table:table-cell office:value-type="string" calcext:value-type="string">
            <text:p>MappingFlag</text:p>
          </table:table-cell>
          <table:table-cell office:value-type="float" office:value="2" calcext:value-type="float">
            <text:p>2</text:p>
          </table:table-cell>
          <table:table-cell office:value-type="float" office:value="6.136389516" calcext:value-type="float">
            <text:p>6.136389516</text:p>
          </table:table-cell>
          <table:table-cell office:value-type="float" office:value="3.486167097" calcext:value-type="float">
            <text:p>3.48616709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102372430" calcext:value-type="float">
            <text:p>102372430</text:p>
          </table:table-cell>
          <table:table-cell office:value-type="float" office:value="19196652" calcext:value-type="float">
            <text:p>19196652</text:p>
          </table:table-cell>
          <table:table-cell table:formula="of:=[.C178]/[.B178]" office:value-type="float" office:value="0.187517791655429" calcext:value-type="float">
            <text:p>0.187517791655429</text:p>
          </table:table-cell>
          <table:table-cell office:value-type="float" office:value="206.64" calcext:value-type="float">
            <text:p>206.64</text:p>
          </table:table-cell>
          <table:table-cell office:value-type="float" office:value="691336" calcext:value-type="float">
            <text:p>691336</text:p>
          </table:table-cell>
          <table:table-cell office:value-type="float" office:value="3.79" calcext:value-type="float">
            <text:p>3.79</text:p>
          </table:table-cell>
          <table:table-cell office:value-type="float" office:value="67816" calcext:value-type="float">
            <text:p>67816</text:p>
          </table:table-cell>
          <table:table-cell office:value-type="string" calcext:value-type="string">
            <text:p>02_NA12878_S1.chr11.sam.deez_rawstreams.MappingFlag</text:p>
          </table:table-cell>
          <table:table-cell office:value-type="string" calcext:value-type="string">
            <text:p>MappingFlag</text:p>
          </table:table-cell>
          <table:table-cell office:value-type="float" office:value="2" calcext:value-type="float">
            <text:p>2</text:p>
          </table:table-cell>
          <table:table-cell office:value-type="float" office:value="0.472463982" calcext:value-type="float">
            <text:p>0.472463982</text:p>
          </table:table-cell>
          <table:table-cell office:value-type="float" office:value="4.830436405" calcext:value-type="float">
            <text:p>4.83043640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102372430" calcext:value-type="float">
            <text:p>102372430</text:p>
          </table:table-cell>
          <table:table-cell office:value-type="float" office:value="35734875" calcext:value-type="float">
            <text:p>35734875</text:p>
          </table:table-cell>
          <table:table-cell table:formula="of:=[.C179]/[.B179]" office:value-type="float" office:value="0.349067370970876" calcext:value-type="float">
            <text:p>0.349067370970876</text:p>
          </table:table-cell>
          <table:table-cell office:value-type="float" office:value="2.55" calcext:value-type="float">
            <text:p>2.55</text:p>
          </table:table-cell>
          <table:table-cell office:value-type="float" office:value="4456" calcext:value-type="float">
            <text:p>4456</text:p>
          </table:table-cell>
          <table:table-cell office:value-type="float" office:value="2.37" calcext:value-type="float">
            <text:p>2.37</text:p>
          </table:table-cell>
          <table:table-cell office:value-type="float" office:value="4460" calcext:value-type="float">
            <text:p>4460</text:p>
          </table:table-cell>
          <table:table-cell office:value-type="string" calcext:value-type="string">
            <text:p>02_NA12878_S1.chr11.sam.deez_rawstreams.MappingFlag</text:p>
          </table:table-cell>
          <table:table-cell office:value-type="string" calcext:value-type="string">
            <text:p>MappingFlag</text:p>
          </table:table-cell>
          <table:table-cell office:value-type="float" office:value="2" calcext:value-type="float">
            <text:p>2</text:p>
          </table:table-cell>
          <table:table-cell office:value-type="float" office:value="38.28625773" calcext:value-type="float">
            <text:p>38.28625773</text:p>
          </table:table-cell>
          <table:table-cell office:value-type="float" office:value="14.37950738" calcext:value-type="float">
            <text:p>14.3795073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102372430" calcext:value-type="float">
            <text:p>102372430</text:p>
          </table:table-cell>
          <table:table-cell office:value-type="float" office:value="22429559" calcext:value-type="float">
            <text:p>22429559</text:p>
          </table:table-cell>
          <table:table-cell table:formula="of:=[.C180]/[.B180]" office:value-type="float" office:value="0.219097651584513" calcext:value-type="float">
            <text:p>0.219097651584513</text:p>
          </table:table-cell>
          <table:table-cell office:value-type="float" office:value="2.7" calcext:value-type="float">
            <text:p>2.7</text:p>
          </table:table-cell>
          <table:table-cell office:value-type="float" office:value="4132" calcext:value-type="float">
            <text:p>4132</text:p>
          </table:table-cell>
          <table:table-cell office:value-type="float" office:value="2.99" calcext:value-type="float">
            <text:p>2.99</text:p>
          </table:table-cell>
          <table:table-cell office:value-type="float" office:value="5628" calcext:value-type="float">
            <text:p>5628</text:p>
          </table:table-cell>
          <table:table-cell office:value-type="string" calcext:value-type="string">
            <text:p>02_NA12878_S1.chr11.sam.deez_rawstreams.MappingFlag</text:p>
          </table:table-cell>
          <table:table-cell office:value-type="string" calcext:value-type="string">
            <text:p>MappingFlag</text:p>
          </table:table-cell>
          <table:table-cell office:value-type="float" office:value="2" calcext:value-type="float">
            <text:p>2</text:p>
          </table:table-cell>
          <table:table-cell office:value-type="float" office:value="36.15924341" calcext:value-type="float">
            <text:p>36.15924341</text:p>
          </table:table-cell>
          <table:table-cell office:value-type="float" office:value="7.154011487" calcext:value-type="float">
            <text:p>7.15401148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102372430" calcext:value-type="float">
            <text:p>102372430</text:p>
          </table:table-cell>
          <table:table-cell office:value-type="float" office:value="23635891" calcext:value-type="float">
            <text:p>23635891</text:p>
          </table:table-cell>
          <table:table-cell table:formula="of:=[.C181]/[.B181]" office:value-type="float" office:value="0.230881410160919" calcext:value-type="float">
            <text:p>0.230881410160919</text:p>
          </table:table-cell>
          <table:table-cell office:value-type="float" office:value="34.2" calcext:value-type="float">
            <text:p>34.2</text:p>
          </table:table-cell>
          <table:table-cell office:value-type="float" office:value="1854124" calcext:value-type="float">
            <text:p>1854124</text:p>
          </table:table-cell>
          <table:table-cell office:value-type="float" office:value="34.58" calcext:value-type="float">
            <text:p>34.58</text:p>
          </table:table-cell>
          <table:table-cell office:value-type="float" office:value="1909656" calcext:value-type="float">
            <text:p>1909656</text:p>
          </table:table-cell>
          <table:table-cell office:value-type="string" calcext:value-type="string">
            <text:p>02_NA12878_S1.chr11.sam.deez_rawstreams.MappingFlag</text:p>
          </table:table-cell>
          <table:table-cell office:value-type="string" calcext:value-type="string">
            <text:p>MappingFlag</text:p>
          </table:table-cell>
          <table:table-cell office:value-type="float" office:value="2" calcext:value-type="float">
            <text:p>2</text:p>
          </table:table-cell>
          <table:table-cell office:value-type="float" office:value="2.854677111" calcext:value-type="float">
            <text:p>2.854677111</text:p>
          </table:table-cell>
          <table:table-cell office:value-type="float" office:value="0.651849109" calcext:value-type="float">
            <text:p>0.65184910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45970451" calcext:value-type="float">
            <text:p>45970451</text:p>
          </table:table-cell>
          <table:table-cell office:value-type="float" office:value="46386" calcext:value-type="float">
            <text:p>46386</text:p>
          </table:table-cell>
          <table:table-cell table:formula="of:=[.C182]/[.B182]" office:value-type="float" office:value="0.00100903948060027" calcext:value-type="float">
            <text:p>0.0010090394806</text:p>
          </table:table-cell>
          <table:table-cell office:value-type="float" office:value="0.48" calcext:value-type="float">
            <text:p>0.48</text:p>
          </table:table-cell>
          <table:table-cell office:value-type="float" office:value="1784" calcext:value-type="float">
            <text:p>1784</text:p>
          </table:table-cell>
          <table:table-cell office:value-type="float" office:value="0.68" calcext:value-type="float">
            <text:p>0.6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02_NA12878_S1.chr11.sam.deez_rawstreams.TagMDZ</text:p>
          </table:table-cell>
          <table:table-cell office:value-type="string" calcext:value-type="string">
            <text:p>TagMDZ</text:p>
          </table:table-cell>
          <table:table-cell office:value-type="float" office:value="2" calcext:value-type="float">
            <text:p>2</text:p>
          </table:table-cell>
          <table:table-cell office:value-type="float" office:value="91.33508007" calcext:value-type="float">
            <text:p>91.33508007</text:p>
          </table:table-cell>
          <table:table-cell office:value-type="float" office:value="0.065054613" calcext:value-type="float">
            <text:p>0.0650546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45970451" calcext:value-type="float">
            <text:p>45970451</text:p>
          </table:table-cell>
          <table:table-cell office:value-type="float" office:value="1622" calcext:value-type="float">
            <text:p>1622</text:p>
          </table:table-cell>
          <table:table-cell table:formula="of:=[.C183]/[.B183]" office:value-type="float" office:value="0.0000352835346340196" calcext:value-type="float">
            <text:p>3.52835346340196E-05</text:p>
          </table:table-cell>
          <table:table-cell office:value-type="float" office:value="0.67" calcext:value-type="float">
            <text:p>0.67</text:p>
          </table:table-cell>
          <table:table-cell office:value-type="float" office:value="9460" calcext:value-type="float">
            <text:p>9460</text:p>
          </table:table-cell>
          <table:table-cell office:value-type="float" office:value="0.62" calcext:value-type="float">
            <text:p>0.62</text:p>
          </table:table-cell>
          <table:table-cell office:value-type="float" office:value="5760" calcext:value-type="float">
            <text:p>5760</text:p>
          </table:table-cell>
          <table:table-cell office:value-type="string" calcext:value-type="string">
            <text:p>02_NA12878_S1.chr11.sam.deez_rawstreams.TagMDZ</text:p>
          </table:table-cell>
          <table:table-cell office:value-type="string" calcext:value-type="string">
            <text:p>TagMDZ</text:p>
          </table:table-cell>
          <table:table-cell office:value-type="float" office:value="2" calcext:value-type="float">
            <text:p>2</text:p>
          </table:table-cell>
          <table:table-cell office:value-type="float" office:value="65.43408721" calcext:value-type="float">
            <text:p>65.43408721</text:p>
          </table:table-cell>
          <table:table-cell office:value-type="float" office:value="0.002494935" calcext:value-type="float">
            <text:p>0.0024949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45970451" calcext:value-type="float">
            <text:p>45970451</text:p>
          </table:table-cell>
          <table:table-cell office:value-type="float" office:value="8364" calcext:value-type="float">
            <text:p>8364</text:p>
          </table:table-cell>
          <table:table-cell table:formula="of:=[.C184]/[.B184]" office:value-type="float" office:value="0.000181942961577645" calcext:value-type="float">
            <text:p>0.000181942961578</text:p>
          </table:table-cell>
          <table:table-cell office:value-type="float" office:value="8.09" calcext:value-type="float">
            <text:p>8.09</text:p>
          </table:table-cell>
          <table:table-cell office:value-type="float" office:value="472156" calcext:value-type="float">
            <text:p>472156</text:p>
          </table:table-cell>
          <table:table-cell office:value-type="float" office:value="0.63" calcext:value-type="float">
            <text:p>0.63</text:p>
          </table:table-cell>
          <table:table-cell office:value-type="float" office:value="47044" calcext:value-type="float">
            <text:p>47044</text:p>
          </table:table-cell>
          <table:table-cell office:value-type="string" calcext:value-type="string">
            <text:p>02_NA12878_S1.chr11.sam.deez_rawstreams.TagMDZ</text:p>
          </table:table-cell>
          <table:table-cell office:value-type="string" calcext:value-type="string">
            <text:p>TagMDZ</text:p>
          </table:table-cell>
          <table:table-cell office:value-type="float" office:value="2" calcext:value-type="float">
            <text:p>2</text:p>
          </table:table-cell>
          <table:table-cell office:value-type="float" office:value="5.419139485" calcext:value-type="float">
            <text:p>5.419139485</text:p>
          </table:table-cell>
          <table:table-cell office:value-type="float" office:value="0.012661162" calcext:value-type="float">
            <text:p>0.01266116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45970451" calcext:value-type="float">
            <text:p>45970451</text:p>
          </table:table-cell>
          <table:table-cell office:value-type="float" office:value="12954" calcext:value-type="float">
            <text:p>12954</text:p>
          </table:table-cell>
          <table:table-cell table:formula="of:=[.C185]/[.B185]" office:value-type="float" office:value="0.000281789708784889" calcext:value-type="float">
            <text:p>0.000281789708785</text:p>
          </table:table-cell>
          <table:table-cell office:value-type="float" office:value="0.83" calcext:value-type="float">
            <text:p>0.83</text:p>
          </table:table-cell>
          <table:table-cell office:value-type="float" office:value="2488" calcext:value-type="float">
            <text:p>2488</text:p>
          </table:table-cell>
          <table:table-cell office:value-type="float" office:value="0.89" calcext:value-type="float">
            <text:p>0.89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02_NA12878_S1.chr11.sam.deez_rawstreams.TagMDZ</text:p>
          </table:table-cell>
          <table:table-cell office:value-type="string" calcext:value-type="string">
            <text:p>TagMDZ</text:p>
          </table:table-cell>
          <table:table-cell office:value-type="float" office:value="2" calcext:value-type="float">
            <text:p>2</text:p>
          </table:table-cell>
          <table:table-cell office:value-type="float" office:value="52.82028727" calcext:value-type="float">
            <text:p>52.82028727</text:p>
          </table:table-cell>
          <table:table-cell office:value-type="float" office:value="0.013880783" calcext:value-type="float">
            <text:p>0.01388078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45970451" calcext:value-type="float">
            <text:p>45970451</text:p>
          </table:table-cell>
          <table:table-cell office:value-type="float" office:value="8231" calcext:value-type="float">
            <text:p>8231</text:p>
          </table:table-cell>
          <table:table-cell table:formula="of:=[.C186]/[.B186]" office:value-type="float" office:value="0.000179049798750071" calcext:value-type="float">
            <text:p>0.00017904979875</text:p>
          </table:table-cell>
          <table:table-cell office:value-type="float" office:value="1.11" calcext:value-type="float">
            <text:p>1.11</text:p>
          </table:table-cell>
          <table:table-cell office:value-type="float" office:value="2620" calcext:value-type="float">
            <text:p>2620</text:p>
          </table:table-cell>
          <table:table-cell office:value-type="float" office:value="1.14" calcext:value-type="float">
            <text:p>1.14</text:p>
          </table:table-cell>
          <table:table-cell office:value-type="float" office:value="4572" calcext:value-type="float">
            <text:p>4572</text:p>
          </table:table-cell>
          <table:table-cell office:value-type="string" calcext:value-type="string">
            <text:p>02_NA12878_S1.chr11.sam.deez_rawstreams.TagMDZ</text:p>
          </table:table-cell>
          <table:table-cell office:value-type="string" calcext:value-type="string">
            <text:p>TagMDZ</text:p>
          </table:table-cell>
          <table:table-cell office:value-type="float" office:value="2" calcext:value-type="float">
            <text:p>2</text:p>
          </table:table-cell>
          <table:table-cell office:value-type="float" office:value="39.49625084" calcext:value-type="float">
            <text:p>39.49625084</text:p>
          </table:table-cell>
          <table:table-cell office:value-type="float" office:value="0.006885696" calcext:value-type="float">
            <text:p>0.0068856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45970451" calcext:value-type="float">
            <text:p>45970451</text:p>
          </table:table-cell>
          <table:table-cell office:value-type="float" office:value="1625" calcext:value-type="float">
            <text:p>1625</text:p>
          </table:table-cell>
          <table:table-cell table:formula="of:=[.C187]/[.B187]" office:value-type="float" office:value="0.0000353487939459197" calcext:value-type="float">
            <text:p>3.53487939459197E-05</text:p>
          </table:table-cell>
          <table:table-cell office:value-type="float" office:value="6.63" calcext:value-type="float">
            <text:p>6.63</text:p>
          </table:table-cell>
          <table:table-cell office:value-type="float" office:value="409676" calcext:value-type="float">
            <text:p>409676</text:p>
          </table:table-cell>
          <table:table-cell office:value-type="float" office:value="2.82" calcext:value-type="float">
            <text:p>2.82</text:p>
          </table:table-cell>
          <table:table-cell office:value-type="float" office:value="530408" calcext:value-type="float">
            <text:p>530408</text:p>
          </table:table-cell>
          <table:table-cell office:value-type="string" calcext:value-type="string">
            <text:p>02_NA12878_S1.chr11.sam.deez_rawstreams.TagMDZ</text:p>
          </table:table-cell>
          <table:table-cell office:value-type="string" calcext:value-type="string">
            <text:p>TagMDZ</text:p>
          </table:table-cell>
          <table:table-cell office:value-type="float" office:value="2" calcext:value-type="float">
            <text:p>2</text:p>
          </table:table-cell>
          <table:table-cell office:value-type="float" office:value="6.612494485" calcext:value-type="float">
            <text:p>6.612494485</text:p>
          </table:table-cell>
          <table:table-cell office:value-type="float" office:value="0.000549546" calcext:value-type="float">
            <text:p>0.0005495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31714852" calcext:value-type="float">
            <text:p>31714852</text:p>
          </table:table-cell>
          <table:table-cell office:value-type="float" office:value="587032" calcext:value-type="float">
            <text:p>587032</text:p>
          </table:table-cell>
          <table:table-cell table:formula="of:=[.C188]/[.B188]" office:value-type="float" office:value="0.0185096875117059" calcext:value-type="float">
            <text:p>0.018509687511706</text:p>
          </table:table-cell>
          <table:table-cell office:value-type="float" office:value="1.81" calcext:value-type="float">
            <text:p>1.81</text:p>
          </table:table-cell>
          <table:table-cell office:value-type="float" office:value="1740" calcext:value-type="float">
            <text:p>1740</text:p>
          </table:table-cell>
          <table:table-cell office:value-type="float" office:value="0.45" calcext:value-type="float">
            <text:p>0.45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02_NA12878_S1.chr11.sam.deez_rawstreams.TagX1j</text:p>
          </table:table-cell>
          <table:table-cell office:value-type="string" calcext:value-type="string">
            <text:p>TagX1j</text:p>
          </table:table-cell>
          <table:table-cell office:value-type="float" office:value="2" calcext:value-type="float">
            <text:p>2</text:p>
          </table:table-cell>
          <table:table-cell office:value-type="float" office:value="16.71029823" calcext:value-type="float">
            <text:p>16.71029823</text:p>
          </table:table-cell>
          <table:table-cell office:value-type="float" office:value="1.244082981" calcext:value-type="float">
            <text:p>1.24408298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31714852" calcext:value-type="float">
            <text:p>31714852</text:p>
          </table:table-cell>
          <table:table-cell office:value-type="float" office:value="469326" calcext:value-type="float">
            <text:p>469326</text:p>
          </table:table-cell>
          <table:table-cell table:formula="of:=[.C189]/[.B189]" office:value-type="float" office:value="0.0147983033311964" calcext:value-type="float">
            <text:p>0.014798303331196</text:p>
          </table:table-cell>
          <table:table-cell office:value-type="float" office:value="0.68" calcext:value-type="float">
            <text:p>0.68</text:p>
          </table:table-cell>
          <table:table-cell office:value-type="float" office:value="9156" calcext:value-type="float">
            <text:p>9156</text:p>
          </table:table-cell>
          <table:table-cell office:value-type="float" office:value="0.54" calcext:value-type="float">
            <text:p>0.54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02_NA12878_S1.chr11.sam.deez_rawstreams.TagX1j</text:p>
          </table:table-cell>
          <table:table-cell office:value-type="string" calcext:value-type="string">
            <text:p>TagX1j</text:p>
          </table:table-cell>
          <table:table-cell office:value-type="float" office:value="2" calcext:value-type="float">
            <text:p>2</text:p>
          </table:table-cell>
          <table:table-cell office:value-type="float" office:value="44.47888206" calcext:value-type="float">
            <text:p>44.47888206</text:p>
          </table:table-cell>
          <table:table-cell office:value-type="float" office:value="0.828859541" calcext:value-type="float">
            <text:p>0.8288595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31714852" calcext:value-type="float">
            <text:p>31714852</text:p>
          </table:table-cell>
          <table:table-cell office:value-type="float" office:value="497004" calcext:value-type="float">
            <text:p>497004</text:p>
          </table:table-cell>
          <table:table-cell table:formula="of:=[.C190]/[.B190]" office:value-type="float" office:value="0.0156710174778681" calcext:value-type="float">
            <text:p>0.015671017477868</text:p>
          </table:table-cell>
          <table:table-cell office:value-type="float" office:value="8.09" calcext:value-type="float">
            <text:p>8.09</text:p>
          </table:table-cell>
          <table:table-cell office:value-type="float" office:value="347012" calcext:value-type="float">
            <text:p>347012</text:p>
          </table:table-cell>
          <table:table-cell office:value-type="float" office:value="0.74" calcext:value-type="float">
            <text:p>0.74</text:p>
          </table:table-cell>
          <table:table-cell office:value-type="float" office:value="33184" calcext:value-type="float">
            <text:p>33184</text:p>
          </table:table-cell>
          <table:table-cell office:value-type="string" calcext:value-type="string">
            <text:p>02_NA12878_S1.chr11.sam.deez_rawstreams.TagX1j</text:p>
          </table:table-cell>
          <table:table-cell office:value-type="string" calcext:value-type="string">
            <text:p>TagX1j</text:p>
          </table:table-cell>
          <table:table-cell office:value-type="float" office:value="2" calcext:value-type="float">
            <text:p>2</text:p>
          </table:table-cell>
          <table:table-cell office:value-type="float" office:value="3.738645216" calcext:value-type="float">
            <text:p>3.738645216</text:p>
          </table:table-cell>
          <table:table-cell office:value-type="float" office:value="0.640513446" calcext:value-type="float">
            <text:p>0.64051344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31714852" calcext:value-type="float">
            <text:p>31714852</text:p>
          </table:table-cell>
          <table:table-cell office:value-type="float" office:value="1084631" calcext:value-type="float">
            <text:p>1084631</text:p>
          </table:table-cell>
          <table:table-cell table:formula="of:=[.C191]/[.B191]" office:value-type="float" office:value="0.0341994659158428" calcext:value-type="float">
            <text:p>0.034199465915843</text:p>
          </table:table-cell>
          <table:table-cell office:value-type="float" office:value="0.55" calcext:value-type="float">
            <text:p>0.55</text:p>
          </table:table-cell>
          <table:table-cell office:value-type="float" office:value="3744" calcext:value-type="float">
            <text:p>3744</text:p>
          </table:table-cell>
          <table:table-cell office:value-type="float" office:value="0.62" calcext:value-type="float">
            <text:p>0.62</text:p>
          </table:table-cell>
          <table:table-cell office:value-type="float" office:value="4264" calcext:value-type="float">
            <text:p>4264</text:p>
          </table:table-cell>
          <table:table-cell office:value-type="string" calcext:value-type="string">
            <text:p>02_NA12878_S1.chr11.sam.deez_rawstreams.TagX1j</text:p>
          </table:table-cell>
          <table:table-cell office:value-type="string" calcext:value-type="string">
            <text:p>TagX1j</text:p>
          </table:table-cell>
          <table:table-cell office:value-type="float" office:value="2" calcext:value-type="float">
            <text:p>2</text:p>
          </table:table-cell>
          <table:table-cell office:value-type="float" office:value="54.99207237" calcext:value-type="float">
            <text:p>54.99207237</text:p>
          </table:table-cell>
          <table:table-cell office:value-type="float" office:value="1.668362464" calcext:value-type="float">
            <text:p>1.66836246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31714852" calcext:value-type="float">
            <text:p>31714852</text:p>
          </table:table-cell>
          <table:table-cell office:value-type="float" office:value="715989" calcext:value-type="float">
            <text:p>715989</text:p>
          </table:table-cell>
          <table:table-cell table:formula="of:=[.C192]/[.B192]" office:value-type="float" office:value="0.0225758266190238" calcext:value-type="float">
            <text:p>0.022575826619024</text:p>
          </table:table-cell>
          <table:table-cell office:value-type="float" office:value="0.67" calcext:value-type="float">
            <text:p>0.67</text:p>
          </table:table-cell>
          <table:table-cell office:value-type="float" office:value="3756" calcext:value-type="float">
            <text:p>3756</text:p>
          </table:table-cell>
          <table:table-cell office:value-type="float" office:value="0.69" calcext:value-type="float">
            <text:p>0.69</text:p>
          </table:table-cell>
          <table:table-cell office:value-type="float" office:value="5136" calcext:value-type="float">
            <text:p>5136</text:p>
          </table:table-cell>
          <table:table-cell office:value-type="string" calcext:value-type="string">
            <text:p>02_NA12878_S1.chr11.sam.deez_rawstreams.TagX1j</text:p>
          </table:table-cell>
          <table:table-cell office:value-type="string" calcext:value-type="string">
            <text:p>TagX1j</text:p>
          </table:table-cell>
          <table:table-cell office:value-type="float" office:value="2" calcext:value-type="float">
            <text:p>2</text:p>
          </table:table-cell>
          <table:table-cell office:value-type="float" office:value="45.14274597" calcext:value-type="float">
            <text:p>45.14274597</text:p>
          </table:table-cell>
          <table:table-cell office:value-type="float" office:value="0.989594667" calcext:value-type="float">
            <text:p>0.9895946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31714852" calcext:value-type="float">
            <text:p>31714852</text:p>
          </table:table-cell>
          <table:table-cell office:value-type="float" office:value="493865" calcext:value-type="float">
            <text:p>493865</text:p>
          </table:table-cell>
          <table:table-cell table:formula="of:=[.C193]/[.B193]" office:value-type="float" office:value="0.0155720417676866" calcext:value-type="float">
            <text:p>0.015572041767687</text:p>
          </table:table-cell>
          <table:table-cell office:value-type="float" office:value="0.57" calcext:value-type="float">
            <text:p>0.57</text:p>
          </table:table-cell>
          <table:table-cell office:value-type="float" office:value="283740" calcext:value-type="float">
            <text:p>283740</text:p>
          </table:table-cell>
          <table:table-cell office:value-type="float" office:value="1.77" calcext:value-type="float">
            <text:p>1.77</text:p>
          </table:table-cell>
          <table:table-cell office:value-type="float" office:value="304004" calcext:value-type="float">
            <text:p>304004</text:p>
          </table:table-cell>
          <table:table-cell office:value-type="string" calcext:value-type="string">
            <text:p>02_NA12878_S1.chr11.sam.deez_rawstreams.TagX1j</text:p>
          </table:table-cell>
          <table:table-cell office:value-type="string" calcext:value-type="string">
            <text:p>TagX1j</text:p>
          </table:table-cell>
          <table:table-cell office:value-type="float" office:value="2" calcext:value-type="float">
            <text:p>2</text:p>
          </table:table-cell>
          <table:table-cell office:value-type="float" office:value="53.06252597" calcext:value-type="float">
            <text:p>53.06252597</text:p>
          </table:table-cell>
          <table:table-cell office:value-type="float" office:value="0.266093992" calcext:value-type="float">
            <text:p>0.2660939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34928177" calcext:value-type="float">
            <text:p>34928177</text:p>
          </table:table-cell>
          <table:table-cell office:value-type="float" office:value="24353531" calcext:value-type="float">
            <text:p>24353531</text:p>
          </table:table-cell>
          <table:table-cell table:formula="of:=[.C194]/[.B194]" office:value-type="float" office:value="0.697245979943356" calcext:value-type="float">
            <text:p>0.697245979943356</text:p>
          </table:table-cell>
          <table:table-cell office:value-type="float" office:value="5.75" calcext:value-type="float">
            <text:p>5.75</text:p>
          </table:table-cell>
          <table:table-cell office:value-type="float" office:value="1740" calcext:value-type="float">
            <text:p>1740</text:p>
          </table:table-cell>
          <table:table-cell office:value-type="float" office:value="0.81" calcext:value-type="float">
            <text:p>0.81</text:p>
          </table:table-cell>
          <table:table-cell office:value-type="float" office:value="1676" calcext:value-type="float">
            <text:p>1676</text:p>
          </table:table-cell>
          <table:table-cell office:value-type="string" calcext:value-type="string">
            <text:p>02_NA12878_S1.chr11.sam.deez_rawstreams.EditSeqpos</text:p>
          </table:table-cell>
          <table:table-cell office:value-type="string" calcext:value-type="string">
            <text:p>EditSeqpos</text:p>
          </table:table-cell>
          <table:table-cell office:value-type="float" office:value="2" calcext:value-type="float">
            <text:p>2</text:p>
          </table:table-cell>
          <table:table-cell office:value-type="float" office:value="5.793061795" calcext:value-type="float">
            <text:p>5.793061795</text:p>
          </table:table-cell>
          <table:table-cell office:value-type="float" office:value="28.67325559" calcext:value-type="float">
            <text:p>28.6732555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34928177" calcext:value-type="float">
            <text:p>34928177</text:p>
          </table:table-cell>
          <table:table-cell office:value-type="float" office:value="25267913" calcext:value-type="float">
            <text:p>25267913</text:p>
          </table:table-cell>
          <table:table-cell table:formula="of:=[.C195]/[.B195]" office:value-type="float" office:value="0.723424901333957" calcext:value-type="float">
            <text:p>0.723424901333957</text:p>
          </table:table-cell>
          <table:table-cell office:value-type="float" office:value="5.78" calcext:value-type="float">
            <text:p>5.78</text:p>
          </table:table-cell>
          <table:table-cell office:value-type="float" office:value="9788" calcext:value-type="float">
            <text:p>9788</text:p>
          </table:table-cell>
          <table:table-cell office:value-type="float" office:value="3.4" calcext:value-type="float">
            <text:p>3.4</text:p>
          </table:table-cell>
          <table:table-cell office:value-type="float" office:value="6948" calcext:value-type="float">
            <text:p>6948</text:p>
          </table:table-cell>
          <table:table-cell office:value-type="string" calcext:value-type="string">
            <text:p>02_NA12878_S1.chr11.sam.deez_rawstreams.EditSeqpos</text:p>
          </table:table-cell>
          <table:table-cell office:value-type="string" calcext:value-type="string">
            <text:p>EditSeqpos</text:p>
          </table:table-cell>
          <table:table-cell office:value-type="float" office:value="2" calcext:value-type="float">
            <text:p>2</text:p>
          </table:table-cell>
          <table:table-cell office:value-type="float" office:value="5.762994001" calcext:value-type="float">
            <text:p>5.762994001</text:p>
          </table:table-cell>
          <table:table-cell office:value-type="float" office:value="7.087458723" calcext:value-type="float">
            <text:p>7.0874587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34928177" calcext:value-type="float">
            <text:p>34928177</text:p>
          </table:table-cell>
          <table:table-cell office:value-type="float" office:value="23067320" calcext:value-type="float">
            <text:p>23067320</text:p>
          </table:table-cell>
          <table:table-cell table:formula="of:=[.C196]/[.B196]" office:value-type="float" office:value="0.660421527295856" calcext:value-type="float">
            <text:p>0.660421527295856</text:p>
          </table:table-cell>
          <table:table-cell office:value-type="float" office:value="29.15" calcext:value-type="float">
            <text:p>29.15</text:p>
          </table:table-cell>
          <table:table-cell office:value-type="float" office:value="375148" calcext:value-type="float">
            <text:p>375148</text:p>
          </table:table-cell>
          <table:table-cell office:value-type="float" office:value="3.07" calcext:value-type="float">
            <text:p>3.07</text:p>
          </table:table-cell>
          <table:table-cell office:value-type="float" office:value="36244" calcext:value-type="float">
            <text:p>36244</text:p>
          </table:table-cell>
          <table:table-cell office:value-type="string" calcext:value-type="string">
            <text:p>02_NA12878_S1.chr11.sam.deez_rawstreams.EditSeqpos</text:p>
          </table:table-cell>
          <table:table-cell office:value-type="string" calcext:value-type="string">
            <text:p>EditSeqpos</text:p>
          </table:table-cell>
          <table:table-cell office:value-type="float" office:value="2" calcext:value-type="float">
            <text:p>2</text:p>
          </table:table-cell>
          <table:table-cell office:value-type="float" office:value="1.142713733" calcext:value-type="float">
            <text:p>1.142713733</text:p>
          </table:table-cell>
          <table:table-cell office:value-type="float" office:value="7.165703789" calcext:value-type="float">
            <text:p>7.16570378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34928177" calcext:value-type="float">
            <text:p>34928177</text:p>
          </table:table-cell>
          <table:table-cell office:value-type="float" office:value="24627515" calcext:value-type="float">
            <text:p>24627515</text:p>
          </table:table-cell>
          <table:table-cell table:formula="of:=[.C197]/[.B197]" office:value-type="float" office:value="0.705090191222977" calcext:value-type="float">
            <text:p>0.705090191222977</text:p>
          </table:table-cell>
          <table:table-cell office:value-type="float" office:value="1.11" calcext:value-type="float">
            <text:p>1.11</text:p>
          </table:table-cell>
          <table:table-cell office:value-type="float" office:value="4724" calcext:value-type="float">
            <text:p>4724</text:p>
          </table:table-cell>
          <table:table-cell office:value-type="float" office:value="1" calcext:value-type="float">
            <text:p>1</text:p>
          </table:table-cell>
          <table:table-cell office:value-type="float" office:value="4924" calcext:value-type="float">
            <text:p>4924</text:p>
          </table:table-cell>
          <table:table-cell office:value-type="string" calcext:value-type="string">
            <text:p>02_NA12878_S1.chr11.sam.deez_rawstreams.EditSeqpos</text:p>
          </table:table-cell>
          <table:table-cell office:value-type="string" calcext:value-type="string">
            <text:p>EditSeqpos</text:p>
          </table:table-cell>
          <table:table-cell office:value-type="float" office:value="2" calcext:value-type="float">
            <text:p>2</text:p>
          </table:table-cell>
          <table:table-cell office:value-type="float" office:value="30.0091039" calcext:value-type="float">
            <text:p>30.0091039</text:p>
          </table:table-cell>
          <table:table-cell office:value-type="float" office:value="23.48662853" calcext:value-type="float">
            <text:p>23.4866285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34928177" calcext:value-type="float">
            <text:p>34928177</text:p>
          </table:table-cell>
          <table:table-cell office:value-type="float" office:value="23475928" calcext:value-type="float">
            <text:p>23475928</text:p>
          </table:table-cell>
          <table:table-cell table:formula="of:=[.C198]/[.B198]" office:value-type="float" office:value="0.67212004794868" calcext:value-type="float">
            <text:p>0.67212004794868</text:p>
          </table:table-cell>
          <table:table-cell office:value-type="float" office:value="1.37" calcext:value-type="float">
            <text:p>1.37</text:p>
          </table:table-cell>
          <table:table-cell office:value-type="float" office:value="5236" calcext:value-type="float">
            <text:p>5236</text:p>
          </table:table-cell>
          <table:table-cell office:value-type="float" office:value="1.29" calcext:value-type="float">
            <text:p>1.29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02_NA12878_S1.chr11.sam.deez_rawstreams.EditSeqpos</text:p>
          </table:table-cell>
          <table:table-cell office:value-type="string" calcext:value-type="string">
            <text:p>EditSeqpos</text:p>
          </table:table-cell>
          <table:table-cell office:value-type="float" office:value="2" calcext:value-type="float">
            <text:p>2</text:p>
          </table:table-cell>
          <table:table-cell office:value-type="float" office:value="24.31394549" calcext:value-type="float">
            <text:p>24.31394549</text:p>
          </table:table-cell>
          <table:table-cell office:value-type="float" office:value="17.35534077" calcext:value-type="float">
            <text:p>17.355340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34928177" calcext:value-type="float">
            <text:p>34928177</text:p>
          </table:table-cell>
          <table:table-cell office:value-type="float" office:value="24210902" calcext:value-type="float">
            <text:p>24210902</text:p>
          </table:table-cell>
          <table:table-cell table:formula="of:=[.C199]/[.B199]" office:value-type="float" office:value="0.693162485978011" calcext:value-type="float">
            <text:p>0.693162485978011</text:p>
          </table:table-cell>
          <table:table-cell office:value-type="float" office:value="26.96" calcext:value-type="float">
            <text:p>26.96</text:p>
          </table:table-cell>
          <table:table-cell office:value-type="float" office:value="742952" calcext:value-type="float">
            <text:p>742952</text:p>
          </table:table-cell>
          <table:table-cell office:value-type="float" office:value="20.3" calcext:value-type="float">
            <text:p>20.3</text:p>
          </table:table-cell>
          <table:table-cell office:value-type="float" office:value="1032480" calcext:value-type="float">
            <text:p>1032480</text:p>
          </table:table-cell>
          <table:table-cell office:value-type="string" calcext:value-type="string">
            <text:p>02_NA12878_S1.chr11.sam.deez_rawstreams.EditSeqpos</text:p>
          </table:table-cell>
          <table:table-cell office:value-type="string" calcext:value-type="string">
            <text:p>EditSeqpos</text:p>
          </table:table-cell>
          <table:table-cell office:value-type="float" office:value="2" calcext:value-type="float">
            <text:p>2</text:p>
          </table:table-cell>
          <table:table-cell office:value-type="float" office:value="1.235538031" calcext:value-type="float">
            <text:p>1.235538031</text:p>
          </table:table-cell>
          <table:table-cell office:value-type="float" office:value="1.1374047" calcext:value-type="float">
            <text:p>1.137404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17524498" calcext:value-type="float">
            <text:p>17524498</text:p>
          </table:table-cell>
          <table:table-cell office:value-type="float" office:value="11367810" calcext:value-type="float">
            <text:p>11367810</text:p>
          </table:table-cell>
          <table:table-cell table:formula="of:=[.C200]/[.B200]" office:value-type="float" office:value="0.648681063503217" calcext:value-type="float">
            <text:p>0.648681063503217</text:p>
          </table:table-cell>
          <table:table-cell office:value-type="float" office:value="6.93" calcext:value-type="float">
            <text:p>6.93</text:p>
          </table:table-cell>
          <table:table-cell office:value-type="float" office:value="1720" calcext:value-type="float">
            <text:p>1720</text:p>
          </table:table-cell>
          <table:table-cell office:value-type="float" office:value="0.42" calcext:value-type="float">
            <text:p>0.42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02_NA12878_S1.chr11.sam.deez_rawstreams.readNamePair</text:p>
          </table:table-cell>
          <table:table-cell office:value-type="string" calcext:value-type="string">
            <text:p>readNamePair</text:p>
          </table:table-cell>
          <table:table-cell office:value-type="float" office:value="2" calcext:value-type="float">
            <text:p>2</text:p>
          </table:table-cell>
          <table:table-cell office:value-type="float" office:value="2.411639776" calcext:value-type="float">
            <text:p>2.411639776</text:p>
          </table:table-cell>
          <table:table-cell office:value-type="float" office:value="25.81235341" calcext:value-type="float">
            <text:p>25.812353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17524498" calcext:value-type="float">
            <text:p>17524498</text:p>
          </table:table-cell>
          <table:table-cell office:value-type="float" office:value="9840822" calcext:value-type="float">
            <text:p>9840822</text:p>
          </table:table-cell>
          <table:table-cell table:formula="of:=[.C201]/[.B201]" office:value-type="float" office:value="0.561546584672497" calcext:value-type="float">
            <text:p>0.561546584672497</text:p>
          </table:table-cell>
          <table:table-cell office:value-type="float" office:value="3.46" calcext:value-type="float">
            <text:p>3.46</text:p>
          </table:table-cell>
          <table:table-cell office:value-type="float" office:value="10684" calcext:value-type="float">
            <text:p>10684</text:p>
          </table:table-cell>
          <table:table-cell office:value-type="float" office:value="1.47" calcext:value-type="float">
            <text:p>1.47</text:p>
          </table:table-cell>
          <table:table-cell office:value-type="float" office:value="6668" calcext:value-type="float">
            <text:p>6668</text:p>
          </table:table-cell>
          <table:table-cell office:value-type="string" calcext:value-type="string">
            <text:p>02_NA12878_S1.chr11.sam.deez_rawstreams.readNamePair</text:p>
          </table:table-cell>
          <table:table-cell office:value-type="string" calcext:value-type="string">
            <text:p>readNamePair</text:p>
          </table:table-cell>
          <table:table-cell office:value-type="float" office:value="2" calcext:value-type="float">
            <text:p>2</text:p>
          </table:table-cell>
          <table:table-cell office:value-type="float" office:value="4.83024961" calcext:value-type="float">
            <text:p>4.83024961</text:p>
          </table:table-cell>
          <table:table-cell office:value-type="float" office:value="6.384312377" calcext:value-type="float">
            <text:p>6.38431237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17524498" calcext:value-type="float">
            <text:p>17524498</text:p>
          </table:table-cell>
          <table:table-cell office:value-type="float" office:value="9736240" calcext:value-type="float">
            <text:p>9736240</text:p>
          </table:table-cell>
          <table:table-cell table:formula="of:=[.C202]/[.B202]" office:value-type="float" office:value="0.555578824568898" calcext:value-type="float">
            <text:p>0.555578824568898</text:p>
          </table:table-cell>
          <table:table-cell office:value-type="float" office:value="16.67" calcext:value-type="float">
            <text:p>16.67</text:p>
          </table:table-cell>
          <table:table-cell office:value-type="float" office:value="223784" calcext:value-type="float">
            <text:p>223784</text:p>
          </table:table-cell>
          <table:table-cell office:value-type="float" office:value="1.44" calcext:value-type="float">
            <text:p>1.44</text:p>
          </table:table-cell>
          <table:table-cell office:value-type="float" office:value="19316" calcext:value-type="float">
            <text:p>19316</text:p>
          </table:table-cell>
          <table:table-cell office:value-type="string" calcext:value-type="string">
            <text:p>02_NA12878_S1.chr11.sam.deez_rawstreams.readNamePair</text:p>
          </table:table-cell>
          <table:table-cell office:value-type="string" calcext:value-type="string">
            <text:p>readNamePair</text:p>
          </table:table-cell>
          <table:table-cell office:value-type="float" office:value="2" calcext:value-type="float">
            <text:p>2</text:p>
          </table:table-cell>
          <table:table-cell office:value-type="float" office:value="1.002559307" calcext:value-type="float">
            <text:p>1.002559307</text:p>
          </table:table-cell>
          <table:table-cell office:value-type="float" office:value="6.448056963" calcext:value-type="float">
            <text:p>6.44805696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17524498" calcext:value-type="float">
            <text:p>17524498</text:p>
          </table:table-cell>
          <table:table-cell office:value-type="float" office:value="12427097" calcext:value-type="float">
            <text:p>12427097</text:p>
          </table:table-cell>
          <table:table-cell table:formula="of:=[.C203]/[.B203]" office:value-type="float" office:value="0.709127131630247" calcext:value-type="float">
            <text:p>0.709127131630247</text:p>
          </table:table-cell>
          <table:table-cell office:value-type="float" office:value="0.53" calcext:value-type="float">
            <text:p>0.53</text:p>
          </table:table-cell>
          <table:table-cell office:value-type="float" office:value="4772" calcext:value-type="float">
            <text:p>4772</text:p>
          </table:table-cell>
          <table:table-cell office:value-type="float" office:value="0.71" calcext:value-type="float">
            <text:p>0.71</text:p>
          </table:table-cell>
          <table:table-cell office:value-type="float" office:value="4828" calcext:value-type="float">
            <text:p>4828</text:p>
          </table:table-cell>
          <table:table-cell office:value-type="string" calcext:value-type="string">
            <text:p>02_NA12878_S1.chr11.sam.deez_rawstreams.readNamePair</text:p>
          </table:table-cell>
          <table:table-cell office:value-type="string" calcext:value-type="string">
            <text:p>readNamePair</text:p>
          </table:table-cell>
          <table:table-cell office:value-type="float" office:value="2" calcext:value-type="float">
            <text:p>2</text:p>
          </table:table-cell>
          <table:table-cell office:value-type="float" office:value="31.53332764" calcext:value-type="float">
            <text:p>31.53332764</text:p>
          </table:table-cell>
          <table:table-cell office:value-type="float" office:value="16.69211723" calcext:value-type="float">
            <text:p>16.692117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17524498" calcext:value-type="float">
            <text:p>17524498</text:p>
          </table:table-cell>
          <table:table-cell office:value-type="float" office:value="10404731" calcext:value-type="float">
            <text:p>10404731</text:p>
          </table:table-cell>
          <table:table-cell table:formula="of:=[.C204]/[.B204]" office:value-type="float" office:value="0.593724910122961" calcext:value-type="float">
            <text:p>0.593724910122961</text:p>
          </table:table-cell>
          <table:table-cell office:value-type="float" office:value="0.69" calcext:value-type="float">
            <text:p>0.69</text:p>
          </table:table-cell>
          <table:table-cell office:value-type="float" office:value="5820" calcext:value-type="float">
            <text:p>5820</text:p>
          </table:table-cell>
          <table:table-cell office:value-type="float" office:value="0.6" calcext:value-type="float">
            <text:p>0.6</text:p>
          </table:table-cell>
          <table:table-cell office:value-type="float" office:value="6236" calcext:value-type="float">
            <text:p>6236</text:p>
          </table:table-cell>
          <table:table-cell office:value-type="string" calcext:value-type="string">
            <text:p>02_NA12878_S1.chr11.sam.deez_rawstreams.readNamePair</text:p>
          </table:table-cell>
          <table:table-cell office:value-type="string" calcext:value-type="string">
            <text:p>readNamePair</text:p>
          </table:table-cell>
          <table:table-cell office:value-type="float" office:value="2" calcext:value-type="float">
            <text:p>2</text:p>
          </table:table-cell>
          <table:table-cell office:value-type="float" office:value="24.22125167" calcext:value-type="float">
            <text:p>24.22125167</text:p>
          </table:table-cell>
          <table:table-cell office:value-type="float" office:value="16.53787454" calcext:value-type="float">
            <text:p>16.537874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17524498" calcext:value-type="float">
            <text:p>17524498</text:p>
          </table:table-cell>
          <table:table-cell office:value-type="float" office:value="10695975" calcext:value-type="float">
            <text:p>10695975</text:p>
          </table:table-cell>
          <table:table-cell table:formula="of:=[.C205]/[.B205]" office:value-type="float" office:value="0.610344159359087" calcext:value-type="float">
            <text:p>0.610344159359087</text:p>
          </table:table-cell>
          <table:table-cell office:value-type="float" office:value="13.85" calcext:value-type="float">
            <text:p>13.85</text:p>
          </table:table-cell>
          <table:table-cell office:value-type="float" office:value="370784" calcext:value-type="float">
            <text:p>370784</text:p>
          </table:table-cell>
          <table:table-cell office:value-type="float" office:value="8.75" calcext:value-type="float">
            <text:p>8.75</text:p>
          </table:table-cell>
          <table:table-cell office:value-type="float" office:value="504376" calcext:value-type="float">
            <text:p>504376</text:p>
          </table:table-cell>
          <table:table-cell office:value-type="string" calcext:value-type="string">
            <text:p>02_NA12878_S1.chr11.sam.deez_rawstreams.readNamePair</text:p>
          </table:table-cell>
          <table:table-cell office:value-type="string" calcext:value-type="string">
            <text:p>readNamePair</text:p>
          </table:table-cell>
          <table:table-cell office:value-type="float" office:value="2" calcext:value-type="float">
            <text:p>2</text:p>
          </table:table-cell>
          <table:table-cell office:value-type="float" office:value="1.206690516" calcext:value-type="float">
            <text:p>1.206690516</text:p>
          </table:table-cell>
          <table:table-cell office:value-type="float" office:value="1.16576876" calcext:value-type="float">
            <text:p>1.165768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8851603" calcext:value-type="float">
            <text:p>8851603</text:p>
          </table:table-cell>
          <table:table-cell table:formula="of:=[.C206]/[.B206]" office:value-type="float" office:value="0.0422077322006226" calcext:value-type="float">
            <text:p>0.042207732200623</text:p>
          </table:table-cell>
          <table:table-cell office:value-type="float" office:value="41.46" calcext:value-type="float">
            <text:p>41.46</text:p>
          </table:table-cell>
          <table:table-cell office:value-type="float" office:value="1768" calcext:value-type="float">
            <text:p>1768</text:p>
          </table:table-cell>
          <table:table-cell office:value-type="float" office:value="2.74" calcext:value-type="float">
            <text:p>2.74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02_NA12878_S1.chr11.sam.deez_rawstreams.tagBuffer.cropped</text:p>
          </table:table-cell>
          <table:table-cell office:value-type="string" calcext:value-type="string">
            <text:p>tagBuffer</text:p>
          </table:table-cell>
          <table:table-cell office:value-type="float" office:value="2" calcext:value-type="float">
            <text:p>2</text:p>
          </table:table-cell>
          <table:table-cell office:value-type="float" office:value="4.823926676" calcext:value-type="float">
            <text:p>4.823926676</text:p>
          </table:table-cell>
          <table:table-cell office:value-type="float" office:value="3.080856365" calcext:value-type="float">
            <text:p>3.08085636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6604309" calcext:value-type="float">
            <text:p>6604309</text:p>
          </table:table-cell>
          <table:table-cell table:formula="of:=[.C207]/[.B207]" office:value-type="float" office:value="0.0314917993545532" calcext:value-type="float">
            <text:p>0.031491799354553</text:p>
          </table:table-cell>
          <table:table-cell office:value-type="float" office:value="122.64" calcext:value-type="float">
            <text:p>122.64</text:p>
          </table:table-cell>
          <table:table-cell office:value-type="float" office:value="9816" calcext:value-type="float">
            <text:p>9816</text:p>
          </table:table-cell>
          <table:table-cell office:value-type="float" office:value="7.76" calcext:value-type="float">
            <text:p>7.76</text:p>
          </table:table-cell>
          <table:table-cell office:value-type="float" office:value="6872" calcext:value-type="float">
            <text:p>6872</text:p>
          </table:table-cell>
          <table:table-cell office:value-type="string" calcext:value-type="string">
            <text:p>02_NA12878_S1.chr11.sam.deez_rawstreams.tagBuffer.cropped</text:p>
          </table:table-cell>
          <table:table-cell office:value-type="string" calcext:value-type="string">
            <text:p>tagBuffer</text:p>
          </table:table-cell>
          <table:table-cell office:value-type="float" office:value="2" calcext:value-type="float">
            <text:p>2</text:p>
          </table:table-cell>
          <table:table-cell office:value-type="float" office:value="1.630789302" calcext:value-type="float">
            <text:p>1.630789302</text:p>
          </table:table-cell>
          <table:table-cell office:value-type="float" office:value="0.811644313" calcext:value-type="float">
            <text:p>0.8116443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8556912" calcext:value-type="float">
            <text:p>8556912</text:p>
          </table:table-cell>
          <table:table-cell table:formula="of:=[.C208]/[.B208]" office:value-type="float" office:value="0.0408025360107422" calcext:value-type="float">
            <text:p>0.040802536010742</text:p>
          </table:table-cell>
          <table:table-cell office:value-type="float" office:value="87.45" calcext:value-type="float">
            <text:p>87.45</text:p>
          </table:table-cell>
          <table:table-cell office:value-type="float" office:value="691296" calcext:value-type="float">
            <text:p>691296</text:p>
          </table:table-cell>
          <table:table-cell office:value-type="float" office:value="3.15" calcext:value-type="float">
            <text:p>3.15</text:p>
          </table:table-cell>
          <table:table-cell office:value-type="float" office:value="67720" calcext:value-type="float">
            <text:p>67720</text:p>
          </table:table-cell>
          <table:table-cell office:value-type="string" calcext:value-type="string">
            <text:p>02_NA12878_S1.chr11.sam.deez_rawstreams.tagBuffer.cropped</text:p>
          </table:table-cell>
          <table:table-cell office:value-type="string" calcext:value-type="string">
            <text:p>tagBuffer</text:p>
          </table:table-cell>
          <table:table-cell office:value-type="float" office:value="2" calcext:value-type="float">
            <text:p>2</text:p>
          </table:table-cell>
          <table:table-cell office:value-type="float" office:value="2.287021155" calcext:value-type="float">
            <text:p>2.287021155</text:p>
          </table:table-cell>
          <table:table-cell office:value-type="float" office:value="2.590637207" calcext:value-type="float">
            <text:p>2.59063720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96707301" calcext:value-type="float">
            <text:p>96707301</text:p>
          </table:table-cell>
          <table:table-cell table:formula="of:=[.C209]/[.B209]" office:value-type="float" office:value="0.461136345863342" calcext:value-type="float">
            <text:p>0.461136345863342</text:p>
          </table:table-cell>
          <table:table-cell office:value-type="float" office:value="4.79" calcext:value-type="float">
            <text:p>4.79</text:p>
          </table:table-cell>
          <table:table-cell office:value-type="float" office:value="4424" calcext:value-type="float">
            <text:p>4424</text:p>
          </table:table-cell>
          <table:table-cell office:value-type="float" office:value="4.73" calcext:value-type="float">
            <text:p>4.73</text:p>
          </table:table-cell>
          <table:table-cell office:value-type="float" office:value="4892" calcext:value-type="float">
            <text:p>4892</text:p>
          </table:table-cell>
          <table:table-cell office:value-type="string" calcext:value-type="string">
            <text:p>02_NA12878_S1.chr11.sam.deez_rawstreams.tagBuffer.cropped</text:p>
          </table:table-cell>
          <table:table-cell office:value-type="string" calcext:value-type="string">
            <text:p>tagBuffer</text:p>
          </table:table-cell>
          <table:table-cell office:value-type="float" office:value="2" calcext:value-type="float">
            <text:p>2</text:p>
          </table:table-cell>
          <table:table-cell office:value-type="float" office:value="41.75365344" calcext:value-type="float">
            <text:p>41.75365344</text:p>
          </table:table-cell>
          <table:table-cell office:value-type="float" office:value="19.49836558" calcext:value-type="float">
            <text:p>19.4983655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7198677" calcext:value-type="float">
            <text:p>7198677</text:p>
          </table:table-cell>
          <table:table-cell table:formula="of:=[.C210]/[.B210]" office:value-type="float" office:value="0.034325966835022" calcext:value-type="float">
            <text:p>0.034325966835022</text:p>
          </table:table-cell>
          <table:table-cell office:value-type="float" office:value="4.85" calcext:value-type="float">
            <text:p>4.85</text:p>
          </table:table-cell>
          <table:table-cell office:value-type="float" office:value="3812" calcext:value-type="float">
            <text:p>3812</text:p>
          </table:table-cell>
          <table:table-cell office:value-type="float" office:value="5.24" calcext:value-type="float">
            <text:p>5.24</text:p>
          </table:table-cell>
          <table:table-cell office:value-type="float" office:value="5556" calcext:value-type="float">
            <text:p>5556</text:p>
          </table:table-cell>
          <table:table-cell office:value-type="string" calcext:value-type="string">
            <text:p>02_NA12878_S1.chr11.sam.deez_rawstreams.tagBuffer.cropped</text:p>
          </table:table-cell>
          <table:table-cell office:value-type="string" calcext:value-type="string">
            <text:p>tagBuffer</text:p>
          </table:table-cell>
          <table:table-cell office:value-type="float" office:value="2" calcext:value-type="float">
            <text:p>2</text:p>
          </table:table-cell>
          <table:table-cell office:value-type="float" office:value="41.2371134" calcext:value-type="float">
            <text:p>41.2371134</text:p>
          </table:table-cell>
          <table:table-cell office:value-type="float" office:value="1.310151406" calcext:value-type="float">
            <text:p>1.3101514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209715200" calcext:value-type="float">
            <text:p>209715200</text:p>
          </table:table-cell>
          <table:table-cell office:value-type="float" office:value="9728206" calcext:value-type="float">
            <text:p>9728206</text:p>
          </table:table-cell>
          <table:table-cell table:formula="of:=[.C211]/[.B211]" office:value-type="float" office:value="0.0463877010345459" calcext:value-type="float">
            <text:p>0.046387701034546</text:p>
          </table:table-cell>
          <table:table-cell office:value-type="float" office:value="67.95" calcext:value-type="float">
            <text:p>67.95</text:p>
          </table:table-cell>
          <table:table-cell office:value-type="float" office:value="619176" calcext:value-type="float">
            <text:p>619176</text:p>
          </table:table-cell>
          <table:table-cell office:value-type="float" office:value="13.57" calcext:value-type="float">
            <text:p>13.57</text:p>
          </table:table-cell>
          <table:table-cell office:value-type="float" office:value="677356" calcext:value-type="float">
            <text:p>677356</text:p>
          </table:table-cell>
          <table:table-cell office:value-type="string" calcext:value-type="string">
            <text:p>02_NA12878_S1.chr11.sam.deez_rawstreams.tagBuffer.cropped</text:p>
          </table:table-cell>
          <table:table-cell office:value-type="string" calcext:value-type="string">
            <text:p>tagBuffer</text:p>
          </table:table-cell>
          <table:table-cell office:value-type="float" office:value="2" calcext:value-type="float">
            <text:p>2</text:p>
          </table:table-cell>
          <table:table-cell office:value-type="float" office:value="2.943340692" calcext:value-type="float">
            <text:p>2.943340692</text:p>
          </table:table-cell>
          <table:table-cell office:value-type="float" office:value="0.683680192" calcext:value-type="float">
            <text:p>0.68368019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49758" calcext:value-type="float">
            <text:p>49758</text:p>
          </table:table-cell>
          <table:table-cell table:formula="of:=[.C212]/[.B212]" office:value-type="float" office:value="0.000972097663404102" calcext:value-type="float">
            <text:p>0.000972097663404</text:p>
          </table:table-cell>
          <table:table-cell office:value-type="float" office:value="0.65" calcext:value-type="float">
            <text:p>0.65</text:p>
          </table:table-cell>
          <table:table-cell office:value-type="float" office:value="1840" calcext:value-type="float">
            <text:p>1840</text:p>
          </table:table-cell>
          <table:table-cell office:value-type="float" office:value="1.06" calcext:value-type="float">
            <text:p>1.06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02_NA12878_S1.chr11.sam.deez_rawstreams.EditSeqend</text:p>
          </table:table-cell>
          <table:table-cell office:value-type="string" calcext:value-type="string">
            <text:p>EditSeqend</text:p>
          </table:table-cell>
          <table:table-cell office:value-type="float" office:value="2" calcext:value-type="float">
            <text:p>2</text:p>
          </table:table-cell>
          <table:table-cell office:value-type="float" office:value="75.09996708" calcext:value-type="float">
            <text:p>75.09996708</text:p>
          </table:table-cell>
          <table:table-cell office:value-type="float" office:value="0.044766912" calcext:value-type="float">
            <text:p>0.0447669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82" calcext:value-type="float">
            <text:p>82</text:p>
          </table:table-cell>
          <table:table-cell table:formula="of:=[.C213]/[.B213]" office:value-type="float" office:value="0.00000160199381806215" calcext:value-type="float">
            <text:p>1.60199381806215E-06</text:p>
          </table:table-cell>
          <table:table-cell office:value-type="float" office:value="0.79" calcext:value-type="float">
            <text:p>0.79</text:p>
          </table:table-cell>
          <table:table-cell office:value-type="float" office:value="9576" calcext:value-type="float">
            <text:p>9576</text:p>
          </table:table-cell>
          <table:table-cell office:value-type="float" office:value="0.94" calcext:value-type="float">
            <text:p>0.94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02_NA12878_S1.chr11.sam.deez_rawstreams.EditSeqend</text:p>
          </table:table-cell>
          <table:table-cell office:value-type="string" calcext:value-type="string">
            <text:p>EditSeqend</text:p>
          </table:table-cell>
          <table:table-cell office:value-type="float" office:value="2" calcext:value-type="float">
            <text:p>2</text:p>
          </table:table-cell>
          <table:table-cell office:value-type="float" office:value="61.79111215" calcext:value-type="float">
            <text:p>61.79111215</text:p>
          </table:table-cell>
          <table:table-cell office:value-type="float" office:value="0.0000832" calcext:value-type="float">
            <text:p>8.32E-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7576" calcext:value-type="float">
            <text:p>7576</text:p>
          </table:table-cell>
          <table:table-cell table:formula="of:=[.C214]/[.B214]" office:value-type="float" office:value="0.000148008599580961" calcext:value-type="float">
            <text:p>0.000148008599581</text:p>
          </table:table-cell>
          <table:table-cell office:value-type="float" office:value="5.42" calcext:value-type="float">
            <text:p>5.42</text:p>
          </table:table-cell>
          <table:table-cell office:value-type="float" office:value="520040" calcext:value-type="float">
            <text:p>520040</text:p>
          </table:table-cell>
          <table:table-cell office:value-type="float" office:value="1.21" calcext:value-type="float">
            <text:p>1.21</text:p>
          </table:table-cell>
          <table:table-cell office:value-type="float" office:value="52088" calcext:value-type="float">
            <text:p>52088</text:p>
          </table:table-cell>
          <table:table-cell office:value-type="string" calcext:value-type="string">
            <text:p>02_NA12878_S1.chr11.sam.deez_rawstreams.EditSeqend</text:p>
          </table:table-cell>
          <table:table-cell office:value-type="string" calcext:value-type="string">
            <text:p>EditSeqend</text:p>
          </table:table-cell>
          <table:table-cell office:value-type="float" office:value="2" calcext:value-type="float">
            <text:p>2</text:p>
          </table:table-cell>
          <table:table-cell office:value-type="float" office:value="9.006453616" calcext:value-type="float">
            <text:p>9.006453616</text:p>
          </table:table-cell>
          <table:table-cell office:value-type="float" office:value="0.005971105" calcext:value-type="float">
            <text:p>0.00597110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3569" calcext:value-type="float">
            <text:p>3569</text:p>
          </table:table-cell>
          <table:table-cell table:formula="of:=[.C215]/[.B215]" office:value-type="float" office:value="0.0000697258041056562" calcext:value-type="float">
            <text:p>6.97258041056562E-05</text:p>
          </table:table-cell>
          <table:table-cell office:value-type="float" office:value="1" calcext:value-type="float">
            <text:p>1</text:p>
          </table:table-cell>
          <table:table-cell office:value-type="float" office:value="2556" calcext:value-type="float">
            <text:p>2556</text:p>
          </table:table-cell>
          <table:table-cell office:value-type="float" office:value="1.19" calcext:value-type="float">
            <text:p>1.19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02_NA12878_S1.chr11.sam.deez_rawstreams.EditSeqend</text:p>
          </table:table-cell>
          <table:table-cell office:value-type="string" calcext:value-type="string">
            <text:p>EditSeqend</text:p>
          </table:table-cell>
          <table:table-cell office:value-type="float" office:value="2" calcext:value-type="float">
            <text:p>2</text:p>
          </table:table-cell>
          <table:table-cell office:value-type="float" office:value="48.8149786" calcext:value-type="float">
            <text:p>48.8149786</text:p>
          </table:table-cell>
          <table:table-cell office:value-type="float" office:value="0.002860222" calcext:value-type="float">
            <text:p>0.00286022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3912" calcext:value-type="float">
            <text:p>3912</text:p>
          </table:table-cell>
          <table:table-cell table:formula="of:=[.C216]/[.B216]" office:value-type="float" office:value="0.0000764268270275503" calcext:value-type="float">
            <text:p>7.64268270275503E-05</text:p>
          </table:table-cell>
          <table:table-cell office:value-type="float" office:value="1.27" calcext:value-type="float">
            <text:p>1.27</text:p>
          </table:table-cell>
          <table:table-cell office:value-type="float" office:value="2644" calcext:value-type="float">
            <text:p>2644</text:p>
          </table:table-cell>
          <table:table-cell office:value-type="float" office:value="3.42" calcext:value-type="float">
            <text:p>3.42</text:p>
          </table:table-cell>
          <table:table-cell office:value-type="float" office:value="4564" calcext:value-type="float">
            <text:p>4564</text:p>
          </table:table-cell>
          <table:table-cell office:value-type="string" calcext:value-type="string">
            <text:p>02_NA12878_S1.chr11.sam.deez_rawstreams.EditSeqend</text:p>
          </table:table-cell>
          <table:table-cell office:value-type="string" calcext:value-type="string">
            <text:p>EditSeqend</text:p>
          </table:table-cell>
          <table:table-cell office:value-type="float" office:value="2" calcext:value-type="float">
            <text:p>2</text:p>
          </table:table-cell>
          <table:table-cell office:value-type="float" office:value="38.43699102" calcext:value-type="float">
            <text:p>38.43699102</text:p>
          </table:table-cell>
          <table:table-cell office:value-type="float" office:value="0.00109087" calcext:value-type="float">
            <text:p>0.00109087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51186215" calcext:value-type="float">
            <text:p>51186215</text:p>
          </table:table-cell>
          <table:table-cell office:value-type="float" office:value="36" calcext:value-type="float">
            <text:p>36</text:p>
          </table:table-cell>
          <table:table-cell table:formula="of:=[.C217]/[.B217]" office:value-type="float" office:value="0.000000703314359149236" calcext:value-type="float">
            <text:p>7.03314359149236E-07</text:p>
          </table:table-cell>
          <table:table-cell office:value-type="float" office:value="3.01" calcext:value-type="float">
            <text:p>3.01</text:p>
          </table:table-cell>
          <table:table-cell office:value-type="float" office:value="455496" calcext:value-type="float">
            <text:p>455496</text:p>
          </table:table-cell>
          <table:table-cell office:value-type="float" office:value="4.64" calcext:value-type="float">
            <text:p>4.64</text:p>
          </table:table-cell>
          <table:table-cell office:value-type="float" office:value="529196" calcext:value-type="float">
            <text:p>529196</text:p>
          </table:table-cell>
          <table:table-cell office:value-type="string" calcext:value-type="string">
            <text:p>02_NA12878_S1.chr11.sam.deez_rawstreams.EditSeqend</text:p>
          </table:table-cell>
          <table:table-cell office:value-type="string" calcext:value-type="string">
            <text:p>EditSeqend</text:p>
          </table:table-cell>
          <table:table-cell office:value-type="float" office:value="2" calcext:value-type="float">
            <text:p>2</text:p>
          </table:table-cell>
          <table:table-cell office:value-type="float" office:value="16.21760086" calcext:value-type="float">
            <text:p>16.21760086</text:p>
          </table:table-cell>
          <table:table-cell office:value-type="float" office:value="0.0000074" calcext:value-type="float">
            <text:p>7.4E-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159359444" calcext:value-type="float">
            <text:p>159359444</text:p>
          </table:table-cell>
          <table:table-cell office:value-type="float" office:value="81118848" calcext:value-type="float">
            <text:p>81118848</text:p>
          </table:table-cell>
          <table:table-cell table:formula="of:=[.C218]/[.B218]" office:value-type="float" office:value="0.509030691648246" calcext:value-type="float">
            <text:p>0.509030691648246</text:p>
          </table:table-cell>
          <table:table-cell office:value-type="float" office:value="44.58" calcext:value-type="float">
            <text:p>44.58</text:p>
          </table:table-cell>
          <table:table-cell office:value-type="float" office:value="1660" calcext:value-type="float">
            <text:p>1660</text:p>
          </table:table-cell>
          <table:table-cell office:value-type="float" office:value="3.4" calcext:value-type="float">
            <text:p>3.4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02_NA12878_S1.chr11.sam.deez_rawstreams.EditACGT_IS_SeqVec</text:p>
          </table:table-cell>
          <table:table-cell office:value-type="string" calcext:value-type="string">
            <text:p>EditACGT_IS_SeqVec</text:p>
          </table:table-cell>
          <table:table-cell office:value-type="float" office:value="2" calcext:value-type="float">
            <text:p>2</text:p>
          </table:table-cell>
          <table:table-cell office:value-type="float" office:value="3.409084989" calcext:value-type="float">
            <text:p>3.409084989</text:p>
          </table:table-cell>
          <table:table-cell office:value-type="float" office:value="22.75322409" calcext:value-type="float">
            <text:p>22.7532240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159359444" calcext:value-type="float">
            <text:p>159359444</text:p>
          </table:table-cell>
          <table:table-cell office:value-type="float" office:value="79902040" calcext:value-type="float">
            <text:p>79902040</text:p>
          </table:table-cell>
          <table:table-cell table:formula="of:=[.C219]/[.B219]" office:value-type="float" office:value="0.501395072638431" calcext:value-type="float">
            <text:p>0.501395072638431</text:p>
          </table:table-cell>
          <table:table-cell office:value-type="float" office:value="26.62" calcext:value-type="float">
            <text:p>26.62</text:p>
          </table:table-cell>
          <table:table-cell office:value-type="float" office:value="9840" calcext:value-type="float">
            <text:p>9840</text:p>
          </table:table-cell>
          <table:table-cell office:value-type="float" office:value="12.72" calcext:value-type="float">
            <text:p>12.72</text:p>
          </table:table-cell>
          <table:table-cell office:value-type="float" office:value="6976" calcext:value-type="float">
            <text:p>6976</text:p>
          </table:table-cell>
          <table:table-cell office:value-type="string" calcext:value-type="string">
            <text:p>02_NA12878_S1.chr11.sam.deez_rawstreams.EditACGT_IS_SeqVec</text:p>
          </table:table-cell>
          <table:table-cell office:value-type="string" calcext:value-type="string">
            <text:p>EditACGT_IS_SeqVec</text:p>
          </table:table-cell>
          <table:table-cell office:value-type="float" office:value="2" calcext:value-type="float">
            <text:p>2</text:p>
          </table:table-cell>
          <table:table-cell office:value-type="float" office:value="5.709128806" calcext:value-type="float">
            <text:p>5.709128806</text:p>
          </table:table-cell>
          <table:table-cell office:value-type="float" office:value="5.990607184" calcext:value-type="float">
            <text:p>5.9906071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159359444" calcext:value-type="float">
            <text:p>159359444</text:p>
          </table:table-cell>
          <table:table-cell office:value-type="float" office:value="76109616" calcext:value-type="float">
            <text:p>76109616</text:p>
          </table:table-cell>
          <table:table-cell table:formula="of:=[.C220]/[.B220]" office:value-type="float" office:value="0.477597148243062" calcext:value-type="float">
            <text:p>0.477597148243062</text:p>
          </table:table-cell>
          <table:table-cell office:value-type="float" office:value="144.17" calcext:value-type="float">
            <text:p>144.17</text:p>
          </table:table-cell>
          <table:table-cell office:value-type="float" office:value="691196" calcext:value-type="float">
            <text:p>691196</text:p>
          </table:table-cell>
          <table:table-cell office:value-type="float" office:value="10.4" calcext:value-type="float">
            <text:p>10.4</text:p>
          </table:table-cell>
          <table:table-cell office:value-type="float" office:value="67820" calcext:value-type="float">
            <text:p>67820</text:p>
          </table:table-cell>
          <table:table-cell office:value-type="string" calcext:value-type="string">
            <text:p>02_NA12878_S1.chr11.sam.deez_rawstreams.EditACGT_IS_SeqVec</text:p>
          </table:table-cell>
          <table:table-cell office:value-type="string" calcext:value-type="string">
            <text:p>EditACGT_IS_SeqVec</text:p>
          </table:table-cell>
          <table:table-cell office:value-type="float" office:value="2" calcext:value-type="float">
            <text:p>2</text:p>
          </table:table-cell>
          <table:table-cell office:value-type="float" office:value="1.05415141" calcext:value-type="float">
            <text:p>1.05415141</text:p>
          </table:table-cell>
          <table:table-cell office:value-type="float" office:value="6.979210193" calcext:value-type="float">
            <text:p>6.97921019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159359444" calcext:value-type="float">
            <text:p>159359444</text:p>
          </table:table-cell>
          <table:table-cell office:value-type="float" office:value="138111902" calcext:value-type="float">
            <text:p>138111902</text:p>
          </table:table-cell>
          <table:table-cell table:formula="of:=[.C221]/[.B221]" office:value-type="float" office:value="0.866669075476945" calcext:value-type="float">
            <text:p>0.866669075476945</text:p>
          </table:table-cell>
          <table:table-cell office:value-type="float" office:value="5.23" calcext:value-type="float">
            <text:p>5.23</text:p>
          </table:table-cell>
          <table:table-cell office:value-type="float" office:value="4724" calcext:value-type="float">
            <text:p>4724</text:p>
          </table:table-cell>
          <table:table-cell office:value-type="float" office:value="4.79" calcext:value-type="float">
            <text:p>4.79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02_NA12878_S1.chr11.sam.deez_rawstreams.EditACGT_IS_SeqVec</text:p>
          </table:table-cell>
          <table:table-cell office:value-type="string" calcext:value-type="string">
            <text:p>EditACGT_IS_SeqVec</text:p>
          </table:table-cell>
          <table:table-cell office:value-type="float" office:value="2" calcext:value-type="float">
            <text:p>2</text:p>
          </table:table-cell>
          <table:table-cell office:value-type="float" office:value="29.0587015" calcext:value-type="float">
            <text:p>29.0587015</text:p>
          </table:table-cell>
          <table:table-cell office:value-type="float" office:value="27.49765631" calcext:value-type="float">
            <text:p>27.4976563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159359444" calcext:value-type="float">
            <text:p>159359444</text:p>
          </table:table-cell>
          <table:table-cell office:value-type="float" office:value="89993338" calcext:value-type="float">
            <text:p>89993338</text:p>
          </table:table-cell>
          <table:table-cell table:formula="of:=[.C222]/[.B222]" office:value-type="float" office:value="0.56471920170605" calcext:value-type="float">
            <text:p>0.56471920170605</text:p>
          </table:table-cell>
          <table:table-cell office:value-type="float" office:value="10.25" calcext:value-type="float">
            <text:p>10.25</text:p>
          </table:table-cell>
          <table:table-cell office:value-type="float" office:value="5832" calcext:value-type="float">
            <text:p>5832</text:p>
          </table:table-cell>
          <table:table-cell office:value-type="float" office:value="14.26" calcext:value-type="float">
            <text:p>14.26</text:p>
          </table:table-cell>
          <table:table-cell office:value-type="float" office:value="6180" calcext:value-type="float">
            <text:p>6180</text:p>
          </table:table-cell>
          <table:table-cell office:value-type="string" calcext:value-type="string">
            <text:p>02_NA12878_S1.chr11.sam.deez_rawstreams.EditACGT_IS_SeqVec</text:p>
          </table:table-cell>
          <table:table-cell office:value-type="string" calcext:value-type="string">
            <text:p>EditACGT_IS_SeqVec</text:p>
          </table:table-cell>
          <table:table-cell office:value-type="float" office:value="2" calcext:value-type="float">
            <text:p>2</text:p>
          </table:table-cell>
          <table:table-cell office:value-type="float" office:value="14.82702525" calcext:value-type="float">
            <text:p>14.82702525</text:p>
          </table:table-cell>
          <table:table-cell office:value-type="float" office:value="6.018536823" calcext:value-type="float">
            <text:p>6.0185368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159359444" calcext:value-type="float">
            <text:p>159359444</text:p>
          </table:table-cell>
          <table:table-cell office:value-type="float" office:value="86028260" calcext:value-type="float">
            <text:p>86028260</text:p>
          </table:table-cell>
          <table:table-cell table:formula="of:=[.C223]/[.B223]" office:value-type="float" office:value="0.539837852345921" calcext:value-type="float">
            <text:p>0.539837852345921</text:p>
          </table:table-cell>
          <table:table-cell office:value-type="float" office:value="467.51" calcext:value-type="float">
            <text:p>467.51</text:p>
          </table:table-cell>
          <table:table-cell office:value-type="float" office:value="2266148" calcext:value-type="float">
            <text:p>2266148</text:p>
          </table:table-cell>
          <table:table-cell office:value-type="float" office:value="38.82" calcext:value-type="float">
            <text:p>38.82</text:p>
          </table:table-cell>
          <table:table-cell office:value-type="float" office:value="3164628" calcext:value-type="float">
            <text:p>3164628</text:p>
          </table:table-cell>
          <table:table-cell office:value-type="string" calcext:value-type="string">
            <text:p>02_NA12878_S1.chr11.sam.deez_rawstreams.EditACGT_IS_SeqVec</text:p>
          </table:table-cell>
          <table:table-cell office:value-type="string" calcext:value-type="string">
            <text:p>EditACGT_IS_SeqVec</text:p>
          </table:table-cell>
          <table:table-cell office:value-type="float" office:value="2" calcext:value-type="float">
            <text:p>2</text:p>
          </table:table-cell>
          <table:table-cell office:value-type="float" office:value="0.325077557" calcext:value-type="float">
            <text:p>0.325077557</text:p>
          </table:table-cell>
          <table:table-cell office:value-type="float" office:value="2.113419424" calcext:value-type="float">
            <text:p>2.1134194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zip</text:p>
          </table:table-cell>
          <table:table-cell office:value-type="float" office:value="51193183" calcext:value-type="float">
            <text:p>51193183</text:p>
          </table:table-cell>
          <table:table-cell office:value-type="float" office:value="827704" calcext:value-type="float">
            <text:p>827704</text:p>
          </table:table-cell>
          <table:table-cell table:formula="of:=[.C224]/[.B224]" office:value-type="float" office:value="0.0161682464635965" calcext:value-type="float">
            <text:p>0.016168246463597</text:p>
          </table:table-cell>
          <table:table-cell office:value-type="float" office:value="3.96" calcext:value-type="float">
            <text:p>3.96</text:p>
          </table:table-cell>
          <table:table-cell office:value-type="float" office:value="1768" calcext:value-type="float">
            <text:p>1768</text:p>
          </table:table-cell>
          <table:table-cell office:value-type="float" office:value="0.69" calcext:value-type="float">
            <text:p>0.69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02_NA12878_S1.chr11.sam.deez_rawstreams.pairedChr</text:p>
          </table:table-cell>
          <table:table-cell office:value-type="string" calcext:value-type="string">
            <text:p>pairedChr</text:p>
          </table:table-cell>
          <table:table-cell office:value-type="float" office:value="2" calcext:value-type="float">
            <text:p>2</text:p>
          </table:table-cell>
          <table:table-cell office:value-type="float" office:value="12.32869288" calcext:value-type="float">
            <text:p>12.32869288</text:p>
          </table:table-cell>
          <table:table-cell office:value-type="float" office:value="1.144000067" calcext:value-type="float">
            <text:p>1.1440000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51193183" calcext:value-type="float">
            <text:p>51193183</text:p>
          </table:table-cell>
          <table:table-cell office:value-type="float" office:value="553046" calcext:value-type="float">
            <text:p>553046</text:p>
          </table:table-cell>
          <table:table-cell table:formula="of:=[.C225]/[.B225]" office:value-type="float" office:value="0.0108031180635906" calcext:value-type="float">
            <text:p>0.010803118063591</text:p>
          </table:table-cell>
          <table:table-cell office:value-type="float" office:value="0.62" calcext:value-type="float">
            <text:p>0.62</text:p>
          </table:table-cell>
          <table:table-cell office:value-type="float" office:value="10108" calcext:value-type="float">
            <text:p>10108</text:p>
          </table:table-cell>
          <table:table-cell office:value-type="float" office:value="0.77" calcext:value-type="float">
            <text:p>0.77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02_NA12878_S1.chr11.sam.deez_rawstreams.pairedChr</text:p>
          </table:table-cell>
          <table:table-cell office:value-type="string" calcext:value-type="string">
            <text:p>pairedChr</text:p>
          </table:table-cell>
          <table:table-cell office:value-type="float" office:value="2" calcext:value-type="float">
            <text:p>2</text:p>
          </table:table-cell>
          <table:table-cell office:value-type="float" office:value="78.74455452" calcext:value-type="float">
            <text:p>78.74455452</text:p>
          </table:table-cell>
          <table:table-cell office:value-type="float" office:value="0.684968527" calcext:value-type="float">
            <text:p>0.6849685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51193183" calcext:value-type="float">
            <text:p>51193183</text:p>
          </table:table-cell>
          <table:table-cell office:value-type="float" office:value="903204" calcext:value-type="float">
            <text:p>903204</text:p>
          </table:table-cell>
          <table:table-cell table:formula="of:=[.C226]/[.B226]" office:value-type="float" office:value="0.0176430522009151" calcext:value-type="float">
            <text:p>0.017643052200915</text:p>
          </table:table-cell>
          <table:table-cell office:value-type="float" office:value="14.23" calcext:value-type="float">
            <text:p>14.23</text:p>
          </table:table-cell>
          <table:table-cell office:value-type="float" office:value="518112" calcext:value-type="float">
            <text:p>518112</text:p>
          </table:table-cell>
          <table:table-cell office:value-type="float" office:value="1.37" calcext:value-type="float">
            <text:p>1.37</text:p>
          </table:table-cell>
          <table:table-cell office:value-type="float" office:value="52140" calcext:value-type="float">
            <text:p>52140</text:p>
          </table:table-cell>
          <table:table-cell office:value-type="string" calcext:value-type="string">
            <text:p>02_NA12878_S1.chr11.sam.deez_rawstreams.pairedChr</text:p>
          </table:table-cell>
          <table:table-cell office:value-type="string" calcext:value-type="string">
            <text:p>pairedChr</text:p>
          </table:table-cell>
          <table:table-cell office:value-type="float" office:value="2" calcext:value-type="float">
            <text:p>2</text:p>
          </table:table-cell>
          <table:table-cell office:value-type="float" office:value="3.430894153" calcext:value-type="float">
            <text:p>3.430894153</text:p>
          </table:table-cell>
          <table:table-cell office:value-type="float" office:value="0.628731721" calcext:value-type="float">
            <text:p>0.6287317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S-0</text:p>
          </table:table-cell>
          <table:table-cell office:value-type="float" office:value="51193183" calcext:value-type="float">
            <text:p>51193183</text:p>
          </table:table-cell>
          <table:table-cell office:value-type="float" office:value="607098" calcext:value-type="float">
            <text:p>607098</text:p>
          </table:table-cell>
          <table:table-cell table:formula="of:=[.C227]/[.B227]" office:value-type="float" office:value="0.0118589617684058" calcext:value-type="float">
            <text:p>0.011858961768406</text:p>
          </table:table-cell>
          <table:table-cell office:value-type="float" office:value="0.98" calcext:value-type="float">
            <text:p>0.98</text:p>
          </table:table-cell>
          <table:table-cell office:value-type="float" office:value="3136" calcext:value-type="float">
            <text:p>3136</text:p>
          </table:table-cell>
          <table:table-cell office:value-type="float" office:value="1.16" calcext:value-type="float">
            <text:p>1.16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02_NA12878_S1.chr11.sam.deez_rawstreams.pairedChr</text:p>
          </table:table-cell>
          <table:table-cell office:value-type="string" calcext:value-type="string">
            <text:p>pairedChr</text:p>
          </table:table-cell>
          <table:table-cell office:value-type="float" office:value="2" calcext:value-type="float">
            <text:p>2</text:p>
          </table:table-cell>
          <table:table-cell office:value-type="float" office:value="49.81798347" calcext:value-type="float">
            <text:p>49.81798347</text:p>
          </table:table-cell>
          <table:table-cell office:value-type="float" office:value="0.499115319" calcext:value-type="float">
            <text:p>0.4991153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S-1</text:p>
          </table:table-cell>
          <table:table-cell office:value-type="float" office:value="51193183" calcext:value-type="float">
            <text:p>51193183</text:p>
          </table:table-cell>
          <table:table-cell office:value-type="float" office:value="533064" calcext:value-type="float">
            <text:p>533064</text:p>
          </table:table-cell>
          <table:table-cell table:formula="of:=[.C228]/[.B228]" office:value-type="float" office:value="0.0104127926563972" calcext:value-type="float">
            <text:p>0.010412792656397</text:p>
          </table:table-cell>
          <table:table-cell office:value-type="float" office:value="1.14" calcext:value-type="float">
            <text:p>1.14</text:p>
          </table:table-cell>
          <table:table-cell office:value-type="float" office:value="3272" calcext:value-type="float">
            <text:p>3272</text:p>
          </table:table-cell>
          <table:table-cell office:value-type="float" office:value="1.28" calcext:value-type="float">
            <text:p>1.28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02_NA12878_S1.chr11.sam.deez_rawstreams.pairedChr</text:p>
          </table:table-cell>
          <table:table-cell office:value-type="string" calcext:value-type="string">
            <text:p>pairedChr</text:p>
          </table:table-cell>
          <table:table-cell office:value-type="float" office:value="2" calcext:value-type="float">
            <text:p>2</text:p>
          </table:table-cell>
          <table:table-cell office:value-type="float" office:value="42.82598579" calcext:value-type="float">
            <text:p>42.82598579</text:p>
          </table:table-cell>
          <table:table-cell office:value-type="float" office:value="0.39716363" calcext:value-type="float">
            <text:p>0.397163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BAC</text:p>
          </table:table-cell>
          <table:table-cell office:value-type="float" office:value="51193183" calcext:value-type="float">
            <text:p>51193183</text:p>
          </table:table-cell>
          <table:table-cell office:value-type="float" office:value="611555" calcext:value-type="float">
            <text:p>611555</text:p>
          </table:table-cell>
          <table:table-cell table:formula="of:=[.C229]/[.B229]" office:value-type="float" office:value="0.0119460241415346" calcext:value-type="float">
            <text:p>0.011946024141535</text:p>
          </table:table-cell>
          <table:table-cell office:value-type="float" office:value="6.79" calcext:value-type="float">
            <text:p>6.79</text:p>
          </table:table-cell>
          <table:table-cell office:value-type="float" office:value="455684" calcext:value-type="float">
            <text:p>455684</text:p>
          </table:table-cell>
          <table:table-cell office:value-type="float" office:value="11.01" calcext:value-type="float">
            <text:p>11.01</text:p>
          </table:table-cell>
          <table:table-cell office:value-type="float" office:value="554976" calcext:value-type="float">
            <text:p>554976</text:p>
          </table:table-cell>
          <table:table-cell office:value-type="string" calcext:value-type="string">
            <text:p>02_NA12878_S1.chr11.sam.deez_rawstreams.pairedChr</text:p>
          </table:table-cell>
          <table:table-cell office:value-type="string" calcext:value-type="string">
            <text:p>pairedChr</text:p>
          </table:table-cell>
          <table:table-cell office:value-type="float" office:value="2" calcext:value-type="float">
            <text:p>2</text:p>
          </table:table-cell>
          <table:table-cell office:value-type="float" office:value="7.190224419" calcext:value-type="float">
            <text:p>7.190224419</text:p>
          </table:table-cell>
          <table:table-cell office:value-type="float" office:value="0.052972234" calcext:value-type="float">
            <text:p>0.0529722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1T21:42:46.574731846</dc:date>
    <meta:editing-duration>PT10M35S</meta:editing-duration>
    <meta:editing-cycles>3</meta:editing-cycles>
    <meta:generator>LibreOffice/6.2.7.1$MacOSX_X86_64 LibreOffice_project/23edc44b61b830b7d749943e020e96f5a7df63bf</meta:generator>
    <meta:document-statistic meta:table-count="1" meta:cell-count="3664" meta:object-count="0"/>
  </office:meta>
</office:document-meta>
</file>